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T_REDUCED" table:style-name="ta1">
        <table:shapes>
          <draw:frame draw:z-index="0" draw:style-name="gr1" draw:text-style-name="P1" svg:width="435.46mm" svg:height="201.08mm" svg:x="71.93mm" svg:y="5.31mm">
            <draw:object draw:notify-on-update-of-ranges="SAT_REDUCED.A1:SAT_REDUCED.A468 SAT_REDUCED.B1:SAT_REDUCED.B468 SAT_REDUCED.C1:SAT_REDUCED.C468 SAT_REDUCED.D1:SAT_REDUCED.D4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6:58:43</text:p>
          </table:table-cell>
          <table:table-cell office:value-type="float" office:value="2.873" calcext:value-type="float">
            <text:p>2.873</text:p>
          </table:table-cell>
          <table:table-cell office:value-type="float" office:value="3.0867" calcext:value-type="float">
            <text:p>3.0867</text:p>
          </table:table-cell>
          <table:table-cell office:value-type="float" office:value="2.9109" calcext:value-type="float">
            <text:p>2.9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00:25</text:p>
          </table:table-cell>
          <table:table-cell office:value-type="float" office:value="2.9109" calcext:value-type="float">
            <text:p>2.9109</text:p>
          </table:table-cell>
          <table:table-cell office:value-type="float" office:value="3.1111" calcext:value-type="float">
            <text:p>3.1111</text:p>
          </table:table-cell>
          <table:table-cell office:value-type="float" office:value="2.8498" calcext:value-type="float">
            <text:p>2.8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02:07</text:p>
          </table:table-cell>
          <table:table-cell office:value-type="float" office:value="2.812" calcext:value-type="float">
            <text:p>2.812</text:p>
          </table:table-cell>
          <table:table-cell office:value-type="float" office:value="3.0684" calcext:value-type="float">
            <text:p>3.0684</text:p>
          </table:table-cell>
          <table:table-cell office:value-type="float" office:value="2.4505" calcext:value-type="float">
            <text:p>2.4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03:48</text:p>
          </table:table-cell>
          <table:table-cell office:value-type="float" office:value="2.7741" calcext:value-type="float">
            <text:p>2.7741</text:p>
          </table:table-cell>
          <table:table-cell office:value-type="float" office:value="3.0256" calcext:value-type="float">
            <text:p>3.0256</text:p>
          </table:table-cell>
          <table:table-cell office:value-type="float" office:value="2.4371" calcext:value-type="float">
            <text:p>2.4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08:51</text:p>
          </table:table-cell>
          <table:table-cell office:value-type="float" office:value="2.7924" calcext:value-type="float">
            <text:p>2.7924</text:p>
          </table:table-cell>
          <table:table-cell office:value-type="float" office:value="2.9573" calcext:value-type="float">
            <text:p>2.9573</text:p>
          </table:table-cell>
          <table:table-cell office:value-type="float" office:value="2.4469" calcext:value-type="float">
            <text:p>2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10:33</text:p>
          </table:table-cell>
          <table:table-cell office:value-type="float" office:value="2.6911" calcext:value-type="float">
            <text:p>2.6911</text:p>
          </table:table-cell>
          <table:table-cell office:value-type="float" office:value="2.8535" calcext:value-type="float">
            <text:p>2.8535</text:p>
          </table:table-cell>
          <table:table-cell office:value-type="float" office:value="2.6996" calcext:value-type="float">
            <text:p>2.6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12:15</text:p>
          </table:table-cell>
          <table:table-cell office:value-type="float" office:value="2.6947" calcext:value-type="float">
            <text:p>2.6947</text:p>
          </table:table-cell>
          <table:table-cell office:value-type="float" office:value="2.851" calcext:value-type="float">
            <text:p>2.851</text:p>
          </table:table-cell>
          <table:table-cell office:value-type="float" office:value="2.7021" calcext:value-type="float">
            <text:p>2.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13:56</text:p>
          </table:table-cell>
          <table:table-cell office:value-type="float" office:value="2.6545" calcext:value-type="float">
            <text:p>2.6545</text:p>
          </table:table-cell>
          <table:table-cell office:value-type="float" office:value="2.8022" calcext:value-type="float">
            <text:p>2.8022</text:p>
          </table:table-cell>
          <table:table-cell office:value-type="float" office:value="2.6874" calcext:value-type="float">
            <text:p>2.6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16:46</text:p>
          </table:table-cell>
          <table:table-cell office:value-type="float" office:value="2.9487" calcext:value-type="float">
            <text:p>2.9487</text:p>
          </table:table-cell>
          <table:table-cell office:value-type="float" office:value="3.0733" calcext:value-type="float">
            <text:p>3.0733</text:p>
          </table:table-cell>
          <table:table-cell office:value-type="float" office:value="3.0085" calcext:value-type="float">
            <text:p>3.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25:58</text:p>
          </table:table-cell>
          <table:table-cell office:value-type="float" office:value="2.9658" calcext:value-type="float">
            <text:p>2.9658</text:p>
          </table:table-cell>
          <table:table-cell office:value-type="float" office:value="3.1136" calcext:value-type="float">
            <text:p>3.1136</text:p>
          </table:table-cell>
          <table:table-cell office:value-type="float" office:value="3.0598" calcext:value-type="float">
            <text:p>3.0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29:22</text:p>
          </table:table-cell>
          <table:table-cell office:value-type="float" office:value="3.033" calcext:value-type="float">
            <text:p>3.033</text:p>
          </table:table-cell>
          <table:table-cell office:value-type="float" office:value="3.1612" calcext:value-type="float">
            <text:p>3.1612</text:p>
          </table:table-cell>
          <table:table-cell office:value-type="float" office:value="3.1722" calcext:value-type="float">
            <text:p>3.1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1:03</text:p>
          </table:table-cell>
          <table:table-cell office:value-type="float" office:value="3.0317" calcext:value-type="float">
            <text:p>3.0317</text:p>
          </table:table-cell>
          <table:table-cell office:value-type="float" office:value="3.1551" calcext:value-type="float">
            <text:p>3.1551</text:p>
          </table:table-cell>
          <table:table-cell office:value-type="float" office:value="3.1697" calcext:value-type="float">
            <text:p>3.1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2:45</text:p>
          </table:table-cell>
          <table:table-cell office:value-type="float" office:value="3.0293" calcext:value-type="float">
            <text:p>3.0293</text:p>
          </table:table-cell>
          <table:table-cell office:value-type="float" office:value="3.1575" calcext:value-type="float">
            <text:p>3.1575</text:p>
          </table:table-cell>
          <table:table-cell office:value-type="float" office:value="3.1551" calcext:value-type="float">
            <text:p>3.1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4:27</text:p>
          </table:table-cell>
          <table:table-cell office:value-type="float" office:value="3.0195" calcext:value-type="float">
            <text:p>3.0195</text:p>
          </table:table-cell>
          <table:table-cell office:value-type="float" office:value="3.1514" calcext:value-type="float">
            <text:p>3.1514</text:p>
          </table:table-cell>
          <table:table-cell office:value-type="float" office:value="3.149" calcext:value-type="float">
            <text:p>3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6:09</text:p>
          </table:table-cell>
          <table:table-cell office:value-type="float" office:value="3.011" calcext:value-type="float">
            <text:p>3.011</text:p>
          </table:table-cell>
          <table:table-cell office:value-type="float" office:value="3.149" calcext:value-type="float">
            <text:p>3.149</text:p>
          </table:table-cell>
          <table:table-cell office:value-type="float" office:value="3.1429" calcext:value-type="float">
            <text:p>3.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7:50</text:p>
          </table:table-cell>
          <table:table-cell office:value-type="float" office:value="3.0085" calcext:value-type="float">
            <text:p>3.0085</text:p>
          </table:table-cell>
          <table:table-cell office:value-type="float" office:value="3.1477" calcext:value-type="float">
            <text:p>3.1477</text:p>
          </table:table-cell>
          <table:table-cell office:value-type="float" office:value="3.1453" calcext:value-type="float">
            <text:p>3.1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39:32</text:p>
          </table:table-cell>
          <table:table-cell office:value-type="float" office:value="3.011" calcext:value-type="float">
            <text:p>3.011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1551" calcext:value-type="float">
            <text:p>3.1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1:14</text:p>
          </table:table-cell>
          <table:table-cell office:value-type="float" office:value="3.0195" calcext:value-type="float">
            <text:p>3.0195</text:p>
          </table:table-cell>
          <table:table-cell office:value-type="float" office:value="3.1636" calcext:value-type="float">
            <text:p>3.1636</text:p>
          </table:table-cell>
          <table:table-cell office:value-type="float" office:value="3.1722" calcext:value-type="float">
            <text:p>3.1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2:55</text:p>
          </table:table-cell>
          <table:table-cell office:value-type="float" office:value="3.022" calcext:value-type="float">
            <text:p>3.022</text:p>
          </table:table-cell>
          <table:table-cell office:value-type="float" office:value="3.1709" calcext:value-type="float">
            <text:p>3.1709</text:p>
          </table:table-cell>
          <table:table-cell office:value-type="float" office:value="3.1819" calcext:value-type="float">
            <text:p>3.1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4:37</text:p>
          </table:table-cell>
          <table:table-cell office:value-type="float" office:value="3.022" calcext:value-type="float">
            <text:p>3.022</text:p>
          </table:table-cell>
          <table:table-cell office:value-type="float" office:value="3.1746" calcext:value-type="float">
            <text:p>3.1746</text:p>
          </table:table-cell>
          <table:table-cell office:value-type="float" office:value="3.1868" calcext:value-type="float">
            <text:p>3.1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6:19</text:p>
          </table:table-cell>
          <table:table-cell office:value-type="float" office:value="3.0183" calcext:value-type="float">
            <text:p>3.0183</text:p>
          </table:table-cell>
          <table:table-cell office:value-type="float" office:value="3.1685" calcext:value-type="float">
            <text:p>3.1685</text:p>
          </table:table-cell>
          <table:table-cell office:value-type="float" office:value="3.1868" calcext:value-type="float">
            <text:p>3.1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8:00</text:p>
          </table:table-cell>
          <table:table-cell office:value-type="float" office:value="3.0232" calcext:value-type="float">
            <text:p>3.0232</text:p>
          </table:table-cell>
          <table:table-cell office:value-type="float" office:value="3.1722" calcext:value-type="float">
            <text:p>3.1722</text:p>
          </table:table-cell>
          <table:table-cell office:value-type="float" office:value="3.1893" calcext:value-type="float">
            <text:p>3.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49:42</text:p>
          </table:table-cell>
          <table:table-cell office:value-type="float" office:value="3.0195" calcext:value-type="float">
            <text:p>3.0195</text:p>
          </table:table-cell>
          <table:table-cell office:value-type="float" office:value="3.1709" calcext:value-type="float">
            <text:p>3.1709</text:p>
          </table:table-cell>
          <table:table-cell office:value-type="float" office:value="3.1941" calcext:value-type="float">
            <text:p>3.1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1:24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1722" calcext:value-type="float">
            <text:p>3.1722</text:p>
          </table:table-cell>
          <table:table-cell office:value-type="float" office:value="3.2015" calcext:value-type="float">
            <text:p>3.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3:05</text:p>
          </table:table-cell>
          <table:table-cell office:value-type="float" office:value="3.0134" calcext:value-type="float">
            <text:p>3.0134</text:p>
          </table:table-cell>
          <table:table-cell office:value-type="float" office:value="3.1648" calcext:value-type="float">
            <text:p>3.1648</text:p>
          </table:table-cell>
          <table:table-cell office:value-type="float" office:value="3.1966" calcext:value-type="float">
            <text:p>3.1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4:47</text:p>
          </table:table-cell>
          <table:table-cell office:value-type="float" office:value="3.0208" calcext:value-type="float">
            <text:p>3.0208</text:p>
          </table:table-cell>
          <table:table-cell office:value-type="float" office:value="3.1697" calcext:value-type="float">
            <text:p>3.1697</text:p>
          </table:table-cell>
          <table:table-cell office:value-type="float" office:value="3.2039" calcext:value-type="float">
            <text:p>3.2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6:29</text:p>
          </table:table-cell>
          <table:table-cell office:value-type="float" office:value="3.0171" calcext:value-type="float">
            <text:p>3.0171</text:p>
          </table:table-cell>
          <table:table-cell office:value-type="float" office:value="3.1673" calcext:value-type="float">
            <text:p>3.1673</text:p>
          </table:table-cell>
          <table:table-cell office:value-type="float" office:value="3.1954" calcext:value-type="float">
            <text:p>3.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8:10</text:p>
          </table:table-cell>
          <table:table-cell office:value-type="float" office:value="3.0085" calcext:value-type="float">
            <text:p>3.0085</text:p>
          </table:table-cell>
          <table:table-cell office:value-type="float" office:value="3.1538" calcext:value-type="float">
            <text:p>3.1538</text:p>
          </table:table-cell>
          <table:table-cell office:value-type="float" office:value="3.1795" calcext:value-type="float">
            <text:p>3.1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:59:52</text:p>
          </table:table-cell>
          <table:table-cell office:value-type="float" office:value="2.9841" calcext:value-type="float">
            <text:p>2.9841</text:p>
          </table:table-cell>
          <table:table-cell office:value-type="float" office:value="3.116" calcext:value-type="float">
            <text:p>3.116</text:p>
          </table:table-cell>
          <table:table-cell office:value-type="float" office:value="3.1136" calcext:value-type="float">
            <text:p>3.1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01:34</text:p>
          </table:table-cell>
          <table:table-cell office:value-type="float" office:value="2.9915" calcext:value-type="float">
            <text:p>2.9915</text:p>
          </table:table-cell>
          <table:table-cell office:value-type="float" office:value="3.1258" calcext:value-type="float">
            <text:p>3.1258</text:p>
          </table:table-cell>
          <table:table-cell office:value-type="float" office:value="3.1343" calcext:value-type="float">
            <text:p>3.1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03:16</text:p>
          </table:table-cell>
          <table:table-cell office:value-type="float" office:value="3.0195" calcext:value-type="float">
            <text:p>3.0195</text:p>
          </table:table-cell>
          <table:table-cell office:value-type="float" office:value="3.16" calcext:value-type="float">
            <text:p>3.16</text:p>
          </table:table-cell>
          <table:table-cell office:value-type="float" office:value="3.1856" calcext:value-type="float">
            <text:p>3.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04:57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3053" calcext:value-type="float">
            <text:p>3.3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06:39</text:p>
          </table:table-cell>
          <table:table-cell office:value-type="float" office:value="3.105" calcext:value-type="float">
            <text:p>3.105</text:p>
          </table:table-cell>
          <table:table-cell office:value-type="float" office:value="3.3455" calcext:value-type="float">
            <text:p>3.3455</text:p>
          </table:table-cell>
          <table:table-cell office:value-type="float" office:value="3.4127" calcext:value-type="float">
            <text:p>3.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08:21</text:p>
          </table:table-cell>
          <table:table-cell office:value-type="float" office:value="3.1709" calcext:value-type="float">
            <text:p>3.1709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10:02</text:p>
          </table:table-cell>
          <table:table-cell office:value-type="float" office:value="3.094" calcext:value-type="float">
            <text:p>3.094</text:p>
          </table:table-cell>
          <table:table-cell office:value-type="float" office:value="3.2796" calcext:value-type="float">
            <text:p>3.2796</text:p>
          </table:table-cell>
          <table:table-cell office:value-type="float" office:value="3.6215" calcext:value-type="float">
            <text:p>3.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13:26</text:p>
          </table:table-cell>
          <table:table-cell office:value-type="float" office:value="3.1245" calcext:value-type="float">
            <text:p>3.1245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602" calcext:value-type="float">
            <text:p>3.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15:07</text:p>
          </table:table-cell>
          <table:table-cell office:value-type="float" office:value="3.1697" calcext:value-type="float">
            <text:p>3.1697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5836" calcext:value-type="float">
            <text:p>3.5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16:49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4347" calcext:value-type="float">
            <text:p>3.4347</text:p>
          </table:table-cell>
          <table:table-cell office:value-type="float" office:value="3.5934" calcext:value-type="float">
            <text:p>3.5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18:31</text:p>
          </table:table-cell>
          <table:table-cell office:value-type="float" office:value="3.221" calcext:value-type="float">
            <text:p>3.221</text:p>
          </table:table-cell>
          <table:table-cell office:value-type="float" office:value="3.42" calcext:value-type="float">
            <text:p>3.42</text:p>
          </table:table-cell>
          <table:table-cell office:value-type="float" office:value="3.5971" calcext:value-type="float">
            <text:p>3.5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0:12</text:p>
          </table:table-cell>
          <table:table-cell office:value-type="float" office:value="3.2808" calcext:value-type="float">
            <text:p>3.2808</text:p>
          </table:table-cell>
          <table:table-cell office:value-type="float" office:value="3.5458" calcext:value-type="float">
            <text:p>3.5458</text:p>
          </table:table-cell>
          <table:table-cell office:value-type="float" office:value="3.6081" calcext:value-type="float">
            <text:p>3.6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1:54</text:p>
          </table:table-cell>
          <table:table-cell office:value-type="float" office:value="3.2772" calcext:value-type="float">
            <text:p>3.2772</text:p>
          </table:table-cell>
          <table:table-cell office:value-type="float" office:value="3.5079" calcext:value-type="float">
            <text:p>3.5079</text:p>
          </table:table-cell>
          <table:table-cell office:value-type="float" office:value="3.5946" calcext:value-type="float">
            <text:p>3.5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3:36</text:p>
          </table:table-cell>
          <table:table-cell office:value-type="float" office:value="3.2833" calcext:value-type="float">
            <text:p>3.2833</text:p>
          </table:table-cell>
          <table:table-cell office:value-type="float" office:value="3.5116" calcext:value-type="float">
            <text:p>3.5116</text:p>
          </table:table-cell>
          <table:table-cell office:value-type="float" office:value="3.5873" calcext:value-type="float">
            <text:p>3.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5:17</text:p>
          </table:table-cell>
          <table:table-cell office:value-type="float" office:value="3.2857" calcext:value-type="float">
            <text:p>3.2857</text:p>
          </table:table-cell>
          <table:table-cell office:value-type="float" office:value="3.5055" calcext:value-type="float">
            <text:p>3.5055</text:p>
          </table:table-cell>
          <table:table-cell office:value-type="float" office:value="3.5861" calcext:value-type="float">
            <text:p>3.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6:59</text:p>
          </table:table-cell>
          <table:table-cell office:value-type="float" office:value="3.293" calcext:value-type="float">
            <text:p>3.293</text:p>
          </table:table-cell>
          <table:table-cell office:value-type="float" office:value="3.5165" calcext:value-type="float">
            <text:p>3.5165</text:p>
          </table:table-cell>
          <table:table-cell office:value-type="float" office:value="3.5873" calcext:value-type="float">
            <text:p>3.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28:40</text:p>
          </table:table-cell>
          <table:table-cell office:value-type="float" office:value="3.2918" calcext:value-type="float">
            <text:p>3.2918</text:p>
          </table:table-cell>
          <table:table-cell office:value-type="float" office:value="3.4957" calcext:value-type="float">
            <text:p>3.4957</text:p>
          </table:table-cell>
          <table:table-cell office:value-type="float" office:value="3.5751" calcext:value-type="float">
            <text:p>3.5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0:22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4982" calcext:value-type="float">
            <text:p>3.4982</text:p>
          </table:table-cell>
          <table:table-cell office:value-type="float" office:value="3.5995" calcext:value-type="float">
            <text:p>3.5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2:04</text:p>
          </table:table-cell>
          <table:table-cell office:value-type="float" office:value="3.2418" calcext:value-type="float">
            <text:p>3.2418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3:45</text:p>
          </table:table-cell>
          <table:table-cell office:value-type="float" office:value="3.2747" calcext:value-type="float">
            <text:p>3.2747</text:p>
          </table:table-cell>
          <table:table-cell office:value-type="float" office:value="3.442" calcext:value-type="float">
            <text:p>3.442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5:27</text:p>
          </table:table-cell>
          <table:table-cell office:value-type="float" office:value="3.3101" calcext:value-type="float">
            <text:p>3.3101</text:p>
          </table:table-cell>
          <table:table-cell office:value-type="float" office:value="3.4811" calcext:value-type="float">
            <text:p>3.4811</text:p>
          </table:table-cell>
          <table:table-cell office:value-type="float" office:value="3.5702" calcext:value-type="float">
            <text:p>3.5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7:09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4884" calcext:value-type="float">
            <text:p>3.4884</text:p>
          </table:table-cell>
          <table:table-cell office:value-type="float" office:value="3.5751" calcext:value-type="float">
            <text:p>3.5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38:51</text:p>
          </table:table-cell>
          <table:table-cell office:value-type="float" office:value="3.3126" calcext:value-type="float">
            <text:p>3.3126</text:p>
          </table:table-cell>
          <table:table-cell office:value-type="float" office:value="3.4786" calcext:value-type="float">
            <text:p>3.4786</text:p>
          </table:table-cell>
          <table:table-cell office:value-type="float" office:value="3.5665" calcext:value-type="float">
            <text:p>3.5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0:32</text:p>
          </table:table-cell>
          <table:table-cell office:value-type="float" office:value="3.293" calcext:value-type="float">
            <text:p>3.293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458" calcext:value-type="float">
            <text:p>3.5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2:14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4713" calcext:value-type="float">
            <text:p>3.4713</text:p>
          </table:table-cell>
          <table:table-cell office:value-type="float" office:value="3.5629" calcext:value-type="float">
            <text:p>3.5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3:56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5177" calcext:value-type="float">
            <text:p>3.5177</text:p>
          </table:table-cell>
          <table:table-cell office:value-type="float" office:value="3.6178" calcext:value-type="float">
            <text:p>3.6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5:37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4982" calcext:value-type="float">
            <text:p>3.4982</text:p>
          </table:table-cell>
          <table:table-cell office:value-type="float" office:value="3.5824" calcext:value-type="float">
            <text:p>3.5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7:19</text:p>
          </table:table-cell>
          <table:table-cell office:value-type="float" office:value="3.3272" calcext:value-type="float">
            <text:p>3.3272</text:p>
          </table:table-cell>
          <table:table-cell office:value-type="float" office:value="3.4713" calcext:value-type="float">
            <text:p>3.4713</text:p>
          </table:table-cell>
          <table:table-cell office:value-type="float" office:value="3.5543" calcext:value-type="float">
            <text:p>3.5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49:01</text:p>
          </table:table-cell>
          <table:table-cell office:value-type="float" office:value="3.3516" calcext:value-type="float">
            <text:p>3.3516</text:p>
          </table:table-cell>
          <table:table-cell office:value-type="float" office:value="3.4982" calcext:value-type="float">
            <text:p>3.4982</text:p>
          </table:table-cell>
          <table:table-cell office:value-type="float" office:value="3.5788" calcext:value-type="float">
            <text:p>3.5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0:42</text:p>
          </table:table-cell>
          <table:table-cell office:value-type="float" office:value="3.3468" calcext:value-type="float">
            <text:p>3.3468</text:p>
          </table:table-cell>
          <table:table-cell office:value-type="float" office:value="3.4811" calcext:value-type="float">
            <text:p>3.4811</text:p>
          </table:table-cell>
          <table:table-cell office:value-type="float" office:value="3.5678" calcext:value-type="float">
            <text:p>3.5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2:24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969" calcext:value-type="float">
            <text:p>3.4969</text:p>
          </table:table-cell>
          <table:table-cell office:value-type="float" office:value="3.5873" calcext:value-type="float">
            <text:p>3.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4:06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969" calcext:value-type="float">
            <text:p>3.4969</text:p>
          </table:table-cell>
          <table:table-cell office:value-type="float" office:value="3.5873" calcext:value-type="float">
            <text:p>3.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5:47</text:p>
          </table:table-cell>
          <table:table-cell office:value-type="float" office:value="3.3651" calcext:value-type="float">
            <text:p>3.3651</text:p>
          </table:table-cell>
          <table:table-cell office:value-type="float" office:value="3.5006" calcext:value-type="float">
            <text:p>3.5006</text:p>
          </table:table-cell>
          <table:table-cell office:value-type="float" office:value="3.5702" calcext:value-type="float">
            <text:p>3.5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7:29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486" calcext:value-type="float">
            <text:p>3.486</text:p>
          </table:table-cell>
          <table:table-cell office:value-type="float" office:value="3.558" calcext:value-type="float">
            <text:p>3.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:59:11</text:p>
          </table:table-cell>
          <table:table-cell office:value-type="float" office:value="3.3785" calcext:value-type="float">
            <text:p>3.3785</text:p>
          </table:table-cell>
          <table:table-cell office:value-type="float" office:value="3.4994" calcext:value-type="float">
            <text:p>3.4994</text:p>
          </table:table-cell>
          <table:table-cell office:value-type="float" office:value="3.5775" calcext:value-type="float">
            <text:p>3.5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0:52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737" calcext:value-type="float">
            <text:p>3.4737</text:p>
          </table:table-cell>
          <table:table-cell office:value-type="float" office:value="3.5543" calcext:value-type="float">
            <text:p>3.5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2:34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4615" calcext:value-type="float">
            <text:p>3.4615</text:p>
          </table:table-cell>
          <table:table-cell office:value-type="float" office:value="3.5287" calcext:value-type="float">
            <text:p>3.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4:15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336" calcext:value-type="float">
            <text:p>3.5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5:57</text:p>
          </table:table-cell>
          <table:table-cell office:value-type="float" office:value="3.3553" calcext:value-type="float">
            <text:p>3.3553</text:p>
          </table:table-cell>
          <table:table-cell office:value-type="float" office:value="3.4615" calcext:value-type="float">
            <text:p>3.4615</text:p>
          </table:table-cell>
          <table:table-cell office:value-type="float" office:value="3.5299" calcext:value-type="float">
            <text:p>3.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7:39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4347" calcext:value-type="float">
            <text:p>3.4347</text:p>
          </table:table-cell>
          <table:table-cell office:value-type="float" office:value="3.5006" calcext:value-type="float">
            <text:p>3.5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09:20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453" calcext:value-type="float">
            <text:p>3.453</text:p>
          </table:table-cell>
          <table:table-cell office:value-type="float" office:value="3.5287" calcext:value-type="float">
            <text:p>3.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1:02</text:p>
          </table:table-cell>
          <table:table-cell office:value-type="float" office:value="3.3468" calcext:value-type="float">
            <text:p>3.3468</text:p>
          </table:table-cell>
          <table:table-cell office:value-type="float" office:value="3.4444" calcext:value-type="float">
            <text:p>3.4444</text:p>
          </table:table-cell>
          <table:table-cell office:value-type="float" office:value="3.5201" calcext:value-type="float">
            <text:p>3.5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2:44</text:p>
          </table:table-cell>
          <table:table-cell office:value-type="float" office:value="3.348" calcext:value-type="float">
            <text:p>3.348</text:p>
          </table:table-cell>
          <table:table-cell office:value-type="float" office:value="3.453" calcext:value-type="float">
            <text:p>3.453</text:p>
          </table:table-cell>
          <table:table-cell office:value-type="float" office:value="3.5299" calcext:value-type="float">
            <text:p>3.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4:25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372" calcext:value-type="float">
            <text:p>3.5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6:0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615" calcext:value-type="float">
            <text:p>3.4615</text:p>
          </table:table-cell>
          <table:table-cell office:value-type="float" office:value="3.5421" calcext:value-type="float">
            <text:p>3.5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7:49</text:p>
          </table:table-cell>
          <table:table-cell office:value-type="float" office:value="3.3541" calcext:value-type="float">
            <text:p>3.3541</text:p>
          </table:table-cell>
          <table:table-cell office:value-type="float" office:value="3.4457" calcext:value-type="float">
            <text:p>3.4457</text:p>
          </table:table-cell>
          <table:table-cell office:value-type="float" office:value="3.5214" calcext:value-type="float">
            <text:p>3.5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19:30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542" calcext:value-type="float">
            <text:p>3.4542</text:p>
          </table:table-cell>
          <table:table-cell office:value-type="float" office:value="3.5324" calcext:value-type="float">
            <text:p>3.5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1:12</text:p>
          </table:table-cell>
          <table:table-cell office:value-type="float" office:value="3.3455" calcext:value-type="float">
            <text:p>3.3455</text:p>
          </table:table-cell>
          <table:table-cell office:value-type="float" office:value="3.4249" calcext:value-type="float">
            <text:p>3.4249</text:p>
          </table:table-cell>
          <table:table-cell office:value-type="float" office:value="3.4908" calcext:value-type="float">
            <text:p>3.4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2:54</text:p>
          </table:table-cell>
          <table:table-cell office:value-type="float" office:value="3.3346" calcext:value-type="float">
            <text:p>3.3346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799" calcext:value-type="float">
            <text:p>3.4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4:36</text:p>
          </table:table-cell>
          <table:table-cell office:value-type="float" office:value="3.3431" calcext:value-type="float">
            <text:p>3.3431</text:p>
          </table:table-cell>
          <table:table-cell office:value-type="float" office:value="3.4164" calcext:value-type="float">
            <text:p>3.4164</text:p>
          </table:table-cell>
          <table:table-cell office:value-type="float" office:value="3.4896" calcext:value-type="float">
            <text:p>3.4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6:17</text:p>
          </table:table-cell>
          <table:table-cell office:value-type="float" office:value="3.3346" calcext:value-type="float">
            <text:p>3.3346</text:p>
          </table:table-cell>
          <table:table-cell office:value-type="float" office:value="3.409" calcext:value-type="float">
            <text:p>3.409</text:p>
          </table:table-cell>
          <table:table-cell office:value-type="float" office:value="3.475" calcext:value-type="float">
            <text:p>3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7:59</text:p>
          </table:table-cell>
          <table:table-cell office:value-type="float" office:value="3.3651" calcext:value-type="float">
            <text:p>3.3651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043" calcext:value-type="float">
            <text:p>3.5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29:41</text:p>
          </table:table-cell>
          <table:table-cell office:value-type="float" office:value="3.3553" calcext:value-type="float">
            <text:p>3.3553</text:p>
          </table:table-cell>
          <table:table-cell office:value-type="float" office:value="3.431" calcext:value-type="float">
            <text:p>3.431</text:p>
          </table:table-cell>
          <table:table-cell office:value-type="float" office:value="3.4994" calcext:value-type="float">
            <text:p>3.4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1:22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676" calcext:value-type="float">
            <text:p>3.4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3:04</text:p>
          </table:table-cell>
          <table:table-cell office:value-type="float" office:value="3.3101" calcext:value-type="float">
            <text:p>3.3101</text:p>
          </table:table-cell>
          <table:table-cell office:value-type="float" office:value="3.3858" calcext:value-type="float">
            <text:p>3.3858</text:p>
          </table:table-cell>
          <table:table-cell office:value-type="float" office:value="3.4615" calcext:value-type="float">
            <text:p>3.4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4:46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31" calcext:value-type="float">
            <text:p>3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6:27</text:p>
          </table:table-cell>
          <table:table-cell office:value-type="float" office:value="3.3138" calcext:value-type="float">
            <text:p>3.3138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689" calcext:value-type="float">
            <text:p>3.4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8:09</text:p>
          </table:table-cell>
          <table:table-cell office:value-type="float" office:value="3.3346" calcext:value-type="float">
            <text:p>3.3346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908" calcext:value-type="float">
            <text:p>3.4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39:51</text:p>
          </table:table-cell>
          <table:table-cell office:value-type="float" office:value="3.293" calcext:value-type="float">
            <text:p>3.293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4286" calcext:value-type="float">
            <text:p>3.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3.3199" calcext:value-type="float">
            <text:p>3.3199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652" calcext:value-type="float">
            <text:p>3.4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799" calcext:value-type="float">
            <text:p>3.4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177" calcext:value-type="float">
            <text:p>3.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6:37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4554" calcext:value-type="float">
            <text:p>3.4554</text:p>
          </table:table-cell>
          <table:table-cell office:value-type="float" office:value="3.536" calcext:value-type="float">
            <text:p>3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48:19</text:p>
          </table:table-cell>
          <table:table-cell office:value-type="float" office:value="3.2576" calcext:value-type="float">
            <text:p>3.2576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3797" calcext:value-type="float">
            <text:p>3.3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0:01</text:p>
          </table:table-cell>
          <table:table-cell office:value-type="float" office:value="3.2759" calcext:value-type="float">
            <text:p>3.2759</text:p>
          </table:table-cell>
          <table:table-cell office:value-type="float" office:value="3.3358" calcext:value-type="float">
            <text:p>3.3358</text:p>
          </table:table-cell>
          <table:table-cell office:value-type="float" office:value="3.4017" calcext:value-type="float">
            <text:p>3.4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2821" calcext:value-type="float">
            <text:p>3.2821</text:p>
          </table:table-cell>
          <table:table-cell office:value-type="float" office:value="3.3431" calcext:value-type="float">
            <text:p>3.3431</text:p>
          </table:table-cell>
          <table:table-cell office:value-type="float" office:value="3.4078" calcext:value-type="float">
            <text:p>3.4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3:24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615" calcext:value-type="float">
            <text:p>3.4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5:06</text:p>
          </table:table-cell>
          <table:table-cell office:value-type="float" office:value="3.315" calcext:value-type="float">
            <text:p>3.315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53" calcext:value-type="float">
            <text:p>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6:47</text:p>
          </table:table-cell>
          <table:table-cell office:value-type="float" office:value="3.3126" calcext:value-type="float">
            <text:p>3.3126</text:p>
          </table:table-cell>
          <table:table-cell office:value-type="float" office:value="3.3773" calcext:value-type="float">
            <text:p>3.3773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:58:29</text:p>
          </table:table-cell>
          <table:table-cell office:value-type="float" office:value="3.3773" calcext:value-type="float">
            <text:p>3.3773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0:11</text:p>
          </table:table-cell>
          <table:table-cell office:value-type="float" office:value="3.3272" calcext:value-type="float">
            <text:p>3.3272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579" calcext:value-type="float">
            <text:p>3.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1:52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579" calcext:value-type="float">
            <text:p>3.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982" calcext:value-type="float">
            <text:p>3.4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237" calcext:value-type="float">
            <text:p>3.4237</text:p>
          </table:table-cell>
          <table:table-cell office:value-type="float" office:value="3.4945" calcext:value-type="float">
            <text:p>3.4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274" calcext:value-type="float">
            <text:p>3.4274</text:p>
          </table:table-cell>
          <table:table-cell office:value-type="float" office:value="3.5031" calcext:value-type="float">
            <text:p>3.5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8:39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444" calcext:value-type="float">
            <text:p>3.4444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0:21</text:p>
          </table:table-cell>
          <table:table-cell office:value-type="float" office:value="3.4176" calcext:value-type="float">
            <text:p>3.4176</text:p>
          </table:table-cell>
          <table:table-cell office:value-type="float" office:value="3.4737" calcext:value-type="float">
            <text:p>3.4737</text:p>
          </table:table-cell>
          <table:table-cell office:value-type="float" office:value="3.547" calcext:value-type="float">
            <text:p>3.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2:02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4884" calcext:value-type="float">
            <text:p>3.4884</text:p>
          </table:table-cell>
          <table:table-cell office:value-type="float" office:value="3.5641" calcext:value-type="float">
            <text:p>3.5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3:44</text:p>
          </table:table-cell>
          <table:table-cell office:value-type="float" office:value="3.3431" calcext:value-type="float">
            <text:p>3.3431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664" calcext:value-type="float">
            <text:p>3.4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5:26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4957" calcext:value-type="float">
            <text:p>3.4957</text:p>
          </table:table-cell>
          <table:table-cell office:value-type="float" office:value="3.5702" calcext:value-type="float">
            <text:p>3.5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7:07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713" calcext:value-type="float">
            <text:p>3.4713</text:p>
          </table:table-cell>
          <table:table-cell office:value-type="float" office:value="3.5458" calcext:value-type="float">
            <text:p>3.5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18:49</text:p>
          </table:table-cell>
          <table:table-cell office:value-type="float" office:value="3.2332" calcext:value-type="float">
            <text:p>3.2332</text:p>
          </table:table-cell>
          <table:table-cell office:value-type="float" office:value="3.2955" calcext:value-type="float">
            <text:p>3.2955</text:p>
          </table:table-cell>
          <table:table-cell office:value-type="float" office:value="3.3407" calcext:value-type="float">
            <text:p>3.3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969" calcext:value-type="float">
            <text:p>3.4969</text:p>
          </table:table-cell>
          <table:table-cell office:value-type="float" office:value="3.58" calcext:value-type="float">
            <text:p>3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2:13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4872" calcext:value-type="float">
            <text:p>3.4872</text:p>
          </table:table-cell>
          <table:table-cell office:value-type="float" office:value="3.5604" calcext:value-type="float">
            <text:p>3.5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3:54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371" calcext:value-type="float">
            <text:p>3.4371</text:p>
          </table:table-cell>
          <table:table-cell office:value-type="float" office:value="3.514" calcext:value-type="float">
            <text:p>3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5:36</text:p>
          </table:table-cell>
          <table:table-cell office:value-type="float" office:value="3.3785" calcext:value-type="float">
            <text:p>3.3785</text:p>
          </table:table-cell>
          <table:table-cell office:value-type="float" office:value="3.42" calcext:value-type="float">
            <text:p>3.42</text:p>
          </table:table-cell>
          <table:table-cell office:value-type="float" office:value="3.4921" calcext:value-type="float">
            <text:p>3.4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7:18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676" calcext:value-type="float">
            <text:p>3.4676</text:p>
          </table:table-cell>
          <table:table-cell office:value-type="float" office:value="3.5226" calcext:value-type="float">
            <text:p>3.5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28:59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4994" calcext:value-type="float">
            <text:p>3.4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0:41</text:p>
          </table:table-cell>
          <table:table-cell office:value-type="float" office:value="3.409" calcext:value-type="float">
            <text:p>3.409</text:p>
          </table:table-cell>
          <table:table-cell office:value-type="float" office:value="3.453" calcext:value-type="float">
            <text:p>3.453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2:23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2662" calcext:value-type="float">
            <text:p>3.2662</text:p>
          </table:table-cell>
          <table:table-cell office:value-type="float" office:value="3.2967" calcext:value-type="float">
            <text:p>3.2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4:04</text:p>
          </table:table-cell>
          <table:table-cell office:value-type="float" office:value="3.4896" calcext:value-type="float">
            <text:p>3.4896</text:p>
          </table:table-cell>
          <table:table-cell office:value-type="float" office:value="3.536" calcext:value-type="float">
            <text:p>3.536</text:p>
          </table:table-cell>
          <table:table-cell office:value-type="float" office:value="3.6178" calcext:value-type="float">
            <text:p>3.6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5:46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3724" calcext:value-type="float">
            <text:p>3.3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7:28</text:p>
          </table:table-cell>
          <table:table-cell office:value-type="float" office:value="3.2821" calcext:value-type="float">
            <text:p>3.2821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907" calcext:value-type="float">
            <text:p>3.3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39:09</text:p>
          </table:table-cell>
          <table:table-cell office:value-type="float" office:value="3.359" calcext:value-type="float">
            <text:p>3.359</text:p>
          </table:table-cell>
          <table:table-cell office:value-type="float" office:value="3.4066" calcext:value-type="float">
            <text:p>3.4066</text:p>
          </table:table-cell>
          <table:table-cell office:value-type="float" office:value="3.4811" calcext:value-type="float">
            <text:p>3.4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0:51</text:p>
          </table:table-cell>
          <table:table-cell office:value-type="float" office:value="3.2234" calcext:value-type="float">
            <text:p>3.2234</text:p>
          </table:table-cell>
          <table:table-cell office:value-type="float" office:value="3.2662" calcext:value-type="float">
            <text:p>3.2662</text:p>
          </table:table-cell>
          <table:table-cell office:value-type="float" office:value="3.3248" calcext:value-type="float">
            <text:p>3.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2:33</text:p>
          </table:table-cell>
          <table:table-cell office:value-type="float" office:value="3.4127" calcext:value-type="float">
            <text:p>3.4127</text:p>
          </table:table-cell>
          <table:table-cell office:value-type="float" office:value="3.4481" calcext:value-type="float">
            <text:p>3.4481</text:p>
          </table:table-cell>
          <table:table-cell office:value-type="float" office:value="3.5336" calcext:value-type="float">
            <text:p>3.5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4:14</text:p>
          </table:table-cell>
          <table:table-cell office:value-type="float" office:value="3.4689" calcext:value-type="float">
            <text:p>3.4689</text:p>
          </table:table-cell>
          <table:table-cell office:value-type="float" office:value="3.5079" calcext:value-type="float">
            <text:p>3.5079</text:p>
          </table:table-cell>
          <table:table-cell office:value-type="float" office:value="3.5885" calcext:value-type="float">
            <text:p>3.5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5:56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324" calcext:value-type="float">
            <text:p>3.5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7:38</text:p>
          </table:table-cell>
          <table:table-cell office:value-type="float" office:value="3.3358" calcext:value-type="float">
            <text:p>3.3358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383" calcext:value-type="float">
            <text:p>3.4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49:19</text:p>
          </table:table-cell>
          <table:table-cell office:value-type="float" office:value="3.4115" calcext:value-type="float">
            <text:p>3.4115</text:p>
          </table:table-cell>
          <table:table-cell office:value-type="float" office:value="3.4567" calcext:value-type="float">
            <text:p>3.4567</text:p>
          </table:table-cell>
          <table:table-cell office:value-type="float" office:value="3.5214" calcext:value-type="float">
            <text:p>3.5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1:01</text:p>
          </table:table-cell>
          <table:table-cell office:value-type="float" office:value="3.4274" calcext:value-type="float">
            <text:p>3.4274</text:p>
          </table:table-cell>
          <table:table-cell office:value-type="float" office:value="3.4664" calcext:value-type="float">
            <text:p>3.4664</text:p>
          </table:table-cell>
          <table:table-cell office:value-type="float" office:value="3.5372" calcext:value-type="float">
            <text:p>3.5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2:43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42" calcext:value-type="float">
            <text:p>3.442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4:24</text:p>
          </table:table-cell>
          <table:table-cell office:value-type="float" office:value="3.3419" calcext:value-type="float">
            <text:p>3.3419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6:06</text:p>
          </table:table-cell>
          <table:table-cell office:value-type="float" office:value="3.2613" calcext:value-type="float">
            <text:p>3.2613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3541" calcext:value-type="float">
            <text:p>3.3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7:48</text:p>
          </table:table-cell>
          <table:table-cell office:value-type="float" office:value="3.3639" calcext:value-type="float">
            <text:p>3.3639</text:p>
          </table:table-cell>
          <table:table-cell office:value-type="float" office:value="3.4176" calcext:value-type="float">
            <text:p>3.4176</text:p>
          </table:table-cell>
          <table:table-cell office:value-type="float" office:value="3.4725" calcext:value-type="float">
            <text:p>3.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59:29</text:p>
          </table:table-cell>
          <table:table-cell office:value-type="float" office:value="3.2723" calcext:value-type="float">
            <text:p>3.2723</text:p>
          </table:table-cell>
          <table:table-cell office:value-type="float" office:value="3.3419" calcext:value-type="float">
            <text:p>3.3419</text:p>
          </table:table-cell>
          <table:table-cell office:value-type="float" office:value="3.3712" calcext:value-type="float">
            <text:p>3.3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1:11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3761" calcext:value-type="float">
            <text:p>3.3761</text:p>
          </table:table-cell>
          <table:table-cell office:value-type="float" office:value="3.4103" calcext:value-type="float">
            <text:p>3.4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2:53</text:p>
          </table:table-cell>
          <table:table-cell office:value-type="float" office:value="3.5018" calcext:value-type="float">
            <text:p>3.5018</text:p>
          </table:table-cell>
          <table:table-cell office:value-type="float" office:value="3.536" calcext:value-type="float">
            <text:p>3.536</text:p>
          </table:table-cell>
          <table:table-cell office:value-type="float" office:value="3.6239" calcext:value-type="float">
            <text:p>3.6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4:34</text:p>
          </table:table-cell>
          <table:table-cell office:value-type="float" office:value="3.2759" calcext:value-type="float">
            <text:p>3.2759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3883" calcext:value-type="float">
            <text:p>3.3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6:16</text:p>
          </table:table-cell>
          <table:table-cell office:value-type="float" office:value="3.4676" calcext:value-type="float">
            <text:p>3.4676</text:p>
          </table:table-cell>
          <table:table-cell office:value-type="float" office:value="3.4994" calcext:value-type="float">
            <text:p>3.4994</text:p>
          </table:table-cell>
          <table:table-cell office:value-type="float" office:value="3.5849" calcext:value-type="float">
            <text:p>3.5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7:58</text:p>
          </table:table-cell>
          <table:table-cell office:value-type="float" office:value="3.5031" calcext:value-type="float">
            <text:p>3.5031</text:p>
          </table:table-cell>
          <table:table-cell office:value-type="float" office:value="3.5372" calcext:value-type="float">
            <text:p>3.5372</text:p>
          </table:table-cell>
          <table:table-cell office:value-type="float" office:value="3.6288" calcext:value-type="float">
            <text:p>3.6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09:39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1:21</text:p>
          </table:table-cell>
          <table:table-cell office:value-type="float" office:value="3.486" calcext:value-type="float">
            <text:p>3.486</text:p>
          </table:table-cell>
          <table:table-cell office:value-type="float" office:value="3.5214" calcext:value-type="float">
            <text:p>3.5214</text:p>
          </table:table-cell>
          <table:table-cell office:value-type="float" office:value="3.602" calcext:value-type="float">
            <text:p>3.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3:03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4737" calcext:value-type="float">
            <text:p>3.4737</text:p>
          </table:table-cell>
          <table:table-cell office:value-type="float" office:value="3.5531" calcext:value-type="float">
            <text:p>3.5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4:44</text:p>
          </table:table-cell>
          <table:table-cell office:value-type="float" office:value="3.4701" calcext:value-type="float">
            <text:p>3.4701</text:p>
          </table:table-cell>
          <table:table-cell office:value-type="float" office:value="3.5055" calcext:value-type="float">
            <text:p>3.5055</text:p>
          </table:table-cell>
          <table:table-cell office:value-type="float" office:value="3.5775" calcext:value-type="float">
            <text:p>3.5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6:26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701" calcext:value-type="float">
            <text:p>3.4701</text:p>
          </table:table-cell>
          <table:table-cell office:value-type="float" office:value="3.5446" calcext:value-type="float">
            <text:p>3.5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8:08</text:p>
          </table:table-cell>
          <table:table-cell office:value-type="float" office:value="3.4115" calcext:value-type="float">
            <text:p>3.4115</text:p>
          </table:table-cell>
          <table:table-cell office:value-type="float" office:value="3.4505" calcext:value-type="float">
            <text:p>3.4505</text:p>
          </table:table-cell>
          <table:table-cell office:value-type="float" office:value="3.5214" calcext:value-type="float">
            <text:p>3.5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19:49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493" calcext:value-type="float">
            <text:p>3.4493</text:p>
          </table:table-cell>
          <table:table-cell office:value-type="float" office:value="3.5201" calcext:value-type="float">
            <text:p>3.5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1:31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3468" calcext:value-type="float">
            <text:p>3.3468</text:p>
          </table:table-cell>
          <table:table-cell office:value-type="float" office:value="3.4005" calcext:value-type="float">
            <text:p>3.4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3:13</text:p>
          </table:table-cell>
          <table:table-cell office:value-type="float" office:value="3.3004" calcext:value-type="float">
            <text:p>3.3004</text:p>
          </table:table-cell>
          <table:table-cell office:value-type="float" office:value="3.3455" calcext:value-type="float">
            <text:p>3.3455</text:p>
          </table:table-cell>
          <table:table-cell office:value-type="float" office:value="3.4054" calcext:value-type="float">
            <text:p>3.4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4:54</text:p>
          </table:table-cell>
          <table:table-cell office:value-type="float" office:value="3.4542" calcext:value-type="float">
            <text:p>3.4542</text:p>
          </table:table-cell>
          <table:table-cell office:value-type="float" office:value="3.4884" calcext:value-type="float">
            <text:p>3.4884</text:p>
          </table:table-cell>
          <table:table-cell office:value-type="float" office:value="3.569" calcext:value-type="float">
            <text:p>3.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6:36</text:p>
          </table:table-cell>
          <table:table-cell office:value-type="float" office:value="3.42" calcext:value-type="float">
            <text:p>3.42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214" calcext:value-type="float">
            <text:p>3.5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8:18</text:p>
          </table:table-cell>
          <table:table-cell office:value-type="float" office:value="3.3822" calcext:value-type="float">
            <text:p>3.3822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86" calcext:value-type="float">
            <text:p>3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29:59</text:p>
          </table:table-cell>
          <table:table-cell office:value-type="float" office:value="3.4115" calcext:value-type="float">
            <text:p>3.4115</text:p>
          </table:table-cell>
          <table:table-cell office:value-type="float" office:value="3.4371" calcext:value-type="float">
            <text:p>3.4371</text:p>
          </table:table-cell>
          <table:table-cell office:value-type="float" office:value="3.5116" calcext:value-type="float">
            <text:p>3.5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31:41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453" calcext:value-type="float">
            <text:p>3.453</text:p>
          </table:table-cell>
          <table:table-cell office:value-type="float" office:value="3.5299" calcext:value-type="float">
            <text:p>3.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33:23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4615" calcext:value-type="float">
            <text:p>3.4615</text:p>
          </table:table-cell>
          <table:table-cell office:value-type="float" office:value="3.5409" calcext:value-type="float">
            <text:p>3.5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35:04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165" calcext:value-type="float">
            <text:p>3.5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36:46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4164" calcext:value-type="float">
            <text:p>3.4164</text:p>
          </table:table-cell>
          <table:table-cell office:value-type="float" office:value="3.4933" calcext:value-type="float">
            <text:p>3.4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38:28</text:p>
          </table:table-cell>
          <table:table-cell office:value-type="float" office:value="3.4249" calcext:value-type="float">
            <text:p>3.4249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0:09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092" calcext:value-type="float">
            <text:p>3.5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1:51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896" calcext:value-type="float">
            <text:p>3.4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3:32</text:p>
          </table:table-cell>
          <table:table-cell office:value-type="float" office:value="3.4237" calcext:value-type="float">
            <text:p>3.4237</text:p>
          </table:table-cell>
          <table:table-cell office:value-type="float" office:value="3.453" calcext:value-type="float">
            <text:p>3.453</text:p>
          </table:table-cell>
          <table:table-cell office:value-type="float" office:value="3.5275" calcext:value-type="float">
            <text:p>3.5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5:14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4664" calcext:value-type="float">
            <text:p>3.4664</text:p>
          </table:table-cell>
          <table:table-cell office:value-type="float" office:value="3.5433" calcext:value-type="float">
            <text:p>3.5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6:56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42" calcext:value-type="float">
            <text:p>3.442</text:p>
          </table:table-cell>
          <table:table-cell office:value-type="float" office:value="3.514" calcext:value-type="float">
            <text:p>3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48:37</text:p>
          </table:table-cell>
          <table:table-cell office:value-type="float" office:value="3.4017" calcext:value-type="float">
            <text:p>3.4017</text:p>
          </table:table-cell>
          <table:table-cell office:value-type="float" office:value="3.431" calcext:value-type="float">
            <text:p>3.431</text:p>
          </table:table-cell>
          <table:table-cell office:value-type="float" office:value="3.5055" calcext:value-type="float">
            <text:p>3.5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0:19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921" calcext:value-type="float">
            <text:p>3.4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2:01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42" calcext:value-type="float">
            <text:p>3.442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3:42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5006" calcext:value-type="float">
            <text:p>3.5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5:24</text:p>
          </table:table-cell>
          <table:table-cell office:value-type="float" office:value="3.431" calcext:value-type="float">
            <text:p>3.431</text:p>
          </table:table-cell>
          <table:table-cell office:value-type="float" office:value="3.453" calcext:value-type="float">
            <text:p>3.453</text:p>
          </table:table-cell>
          <table:table-cell office:value-type="float" office:value="3.536" calcext:value-type="float">
            <text:p>3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7:06</text:p>
          </table:table-cell>
          <table:table-cell office:value-type="float" office:value="3.4127" calcext:value-type="float">
            <text:p>3.4127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116" calcext:value-type="float">
            <text:p>3.5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:58:47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311" calcext:value-type="float">
            <text:p>3.5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0:29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5079" calcext:value-type="float">
            <text:p>3.5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2:11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4554" calcext:value-type="float">
            <text:p>3.4554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5:34</text:p>
          </table:table-cell>
          <table:table-cell office:value-type="float" office:value="3.4029" calcext:value-type="float">
            <text:p>3.4029</text:p>
          </table:table-cell>
          <table:table-cell office:value-type="float" office:value="3.431" calcext:value-type="float">
            <text:p>3.431</text:p>
          </table:table-cell>
          <table:table-cell office:value-type="float" office:value="3.5104" calcext:value-type="float">
            <text:p>3.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7:16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311" calcext:value-type="float">
            <text:p>3.5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08:58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4615" calcext:value-type="float">
            <text:p>3.4615</text:p>
          </table:table-cell>
          <table:table-cell office:value-type="float" office:value="3.5372" calcext:value-type="float">
            <text:p>3.5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0:41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4689" calcext:value-type="float">
            <text:p>3.4689</text:p>
          </table:table-cell>
          <table:table-cell office:value-type="float" office:value="3.5421" calcext:value-type="float">
            <text:p>3.5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2:23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372" calcext:value-type="float">
            <text:p>3.5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4:05</text:p>
          </table:table-cell>
          <table:table-cell office:value-type="float" office:value="3.3834" calcext:value-type="float">
            <text:p>3.3834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933" calcext:value-type="float">
            <text:p>3.4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5:48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956" calcext:value-type="float">
            <text:p>3.3956</text:p>
          </table:table-cell>
          <table:table-cell office:value-type="float" office:value="3.475" calcext:value-type="float">
            <text:p>3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7:29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713" calcext:value-type="float">
            <text:p>3.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19:11</text:p>
          </table:table-cell>
          <table:table-cell office:value-type="float" office:value="3.4127" calcext:value-type="float">
            <text:p>3.4127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14" calcext:value-type="float">
            <text:p>3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0:53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347" calcext:value-type="float">
            <text:p>3.4347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2:34</text:p>
          </table:table-cell>
          <table:table-cell office:value-type="float" office:value="3.3797" calcext:value-type="float">
            <text:p>3.3797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835" calcext:value-type="float">
            <text:p>3.4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4:16</text:p>
          </table:table-cell>
          <table:table-cell office:value-type="float" office:value="3.4066" calcext:value-type="float">
            <text:p>3.4066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5092" calcext:value-type="float">
            <text:p>3.5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5:58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908" calcext:value-type="float">
            <text:p>3.4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7:40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29:21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409" calcext:value-type="float">
            <text:p>3.5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1:03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5055" calcext:value-type="float">
            <text:p>3.5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2:45</text:p>
          </table:table-cell>
          <table:table-cell office:value-type="float" office:value="3.4054" calcext:value-type="float">
            <text:p>3.4054</text:p>
          </table:table-cell>
          <table:table-cell office:value-type="float" office:value="3.431" calcext:value-type="float">
            <text:p>3.431</text:p>
          </table:table-cell>
          <table:table-cell office:value-type="float" office:value="3.5018" calcext:value-type="float">
            <text:p>3.5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4:27</text:p>
          </table:table-cell>
          <table:table-cell office:value-type="float" office:value="3.42" calcext:value-type="float">
            <text:p>3.42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5238" calcext:value-type="float">
            <text:p>3.5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6:08</text:p>
          </table:table-cell>
          <table:table-cell office:value-type="float" office:value="3.2833" calcext:value-type="float">
            <text:p>3.2833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3748" calcext:value-type="float">
            <text:p>3.3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7:50</text:p>
          </table:table-cell>
          <table:table-cell office:value-type="float" office:value="3.2552" calcext:value-type="float">
            <text:p>3.2552</text:p>
          </table:table-cell>
          <table:table-cell office:value-type="float" office:value="3.2845" calcext:value-type="float">
            <text:p>3.2845</text:p>
          </table:table-cell>
          <table:table-cell office:value-type="float" office:value="3.3602" calcext:value-type="float">
            <text:p>3.3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3.3126" calcext:value-type="float">
            <text:p>3.3126</text:p>
          </table:table-cell>
          <table:table-cell office:value-type="float" office:value="3.3358" calcext:value-type="float">
            <text:p>3.3358</text:p>
          </table:table-cell>
          <table:table-cell office:value-type="float" office:value="3.4029" calcext:value-type="float">
            <text:p>3.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3.442" calcext:value-type="float">
            <text:p>3.442</text:p>
          </table:table-cell>
          <table:table-cell office:value-type="float" office:value="3.4676" calcext:value-type="float">
            <text:p>3.4676</text:p>
          </table:table-cell>
          <table:table-cell office:value-type="float" office:value="3.5507" calcext:value-type="float">
            <text:p>3.5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3.4176" calcext:value-type="float">
            <text:p>3.4176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5275" calcext:value-type="float">
            <text:p>3.5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969" calcext:value-type="float">
            <text:p>3.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3.409" calcext:value-type="float">
            <text:p>3.409</text:p>
          </table:table-cell>
          <table:table-cell office:value-type="float" office:value="3.4408" calcext:value-type="float">
            <text:p>3.4408</text:p>
          </table:table-cell>
          <table:table-cell office:value-type="float" office:value="3.5189" calcext:value-type="float">
            <text:p>3.5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8:00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554" calcext:value-type="float">
            <text:p>3.4554</text:p>
          </table:table-cell>
          <table:table-cell office:value-type="float" office:value="3.5311" calcext:value-type="float">
            <text:p>3.5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3.2527" calcext:value-type="float">
            <text:p>3.2527</text:p>
          </table:table-cell>
          <table:table-cell office:value-type="float" office:value="3.2821" calcext:value-type="float">
            <text:p>3.2821</text:p>
          </table:table-cell>
          <table:table-cell office:value-type="float" office:value="3.3565" calcext:value-type="float">
            <text:p>3.3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3.4505" calcext:value-type="float">
            <text:p>3.4505</text:p>
          </table:table-cell>
          <table:table-cell office:value-type="float" office:value="3.4799" calcext:value-type="float">
            <text:p>3.4799</text:p>
          </table:table-cell>
          <table:table-cell office:value-type="float" office:value="3.5482" calcext:value-type="float">
            <text:p>3.5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3.431" calcext:value-type="float">
            <text:p>3.431</text:p>
          </table:table-cell>
          <table:table-cell office:value-type="float" office:value="3.4567" calcext:value-type="float">
            <text:p>3.4567</text:p>
          </table:table-cell>
          <table:table-cell office:value-type="float" office:value="3.5299" calcext:value-type="float">
            <text:p>3.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3.4066" calcext:value-type="float">
            <text:p>3.4066</text:p>
          </table:table-cell>
          <table:table-cell office:value-type="float" office:value="3.442" calcext:value-type="float">
            <text:p>3.442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6:29</text:p>
          </table:table-cell>
          <table:table-cell office:value-type="float" office:value="3.42" calcext:value-type="float">
            <text:p>3.42</text:p>
          </table:table-cell>
          <table:table-cell office:value-type="float" office:value="3.4481" calcext:value-type="float">
            <text:p>3.4481</text:p>
          </table:table-cell>
          <table:table-cell office:value-type="float" office:value="3.5201" calcext:value-type="float">
            <text:p>3.5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8:11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542" calcext:value-type="float">
            <text:p>3.4542</text:p>
          </table:table-cell>
          <table:table-cell office:value-type="float" office:value="3.525" calcext:value-type="float">
            <text:p>3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:59:52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713" calcext:value-type="float">
            <text:p>3.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01:34</text:p>
          </table:table-cell>
          <table:table-cell office:value-type="float" office:value="3.348" calcext:value-type="float">
            <text:p>3.348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444" calcext:value-type="float">
            <text:p>3.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03:16</text:p>
          </table:table-cell>
          <table:table-cell office:value-type="float" office:value="3.3443" calcext:value-type="float">
            <text:p>3.3443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42" calcext:value-type="float">
            <text:p>3.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04:58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3822" calcext:value-type="float">
            <text:p>3.3822</text:p>
          </table:table-cell>
          <table:table-cell office:value-type="float" office:value="3.4493" calcext:value-type="float">
            <text:p>3.4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06:39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3858" calcext:value-type="float">
            <text:p>3.3858</text:p>
          </table:table-cell>
          <table:table-cell office:value-type="float" office:value="3.4493" calcext:value-type="float">
            <text:p>3.4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08:21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165" calcext:value-type="float">
            <text:p>3.5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0:03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603" calcext:value-type="float">
            <text:p>3.4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1:45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029" calcext:value-type="float">
            <text:p>3.4029</text:p>
          </table:table-cell>
          <table:table-cell office:value-type="float" office:value="3.4774" calcext:value-type="float">
            <text:p>3.4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3:26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44" calcext:value-type="float">
            <text:p>3.3944</text:p>
          </table:table-cell>
          <table:table-cell office:value-type="float" office:value="3.4676" calcext:value-type="float">
            <text:p>3.4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5:08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398" calcext:value-type="float">
            <text:p>3.398</text:p>
          </table:table-cell>
          <table:table-cell office:value-type="float" office:value="3.4774" calcext:value-type="float">
            <text:p>3.4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6:50</text:p>
          </table:table-cell>
          <table:table-cell office:value-type="float" office:value="3.3761" calcext:value-type="float">
            <text:p>3.3761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591" calcext:value-type="float">
            <text:p>3.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18:31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969" calcext:value-type="float">
            <text:p>3.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0:13</text:p>
          </table:table-cell>
          <table:table-cell office:value-type="float" office:value="3.3944" calcext:value-type="float">
            <text:p>3.3944</text:p>
          </table:table-cell>
          <table:table-cell office:value-type="float" office:value="3.3968" calcext:value-type="float">
            <text:p>3.3968</text:p>
          </table:table-cell>
          <table:table-cell office:value-type="float" office:value="3.4774" calcext:value-type="float">
            <text:p>3.4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1:55</text:p>
          </table:table-cell>
          <table:table-cell office:value-type="float" office:value="3.4603" calcext:value-type="float">
            <text:p>3.4603</text:p>
          </table:table-cell>
          <table:table-cell office:value-type="float" office:value="3.4823" calcext:value-type="float">
            <text:p>3.4823</text:p>
          </table:table-cell>
          <table:table-cell office:value-type="float" office:value="3.5641" calcext:value-type="float">
            <text:p>3.5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3:37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457" calcext:value-type="float">
            <text:p>3.4457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5:18</text:p>
          </table:table-cell>
          <table:table-cell office:value-type="float" office:value="3.3797" calcext:value-type="float">
            <text:p>3.3797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86" calcext:value-type="float">
            <text:p>3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7:00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4628" calcext:value-type="float">
            <text:p>3.4628</text:p>
          </table:table-cell>
          <table:table-cell office:value-type="float" office:value="3.5226" calcext:value-type="float">
            <text:p>3.5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28:41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189" calcext:value-type="float">
            <text:p>3.5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0:23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4249" calcext:value-type="float">
            <text:p>3.4249</text:p>
          </table:table-cell>
          <table:table-cell office:value-type="float" office:value="3.4713" calcext:value-type="float">
            <text:p>3.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2:05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4603" calcext:value-type="float">
            <text:p>3.4603</text:p>
          </table:table-cell>
          <table:table-cell office:value-type="float" office:value="3.5324" calcext:value-type="float">
            <text:p>3.5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3:46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5:28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7:10</text:p>
          </table:table-cell>
          <table:table-cell office:value-type="float" office:value="3.409" calcext:value-type="float">
            <text:p>3.409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5104" calcext:value-type="float">
            <text:p>3.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38:51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5092" calcext:value-type="float">
            <text:p>3.5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0:33</text:p>
          </table:table-cell>
          <table:table-cell office:value-type="float" office:value="3.4237" calcext:value-type="float">
            <text:p>3.4237</text:p>
          </table:table-cell>
          <table:table-cell office:value-type="float" office:value="3.4554" calcext:value-type="float">
            <text:p>3.4554</text:p>
          </table:table-cell>
          <table:table-cell office:value-type="float" office:value="3.525" calcext:value-type="float">
            <text:p>3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3.4274" calcext:value-type="float">
            <text:p>3.4274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3.3944" calcext:value-type="float">
            <text:p>3.3944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5031" calcext:value-type="float">
            <text:p>3.5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5:38</text:p>
          </table:table-cell>
          <table:table-cell office:value-type="float" office:value="3.4127" calcext:value-type="float">
            <text:p>3.4127</text:p>
          </table:table-cell>
          <table:table-cell office:value-type="float" office:value="3.442" calcext:value-type="float">
            <text:p>3.442</text:p>
          </table:table-cell>
          <table:table-cell office:value-type="float" office:value="3.5079" calcext:value-type="float">
            <text:p>3.5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7:20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49:01</text:p>
          </table:table-cell>
          <table:table-cell office:value-type="float" office:value="3.409" calcext:value-type="float">
            <text:p>3.409</text:p>
          </table:table-cell>
          <table:table-cell office:value-type="float" office:value="3.4444" calcext:value-type="float">
            <text:p>3.4444</text:p>
          </table:table-cell>
          <table:table-cell office:value-type="float" office:value="3.5128" calcext:value-type="float">
            <text:p>3.5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0:43</text:p>
          </table:table-cell>
          <table:table-cell office:value-type="float" office:value="3.4127" calcext:value-type="float">
            <text:p>3.4127</text:p>
          </table:table-cell>
          <table:table-cell office:value-type="float" office:value="3.4444" calcext:value-type="float">
            <text:p>3.4444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2:25</text:p>
          </table:table-cell>
          <table:table-cell office:value-type="float" office:value="3.4164" calcext:value-type="float">
            <text:p>3.4164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287" calcext:value-type="float">
            <text:p>3.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4:06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4737" calcext:value-type="float">
            <text:p>3.4737</text:p>
          </table:table-cell>
          <table:table-cell office:value-type="float" office:value="3.536" calcext:value-type="float">
            <text:p>3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5:48</text:p>
          </table:table-cell>
          <table:table-cell office:value-type="float" office:value="3.4164" calcext:value-type="float">
            <text:p>3.4164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189" calcext:value-type="float">
            <text:p>3.5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7:30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4933" calcext:value-type="float">
            <text:p>3.4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:59:11</text:p>
          </table:table-cell>
          <table:table-cell office:value-type="float" office:value="3.381" calcext:value-type="float">
            <text:p>3.381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75" calcext:value-type="float">
            <text:p>3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0:53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408" calcext:value-type="float">
            <text:p>3.4408</text:p>
          </table:table-cell>
          <table:table-cell office:value-type="float" office:value="3.5067" calcext:value-type="float">
            <text:p>3.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2:35</text:p>
          </table:table-cell>
          <table:table-cell office:value-type="float" office:value="3.4603" calcext:value-type="float">
            <text:p>3.4603</text:p>
          </table:table-cell>
          <table:table-cell office:value-type="float" office:value="3.4847" calcext:value-type="float">
            <text:p>3.4847</text:p>
          </table:table-cell>
          <table:table-cell office:value-type="float" office:value="3.547" calcext:value-type="float">
            <text:p>3.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4:16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628" calcext:value-type="float">
            <text:p>3.4628</text:p>
          </table:table-cell>
          <table:table-cell office:value-type="float" office:value="3.5311" calcext:value-type="float">
            <text:p>3.5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5:58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628" calcext:value-type="float">
            <text:p>3.4628</text:p>
          </table:table-cell>
          <table:table-cell office:value-type="float" office:value="3.5299" calcext:value-type="float">
            <text:p>3.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7:40</text:p>
          </table:table-cell>
          <table:table-cell office:value-type="float" office:value="3.4274" calcext:value-type="float">
            <text:p>3.4274</text:p>
          </table:table-cell>
          <table:table-cell office:value-type="float" office:value="3.4493" calcext:value-type="float">
            <text:p>3.4493</text:p>
          </table:table-cell>
          <table:table-cell office:value-type="float" office:value="3.5165" calcext:value-type="float">
            <text:p>3.5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09:21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486" calcext:value-type="float">
            <text:p>3.486</text:p>
          </table:table-cell>
          <table:table-cell office:value-type="float" office:value="3.5446" calcext:value-type="float">
            <text:p>3.5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1:03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4469" calcext:value-type="float">
            <text:p>3.4469</text:p>
          </table:table-cell>
          <table:table-cell office:value-type="float" office:value="3.5067" calcext:value-type="float">
            <text:p>3.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2:45</text:p>
          </table:table-cell>
          <table:table-cell office:value-type="float" office:value="3.4017" calcext:value-type="float">
            <text:p>3.4017</text:p>
          </table:table-cell>
          <table:table-cell office:value-type="float" office:value="3.4347" calcext:value-type="float">
            <text:p>3.4347</text:p>
          </table:table-cell>
          <table:table-cell office:value-type="float" office:value="3.4969" calcext:value-type="float">
            <text:p>3.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4:27</text:p>
          </table:table-cell>
          <table:table-cell office:value-type="float" office:value="3.4029" calcext:value-type="float">
            <text:p>3.4029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982" calcext:value-type="float">
            <text:p>3.4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6:08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2" calcext:value-type="float">
            <text:p>3.42</text:p>
          </table:table-cell>
          <table:table-cell office:value-type="float" office:value="3.486" calcext:value-type="float">
            <text:p>3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7:50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567" calcext:value-type="float">
            <text:p>3.4567</text:p>
          </table:table-cell>
          <table:table-cell office:value-type="float" office:value="3.5177" calcext:value-type="float">
            <text:p>3.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19:32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4725" calcext:value-type="float">
            <text:p>3.4725</text:p>
          </table:table-cell>
          <table:table-cell office:value-type="float" office:value="3.5421" calcext:value-type="float">
            <text:p>3.5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1:13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31" calcext:value-type="float">
            <text:p>3.431</text:p>
          </table:table-cell>
          <table:table-cell office:value-type="float" office:value="3.5043" calcext:value-type="float">
            <text:p>3.5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2:55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274" calcext:value-type="float">
            <text:p>3.4274</text:p>
          </table:table-cell>
          <table:table-cell office:value-type="float" office:value="3.5031" calcext:value-type="float">
            <text:p>3.5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4:36</text:p>
          </table:table-cell>
          <table:table-cell office:value-type="float" office:value="3.4432" calcext:value-type="float">
            <text:p>3.4432</text:p>
          </table:table-cell>
          <table:table-cell office:value-type="float" office:value="3.4774" calcext:value-type="float">
            <text:p>3.4774</text:p>
          </table:table-cell>
          <table:table-cell office:value-type="float" office:value="3.5409" calcext:value-type="float">
            <text:p>3.5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6:18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603" calcext:value-type="float">
            <text:p>3.4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4029" calcext:value-type="float">
            <text:p>3.4029</text:p>
          </table:table-cell>
          <table:table-cell office:value-type="float" office:value="3.4664" calcext:value-type="float">
            <text:p>3.4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29:41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603" calcext:value-type="float">
            <text:p>3.4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1:23</text:p>
          </table:table-cell>
          <table:table-cell office:value-type="float" office:value="3.3761" calcext:value-type="float">
            <text:p>3.3761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689" calcext:value-type="float">
            <text:p>3.4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3:05</text:p>
          </table:table-cell>
          <table:table-cell office:value-type="float" office:value="3.4176" calcext:value-type="float">
            <text:p>3.4176</text:p>
          </table:table-cell>
          <table:table-cell office:value-type="float" office:value="3.4469" calcext:value-type="float">
            <text:p>3.4469</text:p>
          </table:table-cell>
          <table:table-cell office:value-type="float" office:value="3.5031" calcext:value-type="float">
            <text:p>3.5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4:46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165" calcext:value-type="float">
            <text:p>3.5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6:28</text:p>
          </table:table-cell>
          <table:table-cell office:value-type="float" office:value="3.4457" calcext:value-type="float">
            <text:p>3.4457</text:p>
          </table:table-cell>
          <table:table-cell office:value-type="float" office:value="3.475" calcext:value-type="float">
            <text:p>3.475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8:10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4225" calcext:value-type="float">
            <text:p>3.4225</text:p>
          </table:table-cell>
          <table:table-cell office:value-type="float" office:value="3.4811" calcext:value-type="float">
            <text:p>3.4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39:51</text:p>
          </table:table-cell>
          <table:table-cell office:value-type="float" office:value="3.3565" calcext:value-type="float">
            <text:p>3.3565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444" calcext:value-type="float">
            <text:p>3.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41:33</text:p>
          </table:table-cell>
          <table:table-cell office:value-type="float" office:value="3.4884" calcext:value-type="float">
            <text:p>3.4884</text:p>
          </table:table-cell>
          <table:table-cell office:value-type="float" office:value="3.5153" calcext:value-type="float">
            <text:p>3.5153</text:p>
          </table:table-cell>
          <table:table-cell office:value-type="float" office:value="3.5788" calcext:value-type="float">
            <text:p>3.5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43:15</text:p>
          </table:table-cell>
          <table:table-cell office:value-type="float" office:value="3.4469" calcext:value-type="float">
            <text:p>3.4469</text:p>
          </table:table-cell>
          <table:table-cell office:value-type="float" office:value="3.4786" calcext:value-type="float">
            <text:p>3.4786</text:p>
          </table:table-cell>
          <table:table-cell office:value-type="float" office:value="3.5446" calcext:value-type="float">
            <text:p>3.5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44:56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4799" calcext:value-type="float">
            <text:p>3.4799</text:p>
          </table:table-cell>
          <table:table-cell office:value-type="float" office:value="3.5385" calcext:value-type="float">
            <text:p>3.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46:38</text:p>
          </table:table-cell>
          <table:table-cell office:value-type="float" office:value="3.4237" calcext:value-type="float">
            <text:p>3.4237</text:p>
          </table:table-cell>
          <table:table-cell office:value-type="float" office:value="3.4591" calcext:value-type="float">
            <text:p>3.4591</text:p>
          </table:table-cell>
          <table:table-cell office:value-type="float" office:value="3.5189" calcext:value-type="float">
            <text:p>3.5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48:20</text:p>
          </table:table-cell>
          <table:table-cell office:value-type="float" office:value="3.409" calcext:value-type="float">
            <text:p>3.409</text:p>
          </table:table-cell>
          <table:table-cell office:value-type="float" office:value="3.4493" calcext:value-type="float">
            <text:p>3.4493</text:p>
          </table:table-cell>
          <table:table-cell office:value-type="float" office:value="3.514" calcext:value-type="float">
            <text:p>3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0:01</text:p>
          </table:table-cell>
          <table:table-cell office:value-type="float" office:value="3.4115" calcext:value-type="float">
            <text:p>3.4115</text:p>
          </table:table-cell>
          <table:table-cell office:value-type="float" office:value="3.4457" calcext:value-type="float">
            <text:p>3.4457</text:p>
          </table:table-cell>
          <table:table-cell office:value-type="float" office:value="3.5165" calcext:value-type="float">
            <text:p>3.5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1:43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408" calcext:value-type="float">
            <text:p>3.4408</text:p>
          </table:table-cell>
          <table:table-cell office:value-type="float" office:value="3.5067" calcext:value-type="float">
            <text:p>3.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3:25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4982" calcext:value-type="float">
            <text:p>3.4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5:06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067" calcext:value-type="float">
            <text:p>3.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6:48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4908" calcext:value-type="float">
            <text:p>3.4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:58:30</text:p>
          </table:table-cell>
          <table:table-cell office:value-type="float" office:value="3.4017" calcext:value-type="float">
            <text:p>3.4017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994" calcext:value-type="float">
            <text:p>3.4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0:11</text:p>
          </table:table-cell>
          <table:table-cell office:value-type="float" office:value="3.4261" calcext:value-type="float">
            <text:p>3.4261</text:p>
          </table:table-cell>
          <table:table-cell office:value-type="float" office:value="3.4579" calcext:value-type="float">
            <text:p>3.4579</text:p>
          </table:table-cell>
          <table:table-cell office:value-type="float" office:value="3.5177" calcext:value-type="float">
            <text:p>3.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1:53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408" calcext:value-type="float">
            <text:p>3.4408</text:p>
          </table:table-cell>
          <table:table-cell office:value-type="float" office:value="3.5018" calcext:value-type="float">
            <text:p>3.5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3:35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018" calcext:value-type="float">
            <text:p>3.5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5:16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079" calcext:value-type="float">
            <text:p>3.5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6:58</text:p>
          </table:table-cell>
          <table:table-cell office:value-type="float" office:value="3.4212" calcext:value-type="float">
            <text:p>3.4212</text:p>
          </table:table-cell>
          <table:table-cell office:value-type="float" office:value="3.4554" calcext:value-type="float">
            <text:p>3.4554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08:40</text:p>
          </table:table-cell>
          <table:table-cell office:value-type="float" office:value="3.4359" calcext:value-type="float">
            <text:p>3.4359</text:p>
          </table:table-cell>
          <table:table-cell office:value-type="float" office:value="3.4725" calcext:value-type="float">
            <text:p>3.4725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0:21</text:p>
          </table:table-cell>
          <table:table-cell office:value-type="float" office:value="3.4322" calcext:value-type="float">
            <text:p>3.4322</text:p>
          </table:table-cell>
          <table:table-cell office:value-type="float" office:value="3.4652" calcext:value-type="float">
            <text:p>3.4652</text:p>
          </table:table-cell>
          <table:table-cell office:value-type="float" office:value="3.5287" calcext:value-type="float">
            <text:p>3.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2:03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481" calcext:value-type="float">
            <text:p>3.4481</text:p>
          </table:table-cell>
          <table:table-cell office:value-type="float" office:value="3.5043" calcext:value-type="float">
            <text:p>3.5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3:45</text:p>
          </table:table-cell>
          <table:table-cell office:value-type="float" office:value="3.4335" calcext:value-type="float">
            <text:p>3.4335</text:p>
          </table:table-cell>
          <table:table-cell office:value-type="float" office:value="3.4701" calcext:value-type="float">
            <text:p>3.4701</text:p>
          </table:table-cell>
          <table:table-cell office:value-type="float" office:value="3.5263" calcext:value-type="float">
            <text:p>3.5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5:27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4774" calcext:value-type="float">
            <text:p>3.4774</text:p>
          </table:table-cell>
          <table:table-cell office:value-type="float" office:value="3.5348" calcext:value-type="float">
            <text:p>3.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7:08</text:p>
          </table:table-cell>
          <table:table-cell office:value-type="float" office:value="3.4139" calcext:value-type="float">
            <text:p>3.4139</text:p>
          </table:table-cell>
          <table:table-cell office:value-type="float" office:value="3.4518" calcext:value-type="float">
            <text:p>3.4518</text:p>
          </table:table-cell>
          <table:table-cell office:value-type="float" office:value="3.5153" calcext:value-type="float">
            <text:p>3.5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18:50</text:p>
          </table:table-cell>
          <table:table-cell office:value-type="float" office:value="3.3785" calcext:value-type="float">
            <text:p>3.3785</text:p>
          </table:table-cell>
          <table:table-cell office:value-type="float" office:value="3.4188" calcext:value-type="float">
            <text:p>3.4188</text:p>
          </table:table-cell>
          <table:table-cell office:value-type="float" office:value="3.4823" calcext:value-type="float">
            <text:p>3.4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0:32</text:p>
          </table:table-cell>
          <table:table-cell office:value-type="float" office:value="3.3956" calcext:value-type="float">
            <text:p>3.3956</text:p>
          </table:table-cell>
          <table:table-cell office:value-type="float" office:value="3.4383" calcext:value-type="float">
            <text:p>3.4383</text:p>
          </table:table-cell>
          <table:table-cell office:value-type="float" office:value="3.4969" calcext:value-type="float">
            <text:p>3.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2:13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4872" calcext:value-type="float">
            <text:p>3.4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3:55</text:p>
          </table:table-cell>
          <table:table-cell office:value-type="float" office:value="3.4042" calcext:value-type="float">
            <text:p>3.4042</text:p>
          </table:table-cell>
          <table:table-cell office:value-type="float" office:value="3.4481" calcext:value-type="float">
            <text:p>3.4481</text:p>
          </table:table-cell>
          <table:table-cell office:value-type="float" office:value="3.5067" calcext:value-type="float">
            <text:p>3.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5:37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4603" calcext:value-type="float">
            <text:p>3.4603</text:p>
          </table:table-cell>
          <table:table-cell office:value-type="float" office:value="3.5177" calcext:value-type="float">
            <text:p>3.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7:18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005" calcext:value-type="float">
            <text:p>3.4005</text:p>
          </table:table-cell>
          <table:table-cell office:value-type="float" office:value="3.453" calcext:value-type="float">
            <text:p>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29:00</text:p>
          </table:table-cell>
          <table:table-cell office:value-type="float" office:value="3.3639" calcext:value-type="float">
            <text:p>3.3639</text:p>
          </table:table-cell>
          <table:table-cell office:value-type="float" office:value="3.4054" calcext:value-type="float">
            <text:p>3.4054</text:p>
          </table:table-cell>
          <table:table-cell office:value-type="float" office:value="3.4579" calcext:value-type="float">
            <text:p>3.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0:42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615" calcext:value-type="float">
            <text:p>3.4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2:23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628" calcext:value-type="float">
            <text:p>3.4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4:05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53" calcext:value-type="float">
            <text:p>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5:47</text:p>
          </table:table-cell>
          <table:table-cell office:value-type="float" office:value="3.3211" calcext:value-type="float">
            <text:p>3.3211</text:p>
          </table:table-cell>
          <table:table-cell office:value-type="float" office:value="3.3565" calcext:value-type="float">
            <text:p>3.3565</text:p>
          </table:table-cell>
          <table:table-cell office:value-type="float" office:value="3.4225" calcext:value-type="float">
            <text:p>3.4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7:28</text:p>
          </table:table-cell>
          <table:table-cell office:value-type="float" office:value="3.2991" calcext:value-type="float">
            <text:p>3.2991</text:p>
          </table:table-cell>
          <table:table-cell office:value-type="float" office:value="3.337" calcext:value-type="float">
            <text:p>3.337</text:p>
          </table:table-cell>
          <table:table-cell office:value-type="float" office:value="3.3956" calcext:value-type="float">
            <text:p>3.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39:10</text:p>
          </table:table-cell>
          <table:table-cell office:value-type="float" office:value="3.3431" calcext:value-type="float">
            <text:p>3.3431</text:p>
          </table:table-cell>
          <table:table-cell office:value-type="float" office:value="3.3883" calcext:value-type="float">
            <text:p>3.3883</text:p>
          </table:table-cell>
          <table:table-cell office:value-type="float" office:value="3.4383" calcext:value-type="float">
            <text:p>3.4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0:52</text:p>
          </table:table-cell>
          <table:table-cell office:value-type="float" office:value="3.3358" calcext:value-type="float">
            <text:p>3.3358</text:p>
          </table:table-cell>
          <table:table-cell office:value-type="float" office:value="3.3785" calcext:value-type="float">
            <text:p>3.3785</text:p>
          </table:table-cell>
          <table:table-cell office:value-type="float" office:value="3.4383" calcext:value-type="float">
            <text:p>3.4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2:33</text:p>
          </table:table-cell>
          <table:table-cell office:value-type="float" office:value="3.3407" calcext:value-type="float">
            <text:p>3.3407</text:p>
          </table:table-cell>
          <table:table-cell office:value-type="float" office:value="3.3858" calcext:value-type="float">
            <text:p>3.3858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4:15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3895" calcext:value-type="float">
            <text:p>3.3895</text:p>
          </table:table-cell>
          <table:table-cell office:value-type="float" office:value="3.4518" calcext:value-type="float">
            <text:p>3.4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5:57</text:p>
          </table:table-cell>
          <table:table-cell office:value-type="float" office:value="3.3272" calcext:value-type="float">
            <text:p>3.3272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274" calcext:value-type="float">
            <text:p>3.4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7:38</text:p>
          </table:table-cell>
          <table:table-cell office:value-type="float" office:value="3.3675" calcext:value-type="float">
            <text:p>3.3675</text:p>
          </table:table-cell>
          <table:table-cell office:value-type="float" office:value="3.4078" calcext:value-type="float">
            <text:p>3.4078</text:p>
          </table:table-cell>
          <table:table-cell office:value-type="float" office:value="3.4689" calcext:value-type="float">
            <text:p>3.4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49:20</text:p>
          </table:table-cell>
          <table:table-cell office:value-type="float" office:value="3.348" calcext:value-type="float">
            <text:p>3.348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579" calcext:value-type="float">
            <text:p>3.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1:02</text:p>
          </table:table-cell>
          <table:table-cell office:value-type="float" office:value="3.3431" calcext:value-type="float">
            <text:p>3.3431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505" calcext:value-type="float">
            <text:p>3.4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2:43</text:p>
          </table:table-cell>
          <table:table-cell office:value-type="float" office:value="3.3101" calcext:value-type="float">
            <text:p>3.3101</text:p>
          </table:table-cell>
          <table:table-cell office:value-type="float" office:value="3.3529" calcext:value-type="float">
            <text:p>3.3529</text:p>
          </table:table-cell>
          <table:table-cell office:value-type="float" office:value="3.4164" calcext:value-type="float">
            <text:p>3.4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4:25</text:p>
          </table:table-cell>
          <table:table-cell office:value-type="float" office:value="3.3468" calcext:value-type="float">
            <text:p>3.3468</text:p>
          </table:table-cell>
          <table:table-cell office:value-type="float" office:value="3.3932" calcext:value-type="float">
            <text:p>3.3932</text:p>
          </table:table-cell>
          <table:table-cell office:value-type="float" office:value="3.453" calcext:value-type="float">
            <text:p>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6:07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4139" calcext:value-type="float">
            <text:p>3.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7:48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4335" calcext:value-type="float">
            <text:p>3.4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9:30</text:p>
          </table:table-cell>
          <table:table-cell office:value-type="float" office:value="3.3272" calcext:value-type="float">
            <text:p>3.3272</text:p>
          </table:table-cell>
          <table:table-cell office:value-type="float" office:value="3.3748" calcext:value-type="float">
            <text:p>3.3748</text:p>
          </table:table-cell>
          <table:table-cell office:value-type="float" office:value="3.4261" calcext:value-type="float">
            <text:p>3.4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3.3138" calcext:value-type="float">
            <text:p>3.3138</text:p>
          </table:table-cell>
          <table:table-cell office:value-type="float" office:value="3.3614" calcext:value-type="float">
            <text:p>3.3614</text:p>
          </table:table-cell>
          <table:table-cell office:value-type="float" office:value="3.4151" calcext:value-type="float">
            <text:p>3.4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2:53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398" calcext:value-type="float">
            <text:p>3.398</text:p>
          </table:table-cell>
          <table:table-cell office:value-type="float" office:value="3.4505" calcext:value-type="float">
            <text:p>3.4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4:35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4225" calcext:value-type="float">
            <text:p>3.4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6:17</text:p>
          </table:table-cell>
          <table:table-cell office:value-type="float" office:value="3.2991" calcext:value-type="float">
            <text:p>3.2991</text:p>
          </table:table-cell>
          <table:table-cell office:value-type="float" office:value="3.348" calcext:value-type="float">
            <text:p>3.348</text:p>
          </table:table-cell>
          <table:table-cell office:value-type="float" office:value="3.4054" calcext:value-type="float">
            <text:p>3.4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7:58</text:p>
          </table:table-cell>
          <table:table-cell office:value-type="float" office:value="3.2979" calcext:value-type="float">
            <text:p>3.2979</text:p>
          </table:table-cell>
          <table:table-cell office:value-type="float" office:value="3.348" calcext:value-type="float">
            <text:p>3.348</text:p>
          </table:table-cell>
          <table:table-cell office:value-type="float" office:value="3.4029" calcext:value-type="float">
            <text:p>3.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9:40</text:p>
          </table:table-cell>
          <table:table-cell office:value-type="float" office:value="3.304" calcext:value-type="float">
            <text:p>3.304</text:p>
          </table:table-cell>
          <table:table-cell office:value-type="float" office:value="3.359" calcext:value-type="float">
            <text:p>3.359</text:p>
          </table:table-cell>
          <table:table-cell office:value-type="float" office:value="3.4139" calcext:value-type="float">
            <text:p>3.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1:22</text:p>
          </table:table-cell>
          <table:table-cell office:value-type="float" office:value="3.3333" calcext:value-type="float">
            <text:p>3.3333</text:p>
          </table:table-cell>
          <table:table-cell office:value-type="float" office:value="3.3858" calcext:value-type="float">
            <text:p>3.3858</text:p>
          </table:table-cell>
          <table:table-cell office:value-type="float" office:value="3.4371" calcext:value-type="float">
            <text:p>3.4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3:03</text:p>
          </table:table-cell>
          <table:table-cell office:value-type="float" office:value="3.315" calcext:value-type="float">
            <text:p>3.315</text:p>
          </table:table-cell>
          <table:table-cell office:value-type="float" office:value="3.3675" calcext:value-type="float">
            <text:p>3.3675</text:p>
          </table:table-cell>
          <table:table-cell office:value-type="float" office:value="3.4212" calcext:value-type="float">
            <text:p>3.4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4:45</text:p>
          </table:table-cell>
          <table:table-cell office:value-type="float" office:value="3.2723" calcext:value-type="float">
            <text:p>3.2723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3846" calcext:value-type="float">
            <text:p>3.3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6:27</text:p>
          </table:table-cell>
          <table:table-cell office:value-type="float" office:value="3.2808" calcext:value-type="float">
            <text:p>3.2808</text:p>
          </table:table-cell>
          <table:table-cell office:value-type="float" office:value="3.3321" calcext:value-type="float">
            <text:p>3.3321</text:p>
          </table:table-cell>
          <table:table-cell office:value-type="float" office:value="3.3895" calcext:value-type="float">
            <text:p>3.3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8:08</text:p>
          </table:table-cell>
          <table:table-cell office:value-type="float" office:value="3.2601" calcext:value-type="float">
            <text:p>3.2601</text:p>
          </table:table-cell>
          <table:table-cell office:value-type="float" office:value="3.3162" calcext:value-type="float">
            <text:p>3.3162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9:50</text:p>
          </table:table-cell>
          <table:table-cell office:value-type="float" office:value="3.2601" calcext:value-type="float">
            <text:p>3.2601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687" calcext:value-type="float">
            <text:p>3.3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21:32</text:p>
          </table:table-cell>
          <table:table-cell office:value-type="float" office:value="3.2613" calcext:value-type="float">
            <text:p>3.2613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3748" calcext:value-type="float">
            <text:p>3.3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23:13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26" calcext:value-type="float">
            <text:p>3.326</text:p>
          </table:table-cell>
          <table:table-cell office:value-type="float" office:value="3.3797" calcext:value-type="float">
            <text:p>3.3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24:55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248" calcext:value-type="float">
            <text:p>3.3248</text:p>
          </table:table-cell>
          <table:table-cell office:value-type="float" office:value="3.3797" calcext:value-type="float">
            <text:p>3.3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26:37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3639" calcext:value-type="float">
            <text:p>3.3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28:18</text:p>
          </table:table-cell>
          <table:table-cell office:value-type="float" office:value="3.2967" calcext:value-type="float">
            <text:p>3.2967</text:p>
          </table:table-cell>
          <table:table-cell office:value-type="float" office:value="3.3578" calcext:value-type="float">
            <text:p>3.3578</text:p>
          </table:table-cell>
          <table:table-cell office:value-type="float" office:value="3.3944" calcext:value-type="float">
            <text:p>3.3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3.3077" calcext:value-type="float">
            <text:p>3.3077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042" calcext:value-type="float">
            <text:p>3.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1:42</text:p>
          </table:table-cell>
          <table:table-cell office:value-type="float" office:value="3.2967" calcext:value-type="float">
            <text:p>3.2967</text:p>
          </table:table-cell>
          <table:table-cell office:value-type="float" office:value="3.359" calcext:value-type="float">
            <text:p>3.359</text:p>
          </table:table-cell>
          <table:table-cell office:value-type="float" office:value="3.4042" calcext:value-type="float">
            <text:p>3.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3:23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4127" calcext:value-type="float">
            <text:p>3.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5:05</text:p>
          </table:table-cell>
          <table:table-cell office:value-type="float" office:value="3.3346" calcext:value-type="float">
            <text:p>3.3346</text:p>
          </table:table-cell>
          <table:table-cell office:value-type="float" office:value="3.3956" calcext:value-type="float">
            <text:p>3.3956</text:p>
          </table:table-cell>
          <table:table-cell office:value-type="float" office:value="3.4396" calcext:value-type="float">
            <text:p>3.4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6:47</text:p>
          </table:table-cell>
          <table:table-cell office:value-type="float" office:value="3.3199" calcext:value-type="float">
            <text:p>3.3199</text:p>
          </table:table-cell>
          <table:table-cell office:value-type="float" office:value="3.381" calcext:value-type="float">
            <text:p>3.38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38:28</text:p>
          </table:table-cell>
          <table:table-cell office:value-type="float" office:value="3.2991" calcext:value-type="float">
            <text:p>3.2991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029" calcext:value-type="float">
            <text:p>3.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0:10</text:p>
          </table:table-cell>
          <table:table-cell office:value-type="float" office:value="3.348" calcext:value-type="float">
            <text:p>3.348</text:p>
          </table:table-cell>
          <table:table-cell office:value-type="float" office:value="3.4103" calcext:value-type="float">
            <text:p>3.4103</text:p>
          </table:table-cell>
          <table:table-cell office:value-type="float" office:value="3.4591" calcext:value-type="float">
            <text:p>3.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1:52</text:p>
          </table:table-cell>
          <table:table-cell office:value-type="float" office:value="3.3443" calcext:value-type="float">
            <text:p>3.3443</text:p>
          </table:table-cell>
          <table:table-cell office:value-type="float" office:value="3.4029" calcext:value-type="float">
            <text:p>3.4029</text:p>
          </table:table-cell>
          <table:table-cell office:value-type="float" office:value="3.453" calcext:value-type="float">
            <text:p>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3:33</text:p>
          </table:table-cell>
          <table:table-cell office:value-type="float" office:value="3.3284" calcext:value-type="float">
            <text:p>3.3284</text:p>
          </table:table-cell>
          <table:table-cell office:value-type="float" office:value="3.3822" calcext:value-type="float">
            <text:p>3.3822</text:p>
          </table:table-cell>
          <table:table-cell office:value-type="float" office:value="3.4457" calcext:value-type="float">
            <text:p>3.4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5:15</text:p>
          </table:table-cell>
          <table:table-cell office:value-type="float" office:value="3.3211" calcext:value-type="float">
            <text:p>3.3211</text:p>
          </table:table-cell>
          <table:table-cell office:value-type="float" office:value="3.3846" calcext:value-type="float">
            <text:p>3.3846</text:p>
          </table:table-cell>
          <table:table-cell office:value-type="float" office:value="3.4371" calcext:value-type="float">
            <text:p>3.4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6:57</text:p>
          </table:table-cell>
          <table:table-cell office:value-type="float" office:value="3.3284" calcext:value-type="float">
            <text:p>3.328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8:39</text:p>
          </table:table-cell>
          <table:table-cell office:value-type="float" office:value="3.2259" calcext:value-type="float">
            <text:p>3.2259</text:p>
          </table:table-cell>
          <table:table-cell office:value-type="float" office:value="3.2955" calcext:value-type="float">
            <text:p>3.2955</text:p>
          </table:table-cell>
          <table:table-cell office:value-type="float" office:value="3.3468" calcext:value-type="float">
            <text:p>3.3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0:20</text:p>
          </table:table-cell>
          <table:table-cell office:value-type="float" office:value="3.2772" calcext:value-type="float">
            <text:p>3.2772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4115" calcext:value-type="float">
            <text:p>3.4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2:02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3626" calcext:value-type="float">
            <text:p>3.3626</text:p>
          </table:table-cell>
          <table:table-cell office:value-type="float" office:value="3.4115" calcext:value-type="float">
            <text:p>3.4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3:44</text:p>
          </table:table-cell>
          <table:table-cell office:value-type="float" office:value="3.293" calcext:value-type="float">
            <text:p>3.293</text:p>
          </table:table-cell>
          <table:table-cell office:value-type="float" office:value="3.3675" calcext:value-type="float">
            <text:p>3.3675</text:p>
          </table:table-cell>
          <table:table-cell office:value-type="float" office:value="3.4151" calcext:value-type="float">
            <text:p>3.4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5:25</text:p>
          </table:table-cell>
          <table:table-cell office:value-type="float" office:value="3.3187" calcext:value-type="float">
            <text:p>3.3187</text:p>
          </table:table-cell>
          <table:table-cell office:value-type="float" office:value="3.3907" calcext:value-type="float">
            <text:p>3.3907</text:p>
          </table:table-cell>
          <table:table-cell office:value-type="float" office:value="3.4481" calcext:value-type="float">
            <text:p>3.4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7:07</text:p>
          </table:table-cell>
          <table:table-cell office:value-type="float" office:value="3.2882" calcext:value-type="float">
            <text:p>3.2882</text:p>
          </table:table-cell>
          <table:table-cell office:value-type="float" office:value="3.3565" calcext:value-type="float">
            <text:p>3.3565</text:p>
          </table:table-cell>
          <table:table-cell office:value-type="float" office:value="3.3968" calcext:value-type="float">
            <text:p>3.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58:49</text:p>
          </table:table-cell>
          <table:table-cell office:value-type="float" office:value="3.3272" calcext:value-type="float">
            <text:p>3.3272</text:p>
          </table:table-cell>
          <table:table-cell office:value-type="float" office:value="3.398" calcext:value-type="float">
            <text:p>3.398</text:p>
          </table:table-cell>
          <table:table-cell office:value-type="float" office:value="3.4469" calcext:value-type="float">
            <text:p>3.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0:30</text:p>
          </table:table-cell>
          <table:table-cell office:value-type="float" office:value="3.3065" calcext:value-type="float">
            <text:p>3.3065</text:p>
          </table:table-cell>
          <table:table-cell office:value-type="float" office:value="3.381" calcext:value-type="float">
            <text:p>3.381</text:p>
          </table:table-cell>
          <table:table-cell office:value-type="float" office:value="3.4347" calcext:value-type="float">
            <text:p>3.4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2:12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3639" calcext:value-type="float">
            <text:p>3.3639</text:p>
          </table:table-cell>
          <table:table-cell office:value-type="float" office:value="3.4261" calcext:value-type="float">
            <text:p>3.4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3:54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3663" calcext:value-type="float">
            <text:p>3.3663</text:p>
          </table:table-cell>
          <table:table-cell office:value-type="float" office:value="3.4188" calcext:value-type="float">
            <text:p>3.4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5:36</text:p>
          </table:table-cell>
          <table:table-cell office:value-type="float" office:value="3.2723" calcext:value-type="float">
            <text:p>3.2723</text:p>
          </table:table-cell>
          <table:table-cell office:value-type="float" office:value="3.3602" calcext:value-type="float">
            <text:p>3.3602</text:p>
          </table:table-cell>
          <table:table-cell office:value-type="float" office:value="3.4139" calcext:value-type="float">
            <text:p>3.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7:17</text:p>
          </table:table-cell>
          <table:table-cell office:value-type="float" office:value="3.2527" calcext:value-type="float">
            <text:p>3.2527</text:p>
          </table:table-cell>
          <table:table-cell office:value-type="float" office:value="3.3382" calcext:value-type="float">
            <text:p>3.3382</text:p>
          </table:table-cell>
          <table:table-cell office:value-type="float" office:value="3.3968" calcext:value-type="float">
            <text:p>3.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08:59</text:p>
          </table:table-cell>
          <table:table-cell office:value-type="float" office:value="3.2589" calcext:value-type="float">
            <text:p>3.2589</text:p>
          </table:table-cell>
          <table:table-cell office:value-type="float" office:value="3.3492" calcext:value-type="float">
            <text:p>3.3492</text:p>
          </table:table-cell>
          <table:table-cell office:value-type="float" office:value="3.3993" calcext:value-type="float">
            <text:p>3.3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0:41</text:p>
          </table:table-cell>
          <table:table-cell office:value-type="float" office:value="3.2601" calcext:value-type="float">
            <text:p>3.2601</text:p>
          </table:table-cell>
          <table:table-cell office:value-type="float" office:value="3.3504" calcext:value-type="float">
            <text:p>3.3504</text:p>
          </table:table-cell>
          <table:table-cell office:value-type="float" office:value="3.3993" calcext:value-type="float">
            <text:p>3.3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2:22</text:p>
          </table:table-cell>
          <table:table-cell office:value-type="float" office:value="3.2625" calcext:value-type="float">
            <text:p>3.2625</text:p>
          </table:table-cell>
          <table:table-cell office:value-type="float" office:value="3.3553" calcext:value-type="float">
            <text:p>3.3553</text:p>
          </table:table-cell>
          <table:table-cell office:value-type="float" office:value="3.4042" calcext:value-type="float">
            <text:p>3.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4:04</text:p>
          </table:table-cell>
          <table:table-cell office:value-type="float" office:value="3.2405" calcext:value-type="float">
            <text:p>3.2405</text:p>
          </table:table-cell>
          <table:table-cell office:value-type="float" office:value="3.3297" calcext:value-type="float">
            <text:p>3.3297</text:p>
          </table:table-cell>
          <table:table-cell office:value-type="float" office:value="3.3834" calcext:value-type="float">
            <text:p>3.3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5:46</text:p>
          </table:table-cell>
          <table:table-cell office:value-type="float" office:value="3.232" calcext:value-type="float">
            <text:p>3.232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3687" calcext:value-type="float">
            <text:p>3.3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7:27</text:p>
          </table:table-cell>
          <table:table-cell office:value-type="float" office:value="3.2088" calcext:value-type="float">
            <text:p>3.2088</text:p>
          </table:table-cell>
          <table:table-cell office:value-type="float" office:value="3.2979" calcext:value-type="float">
            <text:p>3.2979</text:p>
          </table:table-cell>
          <table:table-cell office:value-type="float" office:value="3.3394" calcext:value-type="float">
            <text:p>3.3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19:09</text:p>
          </table:table-cell>
          <table:table-cell office:value-type="float" office:value="3.2002" calcext:value-type="float">
            <text:p>3.2002</text:p>
          </table:table-cell>
          <table:table-cell office:value-type="float" office:value="3.2918" calcext:value-type="float">
            <text:p>3.2918</text:p>
          </table:table-cell>
          <table:table-cell office:value-type="float" office:value="3.3284" calcext:value-type="float">
            <text:p>3.3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0:51</text:p>
          </table:table-cell>
          <table:table-cell office:value-type="float" office:value="3.2039" calcext:value-type="float">
            <text:p>3.2039</text:p>
          </table:table-cell>
          <table:table-cell office:value-type="float" office:value="3.2943" calcext:value-type="float">
            <text:p>3.2943</text:p>
          </table:table-cell>
          <table:table-cell office:value-type="float" office:value="3.3358" calcext:value-type="float">
            <text:p>3.3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2:32</text:p>
          </table:table-cell>
          <table:table-cell office:value-type="float" office:value="3.1343" calcext:value-type="float">
            <text:p>3.1343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2357" calcext:value-type="float">
            <text:p>3.2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4:14</text:p>
          </table:table-cell>
          <table:table-cell office:value-type="float" office:value="3.1319" calcext:value-type="float">
            <text:p>3.1319</text:p>
          </table:table-cell>
          <table:table-cell office:value-type="float" office:value="3.2161" calcext:value-type="float">
            <text:p>3.2161</text:p>
          </table:table-cell>
          <table:table-cell office:value-type="float" office:value="3.2344" calcext:value-type="float">
            <text:p>3.2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5:56</text:p>
          </table:table-cell>
          <table:table-cell office:value-type="float" office:value="3.138" calcext:value-type="float">
            <text:p>3.138</text:p>
          </table:table-cell>
          <table:table-cell office:value-type="float" office:value="3.2161" calcext:value-type="float">
            <text:p>3.2161</text:p>
          </table:table-cell>
          <table:table-cell office:value-type="float" office:value="3.2393" calcext:value-type="float">
            <text:p>3.2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7:37</text:p>
          </table:table-cell>
          <table:table-cell office:value-type="float" office:value="3.1306" calcext:value-type="float">
            <text:p>3.1306</text:p>
          </table:table-cell>
          <table:table-cell office:value-type="float" office:value="3.2149" calcext:value-type="float">
            <text:p>3.2149</text:p>
          </table:table-cell>
          <table:table-cell office:value-type="float" office:value="3.1978" calcext:value-type="float">
            <text:p>3.1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29:19</text:p>
          </table:table-cell>
          <table:table-cell office:value-type="float" office:value="3.138" calcext:value-type="float">
            <text:p>3.13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051" calcext:value-type="float">
            <text:p>3.2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1:01</text:p>
          </table:table-cell>
          <table:table-cell office:value-type="float" office:value="3.1343" calcext:value-type="float">
            <text:p>3.1343</text:p>
          </table:table-cell>
          <table:table-cell office:value-type="float" office:value="3.2173" calcext:value-type="float">
            <text:p>3.2173</text:p>
          </table:table-cell>
          <table:table-cell office:value-type="float" office:value="3.2027" calcext:value-type="float">
            <text:p>3.2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2:42</text:p>
          </table:table-cell>
          <table:table-cell office:value-type="float" office:value="3.1221" calcext:value-type="float">
            <text:p>3.1221</text:p>
          </table:table-cell>
          <table:table-cell office:value-type="float" office:value="3.2015" calcext:value-type="float">
            <text:p>3.2015</text:p>
          </table:table-cell>
          <table:table-cell office:value-type="float" office:value="3.1746" calcext:value-type="float">
            <text:p>3.1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4:24</text:p>
          </table:table-cell>
          <table:table-cell office:value-type="float" office:value="3.2234" calcext:value-type="float">
            <text:p>3.2234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3797" calcext:value-type="float">
            <text:p>3.3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6:06</text:p>
          </table:table-cell>
          <table:table-cell office:value-type="float" office:value="3.2173" calcext:value-type="float">
            <text:p>3.2173</text:p>
          </table:table-cell>
          <table:table-cell office:value-type="float" office:value="3.3053" calcext:value-type="float">
            <text:p>3.3053</text:p>
          </table:table-cell>
          <table:table-cell office:value-type="float" office:value="3.3639" calcext:value-type="float">
            <text:p>3.3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7:47</text:p>
          </table:table-cell>
          <table:table-cell office:value-type="float" office:value="3.1941" calcext:value-type="float">
            <text:p>3.1941</text:p>
          </table:table-cell>
          <table:table-cell office:value-type="float" office:value="3.2821" calcext:value-type="float">
            <text:p>3.2821</text:p>
          </table:table-cell>
          <table:table-cell office:value-type="float" office:value="3.3309" calcext:value-type="float">
            <text:p>3.3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39:29</text:p>
          </table:table-cell>
          <table:table-cell office:value-type="float" office:value="3.1893" calcext:value-type="float">
            <text:p>3.1893</text:p>
          </table:table-cell>
          <table:table-cell office:value-type="float" office:value="3.2772" calcext:value-type="float">
            <text:p>3.2772</text:p>
          </table:table-cell>
          <table:table-cell office:value-type="float" office:value="3.3211" calcext:value-type="float">
            <text:p>3.3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1:11</text:p>
          </table:table-cell>
          <table:table-cell office:value-type="float" office:value="3.1929" calcext:value-type="float">
            <text:p>3.1929</text:p>
          </table:table-cell>
          <table:table-cell office:value-type="float" office:value="3.2882" calcext:value-type="float">
            <text:p>3.2882</text:p>
          </table:table-cell>
          <table:table-cell office:value-type="float" office:value="3.3382" calcext:value-type="float">
            <text:p>3.3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188" calcext:value-type="float">
            <text:p>3.188</text:p>
          </table:table-cell>
          <table:table-cell office:value-type="float" office:value="3.2845" calcext:value-type="float">
            <text:p>3.2845</text:p>
          </table:table-cell>
          <table:table-cell office:value-type="float" office:value="3.3407" calcext:value-type="float">
            <text:p>3.3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4:34</text:p>
          </table:table-cell>
          <table:table-cell office:value-type="float" office:value="3.1917" calcext:value-type="float">
            <text:p>3.1917</text:p>
          </table:table-cell>
          <table:table-cell office:value-type="float" office:value="3.293" calcext:value-type="float">
            <text:p>3.293</text:p>
          </table:table-cell>
          <table:table-cell office:value-type="float" office:value="3.3541" calcext:value-type="float">
            <text:p>3.3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6:16</text:p>
          </table:table-cell>
          <table:table-cell office:value-type="float" office:value="3.1819" calcext:value-type="float">
            <text:p>3.1819</text:p>
          </table:table-cell>
          <table:table-cell office:value-type="float" office:value="3.2857" calcext:value-type="float">
            <text:p>3.2857</text:p>
          </table:table-cell>
          <table:table-cell office:value-type="float" office:value="3.3431" calcext:value-type="float">
            <text:p>3.3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7:58</text:p>
          </table:table-cell>
          <table:table-cell office:value-type="float" office:value="3.1929" calcext:value-type="float">
            <text:p>3.1929</text:p>
          </table:table-cell>
          <table:table-cell office:value-type="float" office:value="3.2967" calcext:value-type="float">
            <text:p>3.2967</text:p>
          </table:table-cell>
          <table:table-cell office:value-type="float" office:value="3.3602" calcext:value-type="float">
            <text:p>3.3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49:39</text:p>
          </table:table-cell>
          <table:table-cell office:value-type="float" office:value="3.221" calcext:value-type="float">
            <text:p>3.221</text:p>
          </table:table-cell>
          <table:table-cell office:value-type="float" office:value="3.3309" calcext:value-type="float">
            <text:p>3.3309</text:p>
          </table:table-cell>
          <table:table-cell office:value-type="float" office:value="3.4029" calcext:value-type="float">
            <text:p>3.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1:21</text:p>
          </table:table-cell>
          <table:table-cell office:value-type="float" office:value="3.221" calcext:value-type="float">
            <text:p>3.221</text:p>
          </table:table-cell>
          <table:table-cell office:value-type="float" office:value="3.337" calcext:value-type="float">
            <text:p>3.337</text:p>
          </table:table-cell>
          <table:table-cell office:value-type="float" office:value="3.4066" calcext:value-type="float">
            <text:p>3.4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3:03</text:p>
          </table:table-cell>
          <table:table-cell office:value-type="float" office:value="3.2137" calcext:value-type="float">
            <text:p>3.2137</text:p>
          </table:table-cell>
          <table:table-cell office:value-type="float" office:value="3.3321" calcext:value-type="float">
            <text:p>3.3321</text:p>
          </table:table-cell>
          <table:table-cell office:value-type="float" office:value="3.3956" calcext:value-type="float">
            <text:p>3.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4:44</text:p>
          </table:table-cell>
          <table:table-cell office:value-type="float" office:value="3.21" calcext:value-type="float">
            <text:p>3.21</text:p>
          </table:table-cell>
          <table:table-cell office:value-type="float" office:value="3.3284" calcext:value-type="float">
            <text:p>3.3284</text:p>
          </table:table-cell>
          <table:table-cell office:value-type="float" office:value="3.3919" calcext:value-type="float">
            <text:p>3.3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6:26</text:p>
          </table:table-cell>
          <table:table-cell office:value-type="float" office:value="3.2173" calcext:value-type="float">
            <text:p>3.217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2967" calcext:value-type="float">
            <text:p>3.2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8:08</text:p>
          </table:table-cell>
          <table:table-cell office:value-type="float" office:value="3.2112" calcext:value-type="float">
            <text:p>3.2112</text:p>
          </table:table-cell>
          <table:table-cell office:value-type="float" office:value="3.3321" calcext:value-type="float">
            <text:p>3.3321</text:p>
          </table:table-cell>
          <table:table-cell office:value-type="float" office:value="3.2918" calcext:value-type="float">
            <text:p>3.2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:59:49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3443" calcext:value-type="float">
            <text:p>3.3443</text:p>
          </table:table-cell>
          <table:table-cell office:value-type="float" office:value="3.3162" calcext:value-type="float">
            <text:p>3.3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1:31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3126" calcext:value-type="float">
            <text:p>3.3126</text:p>
          </table:table-cell>
          <table:table-cell office:value-type="float" office:value="3.2674" calcext:value-type="float">
            <text:p>3.2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3:13</text:p>
          </table:table-cell>
          <table:table-cell office:value-type="float" office:value="3.1844" calcext:value-type="float">
            <text:p>3.1844</text:p>
          </table:table-cell>
          <table:table-cell office:value-type="float" office:value="3.2625" calcext:value-type="float">
            <text:p>3.2625</text:p>
          </table:table-cell>
          <table:table-cell office:value-type="float" office:value="3.1844" calcext:value-type="float">
            <text:p>3.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4:54</text:p>
          </table:table-cell>
          <table:table-cell office:value-type="float" office:value="3.1917" calcext:value-type="float">
            <text:p>3.1917</text:p>
          </table:table-cell>
          <table:table-cell office:value-type="float" office:value="3.2918" calcext:value-type="float">
            <text:p>3.2918</text:p>
          </table:table-cell>
          <table:table-cell office:value-type="float" office:value="3.2418" calcext:value-type="float">
            <text:p>3.2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6:36</text:p>
          </table:table-cell>
          <table:table-cell office:value-type="float" office:value="3.1746" calcext:value-type="float">
            <text:p>3.1746</text:p>
          </table:table-cell>
          <table:table-cell office:value-type="float" office:value="3.265" calcext:value-type="float">
            <text:p>3.265</text:p>
          </table:table-cell>
          <table:table-cell office:value-type="float" office:value="3.2112" calcext:value-type="float">
            <text:p>3.2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8:18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2308" calcext:value-type="float">
            <text:p>3.2308</text:p>
          </table:table-cell>
          <table:table-cell office:value-type="float" office:value="3.1636" calcext:value-type="float">
            <text:p>3.1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09:59</text:p>
          </table:table-cell>
          <table:table-cell office:value-type="float" office:value="3.0269" calcext:value-type="float">
            <text:p>3.0269</text:p>
          </table:table-cell>
          <table:table-cell office:value-type="float" office:value="3.0916" calcext:value-type="float">
            <text:p>3.0916</text:p>
          </table:table-cell>
          <table:table-cell office:value-type="float" office:value="3.0781" calcext:value-type="float">
            <text:p>3.0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11:41</text:p>
          </table:table-cell>
          <table:table-cell office:value-type="float" office:value="3.0965" calcext:value-type="float">
            <text:p>3.0965</text:p>
          </table:table-cell>
          <table:table-cell office:value-type="float" office:value="3.1844" calcext:value-type="float">
            <text:p>3.1844</text:p>
          </table:table-cell>
          <table:table-cell office:value-type="float" office:value="3.1856" calcext:value-type="float">
            <text:p>3.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13:23</text:p>
          </table:table-cell>
          <table:table-cell office:value-type="float" office:value="3.0867" calcext:value-type="float">
            <text:p>3.0867</text:p>
          </table:table-cell>
          <table:table-cell office:value-type="float" office:value="3.1966" calcext:value-type="float">
            <text:p>3.1966</text:p>
          </table:table-cell>
          <table:table-cell office:value-type="float" office:value="3.2076" calcext:value-type="float">
            <text:p>3.2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15:04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2198" calcext:value-type="float">
            <text:p>3.2198</text:p>
          </table:table-cell>
          <table:table-cell office:value-type="float" office:value="3.2393" calcext:value-type="float">
            <text:p>3.2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16:46</text:p>
          </table:table-cell>
          <table:table-cell office:value-type="float" office:value="3.0757" calcext:value-type="float">
            <text:p>3.0757</text:p>
          </table:table-cell>
          <table:table-cell office:value-type="float" office:value="3.2137" calcext:value-type="float">
            <text:p>3.2137</text:p>
          </table:table-cell>
          <table:table-cell office:value-type="float" office:value="3.221" calcext:value-type="float">
            <text:p>3.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18:28</text:p>
          </table:table-cell>
          <table:table-cell office:value-type="float" office:value="3.0611" calcext:value-type="float">
            <text:p>3.0611</text:p>
          </table:table-cell>
          <table:table-cell office:value-type="float" office:value="3.2063" calcext:value-type="float">
            <text:p>3.2063</text:p>
          </table:table-cell>
          <table:table-cell office:value-type="float" office:value="3.2015" calcext:value-type="float">
            <text:p>3.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0:09</text:p>
          </table:table-cell>
          <table:table-cell office:value-type="float" office:value="3.0281" calcext:value-type="float">
            <text:p>3.0281</text:p>
          </table:table-cell>
          <table:table-cell office:value-type="float" office:value="3.1612" calcext:value-type="float">
            <text:p>3.1612</text:p>
          </table:table-cell>
          <table:table-cell office:value-type="float" office:value="3.1319" calcext:value-type="float">
            <text:p>3.1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1:51</text:p>
          </table:table-cell>
          <table:table-cell office:value-type="float" office:value="2.9377" calcext:value-type="float">
            <text:p>2.9377</text:p>
          </table:table-cell>
          <table:table-cell office:value-type="float" office:value="3.072" calcext:value-type="float">
            <text:p>3.072</text:p>
          </table:table-cell>
          <table:table-cell office:value-type="float" office:value="3.033" calcext:value-type="float">
            <text:p>3.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2.9182" calcext:value-type="float">
            <text:p>2.9182</text:p>
          </table:table-cell>
          <table:table-cell office:value-type="float" office:value="3.0574" calcext:value-type="float">
            <text:p>3.0574</text:p>
          </table:table-cell>
          <table:table-cell office:value-type="float" office:value="3.0122" calcext:value-type="float">
            <text:p>3.0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5:14</text:p>
          </table:table-cell>
          <table:table-cell office:value-type="float" office:value="2.9243" calcext:value-type="float">
            <text:p>2.9243</text:p>
          </table:table-cell>
          <table:table-cell office:value-type="float" office:value="3.0598" calcext:value-type="float">
            <text:p>3.0598</text:p>
          </table:table-cell>
          <table:table-cell office:value-type="float" office:value="3.0049" calcext:value-type="float">
            <text:p>3.0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6:56</text:p>
          </table:table-cell>
          <table:table-cell office:value-type="float" office:value="3.0024" calcext:value-type="float">
            <text:p>3.0024</text:p>
          </table:table-cell>
          <table:table-cell office:value-type="float" office:value="3.1392" calcext:value-type="float">
            <text:p>3.1392</text:p>
          </table:table-cell>
          <table:table-cell office:value-type="float" office:value="2.9915" calcext:value-type="float">
            <text:p>2.9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28:38</text:p>
          </table:table-cell>
          <table:table-cell office:value-type="float" office:value="2.9963" calcext:value-type="float">
            <text:p>2.9963</text:p>
          </table:table-cell>
          <table:table-cell office:value-type="float" office:value="3.138" calcext:value-type="float">
            <text:p>3.138</text:p>
          </table:table-cell>
          <table:table-cell office:value-type="float" office:value="2.9866" calcext:value-type="float">
            <text:p>2.9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30:19</text:p>
          </table:table-cell>
          <table:table-cell office:value-type="float" office:value="2.9951" calcext:value-type="float">
            <text:p>2.9951</text:p>
          </table:table-cell>
          <table:table-cell office:value-type="float" office:value="3.1343" calcext:value-type="float">
            <text:p>3.1343</text:p>
          </table:table-cell>
          <table:table-cell office:value-type="float" office:value="2.9719" calcext:value-type="float">
            <text:p>2.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33:18</text:p>
          </table:table-cell>
          <table:table-cell office:value-type="float" office:value="2.978" calcext:value-type="float">
            <text:p>2.978</text:p>
          </table:table-cell>
          <table:table-cell office:value-type="float" office:value="3.116" calcext:value-type="float">
            <text:p>3.116</text:p>
          </table:table-cell>
          <table:table-cell office:value-type="float" office:value="3.0171" calcext:value-type="float">
            <text:p>3.0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34:59</text:p>
          </table:table-cell>
          <table:table-cell office:value-type="float" office:value="2.9768" calcext:value-type="float">
            <text:p>2.9768</text:p>
          </table:table-cell>
          <table:table-cell office:value-type="float" office:value="3.1136" calcext:value-type="float">
            <text:p>3.1136</text:p>
          </table:table-cell>
          <table:table-cell office:value-type="float" office:value="3.0232" calcext:value-type="float">
            <text:p>3.0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39:14</text:p>
          </table:table-cell>
          <table:table-cell office:value-type="float" office:value="2.8559" calcext:value-type="float">
            <text:p>2.8559</text:p>
          </table:table-cell>
          <table:table-cell office:value-type="float" office:value="2.9988" calcext:value-type="float">
            <text:p>2.9988</text:p>
          </table:table-cell>
          <table:table-cell office:value-type="float" office:value="2.9072" calcext:value-type="float">
            <text:p>2.9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0:56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9939" calcext:value-type="float">
            <text:p>2.9939</text:p>
          </table:table-cell>
          <table:table-cell office:value-type="float" office:value="2.9048" calcext:value-type="float">
            <text:p>2.9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2:38</text:p>
          </table:table-cell>
          <table:table-cell office:value-type="float" office:value="2.84" calcext:value-type="float">
            <text:p>2.84</text:p>
          </table:table-cell>
          <table:table-cell office:value-type="float" office:value="2.9988" calcext:value-type="float">
            <text:p>2.9988</text:p>
          </table:table-cell>
          <table:table-cell office:value-type="float" office:value="2.9158" calcext:value-type="float">
            <text:p>2.9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4:19</text:p>
          </table:table-cell>
          <table:table-cell office:value-type="float" office:value="2.8364" calcext:value-type="float">
            <text:p>2.8364</text:p>
          </table:table-cell>
          <table:table-cell office:value-type="float" office:value="3.0061" calcext:value-type="float">
            <text:p>3.0061</text:p>
          </table:table-cell>
          <table:table-cell office:value-type="float" office:value="2.9145" calcext:value-type="float">
            <text:p>2.9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6:01</text:p>
          </table:table-cell>
          <table:table-cell office:value-type="float" office:value="2.8242" calcext:value-type="float">
            <text:p>2.8242</text:p>
          </table:table-cell>
          <table:table-cell office:value-type="float" office:value="2.9902" calcext:value-type="float">
            <text:p>2.9902</text:p>
          </table:table-cell>
          <table:table-cell office:value-type="float" office:value="2.8913" calcext:value-type="float">
            <text:p>2.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7:43</text:p>
          </table:table-cell>
          <table:table-cell office:value-type="float" office:value="2.8034" calcext:value-type="float">
            <text:p>2.8034</text:p>
          </table:table-cell>
          <table:table-cell office:value-type="float" office:value="2.9731" calcext:value-type="float">
            <text:p>2.9731</text:p>
          </table:table-cell>
          <table:table-cell office:value-type="float" office:value="2.8608" calcext:value-type="float">
            <text:p>2.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49:24</text:p>
          </table:table-cell>
          <table:table-cell office:value-type="float" office:value="2.7851" calcext:value-type="float">
            <text:p>2.7851</text:p>
          </table:table-cell>
          <table:table-cell office:value-type="float" office:value="2.9597" calcext:value-type="float">
            <text:p>2.9597</text:p>
          </table:table-cell>
          <table:table-cell office:value-type="float" office:value="2.8364" calcext:value-type="float">
            <text:p>2.8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1:06</text:p>
          </table:table-cell>
          <table:table-cell office:value-type="float" office:value="2.768" calcext:value-type="float">
            <text:p>2.768</text:p>
          </table:table-cell>
          <table:table-cell office:value-type="float" office:value="2.9402" calcext:value-type="float">
            <text:p>2.9402</text:p>
          </table:table-cell>
          <table:table-cell office:value-type="float" office:value="2.812" calcext:value-type="float">
            <text:p>2.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2:47</text:p>
          </table:table-cell>
          <table:table-cell office:value-type="float" office:value="2.7485" calcext:value-type="float">
            <text:p>2.7485</text:p>
          </table:table-cell>
          <table:table-cell office:value-type="float" office:value="2.9292" calcext:value-type="float">
            <text:p>2.9292</text:p>
          </table:table-cell>
          <table:table-cell office:value-type="float" office:value="2.7875" calcext:value-type="float">
            <text:p>2.7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4:29</text:p>
          </table:table-cell>
          <table:table-cell office:value-type="float" office:value="2.7363" calcext:value-type="float">
            <text:p>2.7363</text:p>
          </table:table-cell>
          <table:table-cell office:value-type="float" office:value="2.9133" calcext:value-type="float">
            <text:p>2.9133</text:p>
          </table:table-cell>
          <table:table-cell office:value-type="float" office:value="2.7729" calcext:value-type="float">
            <text:p>2.7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6:11</text:p>
          </table:table-cell>
          <table:table-cell office:value-type="float" office:value="2.7253" calcext:value-type="float">
            <text:p>2.7253</text:p>
          </table:table-cell>
          <table:table-cell office:value-type="float" office:value="2.9011" calcext:value-type="float">
            <text:p>2.9011</text:p>
          </table:table-cell>
          <table:table-cell office:value-type="float" office:value="2.7497" calcext:value-type="float">
            <text:p>2.7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7:52</text:p>
          </table:table-cell>
          <table:table-cell office:value-type="float" office:value="2.7216" calcext:value-type="float">
            <text:p>2.7216</text:p>
          </table:table-cell>
          <table:table-cell office:value-type="float" office:value="2.8926" calcext:value-type="float">
            <text:p>2.8926</text:p>
          </table:table-cell>
          <table:table-cell office:value-type="float" office:value="2.7314" calcext:value-type="float">
            <text:p>2.7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:59:34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8755" calcext:value-type="float">
            <text:p>2.8755</text:p>
          </table:table-cell>
          <table:table-cell office:value-type="float" office:value="2.7057" calcext:value-type="float">
            <text:p>2.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1:16</text:p>
          </table:table-cell>
          <table:table-cell office:value-type="float" office:value="2.7082" calcext:value-type="float">
            <text:p>2.7082</text:p>
          </table:table-cell>
          <table:table-cell office:value-type="float" office:value="2.8596" calcext:value-type="float">
            <text:p>2.8596</text:p>
          </table:table-cell>
          <table:table-cell office:value-type="float" office:value="2.6886" calcext:value-type="float">
            <text:p>2.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2:57</text:p>
          </table:table-cell>
          <table:table-cell office:value-type="float" office:value="2.6947" calcext:value-type="float">
            <text:p>2.6947</text:p>
          </table:table-cell>
          <table:table-cell office:value-type="float" office:value="2.8352" calcext:value-type="float">
            <text:p>2.8352</text:p>
          </table:table-cell>
          <table:table-cell office:value-type="float" office:value="2.6667" calcext:value-type="float">
            <text:p>2.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4:39</text:p>
          </table:table-cell>
          <table:table-cell office:value-type="float" office:value="2.6813" calcext:value-type="float">
            <text:p>2.6813</text:p>
          </table:table-cell>
          <table:table-cell office:value-type="float" office:value="2.8181" calcext:value-type="float">
            <text:p>2.8181</text:p>
          </table:table-cell>
          <table:table-cell office:value-type="float" office:value="2.6398" calcext:value-type="float">
            <text:p>2.6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6:21</text:p>
          </table:table-cell>
          <table:table-cell office:value-type="float" office:value="2.6581" calcext:value-type="float">
            <text:p>2.6581</text:p>
          </table:table-cell>
          <table:table-cell office:value-type="float" office:value="2.7839" calcext:value-type="float">
            <text:p>2.7839</text:p>
          </table:table-cell>
          <table:table-cell office:value-type="float" office:value="2.6068" calcext:value-type="float">
            <text:p>2.6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8:02</text:p>
          </table:table-cell>
          <table:table-cell office:value-type="float" office:value="2.6313" calcext:value-type="float">
            <text:p>2.6313</text:p>
          </table:table-cell>
          <table:table-cell office:value-type="float" office:value="2.7509" calcext:value-type="float">
            <text:p>2.7509</text:p>
          </table:table-cell>
          <table:table-cell office:value-type="float" office:value="2.5665" calcext:value-type="float">
            <text:p>2.5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09:44</text:p>
          </table:table-cell>
          <table:table-cell office:value-type="float" office:value="2.5995" calcext:value-type="float">
            <text:p>2.5995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5104" calcext:value-type="float">
            <text:p>2.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1:26</text:p>
          </table:table-cell>
          <table:table-cell office:value-type="float" office:value="2.5739" calcext:value-type="float">
            <text:p>2.5739</text:p>
          </table:table-cell>
          <table:table-cell office:value-type="float" office:value="2.6947" calcext:value-type="float">
            <text:p>2.6947</text:p>
          </table:table-cell>
          <table:table-cell office:value-type="float" office:value="2.4933" calcext:value-type="float">
            <text:p>2.4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3:07</text:p>
          </table:table-cell>
          <table:table-cell office:value-type="float" office:value="2.5495" calcext:value-type="float">
            <text:p>2.5495</text:p>
          </table:table-cell>
          <table:table-cell office:value-type="float" office:value="2.6813" calcext:value-type="float">
            <text:p>2.6813</text:p>
          </table:table-cell>
          <table:table-cell office:value-type="float" office:value="2.486" calcext:value-type="float">
            <text:p>2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4:49</text:p>
          </table:table-cell>
          <table:table-cell office:value-type="float" office:value="2.5287" calcext:value-type="float">
            <text:p>2.5287</text:p>
          </table:table-cell>
          <table:table-cell office:value-type="float" office:value="2.6801" calcext:value-type="float">
            <text:p>2.6801</text:p>
          </table:table-cell>
          <table:table-cell office:value-type="float" office:value="2.4762" calcext:value-type="float">
            <text:p>2.4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6:30</text:p>
          </table:table-cell>
          <table:table-cell office:value-type="float" office:value="2.5055" calcext:value-type="float">
            <text:p>2.5055</text:p>
          </table:table-cell>
          <table:table-cell office:value-type="float" office:value="2.6703" calcext:value-type="float">
            <text:p>2.6703</text:p>
          </table:table-cell>
          <table:table-cell office:value-type="float" office:value="2.464" calcext:value-type="float">
            <text:p>2.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8:12</text:p>
          </table:table-cell>
          <table:table-cell office:value-type="float" office:value="2.4835" calcext:value-type="float">
            <text:p>2.4835</text:p>
          </table:table-cell>
          <table:table-cell office:value-type="float" office:value="2.6581" calcext:value-type="float">
            <text:p>2.6581</text:p>
          </table:table-cell>
          <table:table-cell office:value-type="float" office:value="2.4493" calcext:value-type="float">
            <text:p>2.4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19:54</text:p>
          </table:table-cell>
          <table:table-cell office:value-type="float" office:value="2.464" calcext:value-type="float">
            <text:p>2.464</text:p>
          </table:table-cell>
          <table:table-cell office:value-type="float" office:value="2.6471" calcext:value-type="float">
            <text:p>2.6471</text:p>
          </table:table-cell>
          <table:table-cell office:value-type="float" office:value="2.4359" calcext:value-type="float">
            <text:p>2.4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21:35</text:p>
          </table:table-cell>
          <table:table-cell office:value-type="float" office:value="2.4396" calcext:value-type="float">
            <text:p>2.4396</text:p>
          </table:table-cell>
          <table:table-cell office:value-type="float" office:value="2.6422" calcext:value-type="float">
            <text:p>2.6422</text:p>
          </table:table-cell>
          <table:table-cell office:value-type="float" office:value="2.4274" calcext:value-type="float">
            <text:p>2.4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23:17</text:p>
          </table:table-cell>
          <table:table-cell office:value-type="float" office:value="2.4139" calcext:value-type="float">
            <text:p>2.4139</text:p>
          </table:table-cell>
          <table:table-cell office:value-type="float" office:value="2.63" calcext:value-type="float">
            <text:p>2.63</text:p>
          </table:table-cell>
          <table:table-cell office:value-type="float" office:value="2.4164" calcext:value-type="float">
            <text:p>2.4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24:59</text:p>
          </table:table-cell>
          <table:table-cell office:value-type="float" office:value="2.3822" calcext:value-type="float">
            <text:p>2.3822</text:p>
          </table:table-cell>
          <table:table-cell office:value-type="float" office:value="2.6142" calcext:value-type="float">
            <text:p>2.6142</text:p>
          </table:table-cell>
          <table:table-cell office:value-type="float" office:value="2.3993" calcext:value-type="float">
            <text:p>2.3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26:40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6056" calcext:value-type="float">
            <text:p>2.6056</text:p>
          </table:table-cell>
          <table:table-cell office:value-type="float" office:value="2.3932" calcext:value-type="float">
            <text:p>2.3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28:22</text:p>
          </table:table-cell>
          <table:table-cell office:value-type="float" office:value="2.3309" calcext:value-type="float">
            <text:p>2.3309</text:p>
          </table:table-cell>
          <table:table-cell office:value-type="float" office:value="2.5946" calcext:value-type="float">
            <text:p>2.5946</text:p>
          </table:table-cell>
          <table:table-cell office:value-type="float" office:value="2.3834" calcext:value-type="float">
            <text:p>2.3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0:04</text:p>
          </table:table-cell>
          <table:table-cell office:value-type="float" office:value="2.3028" calcext:value-type="float">
            <text:p>2.3028</text:p>
          </table:table-cell>
          <table:table-cell office:value-type="float" office:value="2.5763" calcext:value-type="float">
            <text:p>2.5763</text:p>
          </table:table-cell>
          <table:table-cell office:value-type="float" office:value="2.359" calcext:value-type="float">
            <text:p>2.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1:45</text:p>
          </table:table-cell>
          <table:table-cell office:value-type="float" office:value="2.2625" calcext:value-type="float">
            <text:p>2.2625</text:p>
          </table:table-cell>
          <table:table-cell office:value-type="float" office:value="2.5507" calcext:value-type="float">
            <text:p>2.5507</text:p>
          </table:table-cell>
          <table:table-cell office:value-type="float" office:value="2.3248" calcext:value-type="float">
            <text:p>2.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3:27</text:p>
          </table:table-cell>
          <table:table-cell office:value-type="float" office:value="2.2137" calcext:value-type="float">
            <text:p>2.2137</text:p>
          </table:table-cell>
          <table:table-cell office:value-type="float" office:value="2.5214" calcext:value-type="float">
            <text:p>2.5214</text:p>
          </table:table-cell>
          <table:table-cell office:value-type="float" office:value="2.2796" calcext:value-type="float">
            <text:p>2.2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5:09</text:p>
          </table:table-cell>
          <table:table-cell office:value-type="float" office:value="2.1526" calcext:value-type="float">
            <text:p>2.1526</text:p>
          </table:table-cell>
          <table:table-cell office:value-type="float" office:value="2.4786" calcext:value-type="float">
            <text:p>2.4786</text:p>
          </table:table-cell>
          <table:table-cell office:value-type="float" office:value="2.2283" calcext:value-type="float">
            <text:p>2.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6:50</text:p>
          </table:table-cell>
          <table:table-cell office:value-type="float" office:value="2.0745" calcext:value-type="float">
            <text:p>2.0745</text:p>
          </table:table-cell>
          <table:table-cell office:value-type="float" office:value="2.4286" calcext:value-type="float">
            <text:p>2.4286</text:p>
          </table:table-cell>
          <table:table-cell office:value-type="float" office:value="2.1673" calcext:value-type="float">
            <text:p>2.1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38:32</text:p>
          </table:table-cell>
          <table:table-cell office:value-type="float" office:value="2.0366" calcext:value-type="float">
            <text:p>2.0366</text:p>
          </table:table-cell>
          <table:table-cell office:value-type="float" office:value="2.442" calcext:value-type="float">
            <text:p>2.442</text:p>
          </table:table-cell>
          <table:table-cell office:value-type="float" office:value="2.2381" calcext:value-type="float">
            <text:p>2.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0:14</text:p>
          </table:table-cell>
          <table:table-cell office:value-type="float" office:value="2.0427" calcext:value-type="float">
            <text:p>2.0427</text:p>
          </table:table-cell>
          <table:table-cell office:value-type="float" office:value="2.4799" calcext:value-type="float">
            <text:p>2.4799</text:p>
          </table:table-cell>
          <table:table-cell office:value-type="float" office:value="2.3333" calcext:value-type="float">
            <text:p>2.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1:55</text:p>
          </table:table-cell>
          <table:table-cell office:value-type="float" office:value="2.0098" calcext:value-type="float">
            <text:p>2.0098</text:p>
          </table:table-cell>
          <table:table-cell office:value-type="float" office:value="2.442" calcext:value-type="float">
            <text:p>2.442</text:p>
          </table:table-cell>
          <table:table-cell office:value-type="float" office:value="2.2943" calcext:value-type="float">
            <text:p>2.2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3:37</text:p>
          </table:table-cell>
          <table:table-cell office:value-type="float" office:value="1.9731" calcext:value-type="float">
            <text:p>1.9731</text:p>
          </table:table-cell>
          <table:table-cell office:value-type="float" office:value="2.4029" calcext:value-type="float">
            <text:p>2.4029</text:p>
          </table:table-cell>
          <table:table-cell office:value-type="float" office:value="2.243" calcext:value-type="float">
            <text:p>2.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5:18</text:p>
          </table:table-cell>
          <table:table-cell office:value-type="float" office:value="1.8889" calcext:value-type="float">
            <text:p>1.8889</text:p>
          </table:table-cell>
          <table:table-cell office:value-type="float" office:value="2.3126" calcext:value-type="float">
            <text:p>2.3126</text:p>
          </table:table-cell>
          <table:table-cell office:value-type="float" office:value="2.1306" calcext:value-type="float">
            <text:p>2.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7:00</text:p>
          </table:table-cell>
          <table:table-cell office:value-type="float" office:value="1.7656" calcext:value-type="float">
            <text:p>1.7656</text:p>
          </table:table-cell>
          <table:table-cell office:value-type="float" office:value="2.2112" calcext:value-type="float">
            <text:p>2.2112</text:p>
          </table:table-cell>
          <table:table-cell office:value-type="float" office:value="2.0024" calcext:value-type="float">
            <text:p>2.0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48:42</text:p>
          </table:table-cell>
          <table:table-cell office:value-type="float" office:value="1.6288" calcext:value-type="float">
            <text:p>1.6288</text:p>
          </table:table-cell>
          <table:table-cell office:value-type="float" office:value="2.0842" calcext:value-type="float">
            <text:p>2.0842</text:p>
          </table:table-cell>
          <table:table-cell office:value-type="float" office:value="1.8352" calcext:value-type="float">
            <text:p>1.8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0:23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9951" calcext:value-type="float">
            <text:p>1.9951</text:p>
          </table:table-cell>
          <table:table-cell office:value-type="float" office:value="1.7241" calcext:value-type="float">
            <text:p>1.7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2:05</text:p>
          </table:table-cell>
          <table:table-cell office:value-type="float" office:value="1.4115" calcext:value-type="float">
            <text:p>1.4115</text:p>
          </table:table-cell>
          <table:table-cell office:value-type="float" office:value="1.9341" calcext:value-type="float">
            <text:p>1.9341</text:p>
          </table:table-cell>
          <table:table-cell office:value-type="float" office:value="1.6532" calcext:value-type="float">
            <text:p>1.6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3:47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8791" calcext:value-type="float">
            <text:p>1.8791</text:p>
          </table:table-cell>
          <table:table-cell office:value-type="float" office:value="1.5971" calcext:value-type="float">
            <text:p>1.5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5:28</text:p>
          </table:table-cell>
          <table:table-cell office:value-type="float" office:value="1.243" calcext:value-type="float">
            <text:p>1.243</text:p>
          </table:table-cell>
          <table:table-cell office:value-type="float" office:value="1.8132" calcext:value-type="float">
            <text:p>1.8132</text:p>
          </table:table-cell>
          <table:table-cell office:value-type="float" office:value="1.525" calcext:value-type="float">
            <text:p>1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7:10</text:p>
          </table:table-cell>
          <table:table-cell office:value-type="float" office:value="1.1416" calcext:value-type="float">
            <text:p>1.1416</text:p>
          </table:table-cell>
          <table:table-cell office:value-type="float" office:value="1.7302" calcext:value-type="float">
            <text:p>1.7302</text:p>
          </table:table-cell>
          <table:table-cell office:value-type="float" office:value="1.4286" calcext:value-type="float">
            <text:p>1.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:58:52</text:p>
          </table:table-cell>
          <table:table-cell office:value-type="float" office:value="1.044" calcext:value-type="float">
            <text:p>1.044</text:p>
          </table:table-cell>
          <table:table-cell office:value-type="float" office:value="1.641" calcext:value-type="float">
            <text:p>1.641</text:p>
          </table:table-cell>
          <table:table-cell office:value-type="float" office:value="1.3309" calcext:value-type="float">
            <text:p>1.3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0:33</text:p>
          </table:table-cell>
          <table:table-cell office:value-type="float" office:value="0.9475" calcext:value-type="float">
            <text:p>0.9475</text:p>
          </table:table-cell>
          <table:table-cell office:value-type="float" office:value="1.5604" calcext:value-type="float">
            <text:p>1.5604</text:p>
          </table:table-cell>
          <table:table-cell office:value-type="float" office:value="1.2479" calcext:value-type="float">
            <text:p>1.2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2:15</text:p>
          </table:table-cell>
          <table:table-cell office:value-type="float" office:value="0.8523" calcext:value-type="float">
            <text:p>0.8523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1783" calcext:value-type="float">
            <text:p>1.1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3:57</text:p>
          </table:table-cell>
          <table:table-cell office:value-type="float" office:value="0.7619" calcext:value-type="float">
            <text:p>0.7619</text:p>
          </table:table-cell>
          <table:table-cell office:value-type="float" office:value="1.4115" calcext:value-type="float">
            <text:p>1.4115</text:p>
          </table:table-cell>
          <table:table-cell office:value-type="float" office:value="1.1026" calcext:value-type="float">
            <text:p>1.1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5:38</text:p>
          </table:table-cell>
          <table:table-cell office:value-type="float" office:value="0.6667" calcext:value-type="float">
            <text:p>0.6667</text:p>
          </table:table-cell>
          <table:table-cell office:value-type="float" office:value="1.3175" calcext:value-type="float">
            <text:p>1.3175</text:p>
          </table:table-cell>
          <table:table-cell office:value-type="float" office:value="1.0134" calcext:value-type="float">
            <text:p>1.0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7:20</text:p>
          </table:table-cell>
          <table:table-cell office:value-type="float" office:value="0.5763" calcext:value-type="float">
            <text:p>0.5763</text:p>
          </table:table-cell>
          <table:table-cell office:value-type="float" office:value="1.2271" calcext:value-type="float">
            <text:p>1.2271</text:p>
          </table:table-cell>
          <table:table-cell office:value-type="float" office:value="0.9304" calcext:value-type="float">
            <text:p>0.9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09:02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1502" calcext:value-type="float">
            <text:p>1.1502</text:p>
          </table:table-cell>
          <table:table-cell office:value-type="float" office:value="0.8694" calcext:value-type="float">
            <text:p>0.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0:43</text:p>
          </table:table-cell>
          <table:table-cell office:value-type="float" office:value="0.4335" calcext:value-type="float">
            <text:p>0.4335</text:p>
          </table:table-cell>
          <table:table-cell office:value-type="float" office:value="1.072" calcext:value-type="float">
            <text:p>1.072</text:p>
          </table:table-cell>
          <table:table-cell office:value-type="float" office:value="0.7985" calcext:value-type="float">
            <text:p>0.7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2:2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7143" calcext:value-type="float">
            <text:p>0.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4:06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6264" calcext:value-type="float">
            <text:p>0.6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5:48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7:30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4432" calcext:value-type="float">
            <text:p>0.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19:11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3578" calcext:value-type="float">
            <text:p>0.3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0:5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821" calcext:value-type="float">
            <text:p>0.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2: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2137" calcext:value-type="float">
            <text:p>0.2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4:1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1624" calcext:value-type="float">
            <text:p>0.1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5:58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1209" calcext:value-type="float">
            <text:p>0.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7:4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904" calcext:value-type="float">
            <text:p>0.0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:29:2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696" calcext:value-type="float">
            <text:p>0.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23:00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22:26:27.311000000</dc:date>
    <meta:editing-duration>PT11M15S</meta:editing-duration>
    <meta:editing-cycles>4</meta:editing-cycles>
    <meta:generator>LibreOffice/4.4.1.2$Windows_x86 LibreOffice_project/45e2de17089c24a1fa810c8f975a7171ba4cd432</meta:generator>
    <meta:document-statistic meta:table-count="1" meta:cell-count="18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Line_20_Style_20_9"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2cm" chart:symbol-height="0.02cm" chart:link-data-style-to-source="true"/>
      <style:graphic-properties draw:stroke="dash"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547cm" svg:height="20.109cm" xlink:href=".." xlink:type="simple" chart:class="chart:line" chart:style-name="ch1">
        <chart:title svg:x="17.324cm" svg:y="0.538cm" chart:style-name="ch2">
          <text:p>Fixed vs Single Axis vs Dual Axis Comparison</text:p>
        </chart:title>
        <chart:legend chart:legend-position="end" svg:x="39.683cm" svg:y="9.257cm" style:legend-expansion="high" chart:style-name="ch3"/>
        <chart:plot-area chart:style-name="ch4" table:cell-range-address="SAT_REDUCED.A1:SAT_REDUCED.D468" chart:data-source-has-labels="both" svg:x="1.881cm" svg:y="1.719cm" svg:width="36.932cm" svg:height="17.007cm">
          <chartooo:coordinate-region svg:x="2.959cm" svg:y="1.719cm" svg:width="35.854cm" svg:height="15.342cm"/>
          <chart:axis chart:dimension="x" chart:name="primary-x" chart:style-name="ch5" chartooo:axis-type="auto">
            <chartooo:date-scale/>
            <chart:title svg:x="19.35cm" svg:y="19.128cm" chart:style-name="ch6">
              <text:p>Time (H:M:S)</text:p>
            </chart:title>
            <chart:categories table:cell-range-address="SAT_REDUCED.A1:SAT_REDUCED.A468"/>
          </chart:axis>
          <chart:axis chart:dimension="y" chart:name="primary-y" chart:style-name="ch7">
            <chart:title svg:x="0.451cm" svg:y="11.06cm" chart:style-name="ch8">
              <text:p>Voltage (V)</text:p>
            </chart:title>
            <chart:grid chart:style-name="ch9" chart:class="major"/>
          </chart:axis>
          <chart:series chart:style-name="ch10" chart:values-cell-range-address="SAT_REDUCED.B1:SAT_REDUCED.B468" loext:label-string="fixed" chart:class="chart:line">
            <chart:data-point chart:repeated="468"/>
          </chart:series>
          <chart:series chart:style-name="ch11" chart:values-cell-range-address="SAT_REDUCED.C1:SAT_REDUCED.C468" loext:label-string="single_axis" chart:class="chart:line">
            <chart:data-point chart:repeated="468"/>
          </chart:series>
          <chart:series chart:style-name="ch12" chart:values-cell-range-address="SAT_REDUCED.D1:SAT_REDUCED.D468" loext:label-string="dual_axis" chart:class="chart:line">
            <chart:data-point chart:repeated="4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</text:p>
              </table:table-cell>
              <table:table-cell office:value-type="string">
                <text:p>single_axis</text:p>
              </table:table-cell>
              <table:table-cell office:value-type="string">
                <text:p>dual_axis</text:p>
              </table:table-cell>
            </table:table-row>
          </table:table-header-rows>
          <table:table-rows>
            <table:table-row>
              <table:table-cell office:value-type="string">
                <text:p>06:58:43</text:p>
                <draw:g>
                  <svg:desc>SAT_REDUCED.A1:SAT_REDUCED.A468</svg:desc>
                </draw:g>
              </table:table-cell>
              <table:table-cell office:value-type="float" office:value="2.873">
                <text:p>2.873</text:p>
                <draw:g>
                  <svg:desc>SAT_REDUCED.B1:SAT_REDUCED.B468</svg:desc>
                </draw:g>
              </table:table-cell>
              <table:table-cell office:value-type="float" office:value="3.0867">
                <text:p>3.0867</text:p>
                <draw:g>
                  <svg:desc>SAT_REDUCED.C1:SAT_REDUCED.C468</svg:desc>
                </draw:g>
              </table:table-cell>
              <table:table-cell office:value-type="float" office:value="2.9109">
                <text:p>2.9109</text:p>
                <draw:g>
                  <svg:desc>SAT_REDUCED.D1:SAT_REDUCED.D468</svg:desc>
                </draw:g>
              </table:table-cell>
            </table:table-row>
            <table:table-row>
              <table:table-cell office:value-type="string">
                <text:p>07:00:25</text:p>
              </table:table-cell>
              <table:table-cell office:value-type="float" office:value="2.9109">
                <text:p>2.9109</text:p>
              </table:table-cell>
              <table:table-cell office:value-type="float" office:value="3.1111">
                <text:p>3.1111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07:02:07</text:p>
              </table:table-cell>
              <table:table-cell office:value-type="float" office:value="2.812">
                <text:p>2.812</text:p>
              </table:table-cell>
              <table:table-cell office:value-type="float" office:value="3.0684">
                <text:p>3.0684</text:p>
              </table:table-cell>
              <table:table-cell office:value-type="float" office:value="2.4505">
                <text:p>2.4505</text:p>
              </table:table-cell>
            </table:table-row>
            <table:table-row>
              <table:table-cell office:value-type="string">
                <text:p>07:03:48</text:p>
              </table:table-cell>
              <table:table-cell office:value-type="float" office:value="2.7741">
                <text:p>2.7741</text:p>
              </table:table-cell>
              <table:table-cell office:value-type="float" office:value="3.0256">
                <text:p>3.0256</text:p>
              </table:table-cell>
              <table:table-cell office:value-type="float" office:value="2.4371">
                <text:p>2.4371</text:p>
              </table:table-cell>
            </table:table-row>
            <table:table-row>
              <table:table-cell office:value-type="string">
                <text:p>07:08:51</text:p>
              </table:table-cell>
              <table:table-cell office:value-type="float" office:value="2.7924">
                <text:p>2.7924</text:p>
              </table:table-cell>
              <table:table-cell office:value-type="float" office:value="2.9573">
                <text:p>2.9573</text:p>
              </table:table-cell>
              <table:table-cell office:value-type="float" office:value="2.4469">
                <text:p>2.4469</text:p>
              </table:table-cell>
            </table:table-row>
            <table:table-row>
              <table:table-cell office:value-type="string">
                <text:p>07:10:33</text:p>
              </table:table-cell>
              <table:table-cell office:value-type="float" office:value="2.6911">
                <text:p>2.6911</text:p>
              </table:table-cell>
              <table:table-cell office:value-type="float" office:value="2.8535">
                <text:p>2.8535</text:p>
              </table:table-cell>
              <table:table-cell office:value-type="float" office:value="2.6996">
                <text:p>2.6996</text:p>
              </table:table-cell>
            </table:table-row>
            <table:table-row>
              <table:table-cell office:value-type="string">
                <text:p>07:12:15</text:p>
              </table:table-cell>
              <table:table-cell office:value-type="float" office:value="2.6947">
                <text:p>2.6947</text:p>
              </table:table-cell>
              <table:table-cell office:value-type="float" office:value="2.851">
                <text:p>2.851</text:p>
              </table:table-cell>
              <table:table-cell office:value-type="float" office:value="2.7021">
                <text:p>2.7021</text:p>
              </table:table-cell>
            </table:table-row>
            <table:table-row>
              <table:table-cell office:value-type="string">
                <text:p>07:13:56</text:p>
              </table:table-cell>
              <table:table-cell office:value-type="float" office:value="2.6545">
                <text:p>2.6545</text:p>
              </table:table-cell>
              <table:table-cell office:value-type="float" office:value="2.8022">
                <text:p>2.8022</text:p>
              </table:table-cell>
              <table:table-cell office:value-type="float" office:value="2.6874">
                <text:p>2.6874</text:p>
              </table:table-cell>
            </table:table-row>
            <table:table-row>
              <table:table-cell office:value-type="string">
                <text:p>07:16:46</text:p>
              </table:table-cell>
              <table:table-cell office:value-type="float" office:value="2.9487">
                <text:p>2.9487</text:p>
              </table:table-cell>
              <table:table-cell office:value-type="float" office:value="3.0733">
                <text:p>3.0733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07:25:58</text:p>
              </table:table-cell>
              <table:table-cell office:value-type="float" office:value="2.9658">
                <text:p>2.9658</text:p>
              </table:table-cell>
              <table:table-cell office:value-type="float" office:value="3.1136">
                <text:p>3.1136</text:p>
              </table:table-cell>
              <table:table-cell office:value-type="float" office:value="3.0598">
                <text:p>3.0598</text:p>
              </table:table-cell>
            </table:table-row>
            <table:table-row>
              <table:table-cell office:value-type="string">
                <text:p>07:29:22</text:p>
              </table:table-cell>
              <table:table-cell office:value-type="float" office:value="3.033">
                <text:p>3.033</text:p>
              </table:table-cell>
              <table:table-cell office:value-type="float" office:value="3.1612">
                <text:p>3.1612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31:03</text:p>
              </table:table-cell>
              <table:table-cell office:value-type="float" office:value="3.0317">
                <text:p>3.0317</text:p>
              </table:table-cell>
              <table:table-cell office:value-type="float" office:value="3.1551">
                <text:p>3.1551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7:32:45</text:p>
              </table:table-cell>
              <table:table-cell office:value-type="float" office:value="3.0293">
                <text:p>3.0293</text:p>
              </table:table-cell>
              <table:table-cell office:value-type="float" office:value="3.1575">
                <text:p>3.1575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07:34:27</text:p>
              </table:table-cell>
              <table:table-cell office:value-type="float" office:value="3.0195">
                <text:p>3.0195</text:p>
              </table:table-cell>
              <table:table-cell office:value-type="float" office:value="3.1514">
                <text:p>3.1514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07:36:09</text:p>
              </table:table-cell>
              <table:table-cell office:value-type="float" office:value="3.011">
                <text:p>3.011</text:p>
              </table:table-cell>
              <table:table-cell office:value-type="float" office:value="3.149">
                <text:p>3.149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07:37:50</text:p>
              </table:table-cell>
              <table:table-cell office:value-type="float" office:value="3.0085">
                <text:p>3.0085</text:p>
              </table:table-cell>
              <table:table-cell office:value-type="float" office:value="3.1477">
                <text:p>3.1477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07:39:32</text:p>
              </table:table-cell>
              <table:table-cell office:value-type="float" office:value="3.011">
                <text:p>3.011</text:p>
              </table:table-cell>
              <table:table-cell office:value-type="float" office:value="3.1538">
                <text:p>3.1538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07:41:14</text:p>
              </table:table-cell>
              <table:table-cell office:value-type="float" office:value="3.0195">
                <text:p>3.0195</text:p>
              </table:table-cell>
              <table:table-cell office:value-type="float" office:value="3.1636">
                <text:p>3.1636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42:55</text:p>
              </table:table-cell>
              <table:table-cell office:value-type="float" office:value="3.022">
                <text:p>3.022</text:p>
              </table:table-cell>
              <table:table-cell office:value-type="float" office:value="3.1709">
                <text:p>3.1709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07:44:37</text:p>
              </table:table-cell>
              <table:table-cell office:value-type="float" office:value="3.022">
                <text:p>3.022</text:p>
              </table:table-cell>
              <table:table-cell office:value-type="float" office:value="3.1746">
                <text:p>3.1746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07:46:19</text:p>
              </table:table-cell>
              <table:table-cell office:value-type="float" office:value="3.0183">
                <text:p>3.0183</text:p>
              </table:table-cell>
              <table:table-cell office:value-type="float" office:value="3.1685">
                <text:p>3.1685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07:48:00</text:p>
              </table:table-cell>
              <table:table-cell office:value-type="float" office:value="3.0232">
                <text:p>3.0232</text:p>
              </table:table-cell>
              <table:table-cell office:value-type="float" office:value="3.1722">
                <text:p>3.1722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07:49:42</text:p>
              </table:table-cell>
              <table:table-cell office:value-type="float" office:value="3.0195">
                <text:p>3.0195</text:p>
              </table:table-cell>
              <table:table-cell office:value-type="float" office:value="3.1709">
                <text:p>3.1709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07:51:24</text:p>
              </table:table-cell>
              <table:table-cell office:value-type="float" office:value="3.0208">
                <text:p>3.0208</text:p>
              </table:table-cell>
              <table:table-cell office:value-type="float" office:value="3.1722">
                <text:p>3.1722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07:53:05</text:p>
              </table:table-cell>
              <table:table-cell office:value-type="float" office:value="3.0134">
                <text:p>3.0134</text:p>
              </table:table-cell>
              <table:table-cell office:value-type="float" office:value="3.1648">
                <text:p>3.1648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07:54:47</text:p>
              </table:table-cell>
              <table:table-cell office:value-type="float" office:value="3.0208">
                <text:p>3.0208</text:p>
              </table:table-cell>
              <table:table-cell office:value-type="float" office:value="3.1697">
                <text:p>3.1697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07:56:29</text:p>
              </table:table-cell>
              <table:table-cell office:value-type="float" office:value="3.0171">
                <text:p>3.0171</text:p>
              </table:table-cell>
              <table:table-cell office:value-type="float" office:value="3.1673">
                <text:p>3.1673</text:p>
              </table:table-cell>
              <table:table-cell office:value-type="float" office:value="3.1954">
                <text:p>3.1954</text:p>
              </table:table-cell>
            </table:table-row>
            <table:table-row>
              <table:table-cell office:value-type="string">
                <text:p>07:58:10</text:p>
              </table:table-cell>
              <table:table-cell office:value-type="float" office:value="3.0085">
                <text:p>3.0085</text:p>
              </table:table-cell>
              <table:table-cell office:value-type="float" office:value="3.1538">
                <text:p>3.1538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07:59:52</text:p>
              </table:table-cell>
              <table:table-cell office:value-type="float" office:value="2.9841">
                <text:p>2.9841</text:p>
              </table:table-cell>
              <table:table-cell office:value-type="float" office:value="3.116">
                <text:p>3.116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08:01:34</text:p>
              </table:table-cell>
              <table:table-cell office:value-type="float" office:value="2.9915">
                <text:p>2.9915</text:p>
              </table:table-cell>
              <table:table-cell office:value-type="float" office:value="3.1258">
                <text:p>3.1258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08:03:16</text:p>
              </table:table-cell>
              <table:table-cell office:value-type="float" office:value="3.0195">
                <text:p>3.0195</text:p>
              </table:table-cell>
              <table:table-cell office:value-type="float" office:value="3.16">
                <text:p>3.16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08:04:57</text:p>
              </table:table-cell>
              <table:table-cell office:value-type="float" office:value="3.0647">
                <text:p>3.0647</text:p>
              </table:table-cell>
              <table:table-cell office:value-type="float" office:value="3.3114">
                <text:p>3.3114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08:06:39</text:p>
              </table:table-cell>
              <table:table-cell office:value-type="float" office:value="3.105">
                <text:p>3.105</text:p>
              </table:table-cell>
              <table:table-cell office:value-type="float" office:value="3.3455">
                <text:p>3.3455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08:08:21</text:p>
              </table:table-cell>
              <table:table-cell office:value-type="float" office:value="3.1709">
                <text:p>3.1709</text:p>
              </table:table-cell>
              <table:table-cell office:value-type="float" office:value="3.4518">
                <text:p>3.4518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08:10:02</text:p>
              </table:table-cell>
              <table:table-cell office:value-type="float" office:value="3.094">
                <text:p>3.094</text:p>
              </table:table-cell>
              <table:table-cell office:value-type="float" office:value="3.2796">
                <text:p>3.2796</text:p>
              </table:table-cell>
              <table:table-cell office:value-type="float" office:value="3.6215">
                <text:p>3.6215</text:p>
              </table:table-cell>
            </table:table-row>
            <table:table-row>
              <table:table-cell office:value-type="string">
                <text:p>08:13:26</text:p>
              </table:table-cell>
              <table:table-cell office:value-type="float" office:value="3.1245">
                <text:p>3.1245</text:p>
              </table:table-cell>
              <table:table-cell office:value-type="float" office:value="3.3883">
                <text:p>3.3883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08:15:07</text:p>
              </table:table-cell>
              <table:table-cell office:value-type="float" office:value="3.1697">
                <text:p>3.1697</text:p>
              </table:table-cell>
              <table:table-cell office:value-type="float" office:value="3.4335">
                <text:p>3.4335</text:p>
              </table:table-cell>
              <table:table-cell office:value-type="float" office:value="3.5836">
                <text:p>3.5836</text:p>
              </table:table-cell>
            </table:table-row>
            <table:table-row>
              <table:table-cell office:value-type="string">
                <text:p>08:16:49</text:p>
              </table:table-cell>
              <table:table-cell office:value-type="float" office:value="3.2295">
                <text:p>3.2295</text:p>
              </table:table-cell>
              <table:table-cell office:value-type="float" office:value="3.4347">
                <text:p>3.4347</text:p>
              </table:table-cell>
              <table:table-cell office:value-type="float" office:value="3.5934">
                <text:p>3.5934</text:p>
              </table:table-cell>
            </table:table-row>
            <table:table-row>
              <table:table-cell office:value-type="string">
                <text:p>08:18:31</text:p>
              </table:table-cell>
              <table:table-cell office:value-type="float" office:value="3.221">
                <text:p>3.221</text:p>
              </table:table-cell>
              <table:table-cell office:value-type="float" office:value="3.42">
                <text:p>3.42</text:p>
              </table:table-cell>
              <table:table-cell office:value-type="float" office:value="3.5971">
                <text:p>3.5971</text:p>
              </table:table-cell>
            </table:table-row>
            <table:table-row>
              <table:table-cell office:value-type="string">
                <text:p>08:20:12</text:p>
              </table:table-cell>
              <table:table-cell office:value-type="float" office:value="3.2808">
                <text:p>3.2808</text:p>
              </table:table-cell>
              <table:table-cell office:value-type="float" office:value="3.5458">
                <text:p>3.5458</text:p>
              </table:table-cell>
              <table:table-cell office:value-type="float" office:value="3.6081">
                <text:p>3.6081</text:p>
              </table:table-cell>
            </table:table-row>
            <table:table-row>
              <table:table-cell office:value-type="string">
                <text:p>08:21:54</text:p>
              </table:table-cell>
              <table:table-cell office:value-type="float" office:value="3.2772">
                <text:p>3.2772</text:p>
              </table:table-cell>
              <table:table-cell office:value-type="float" office:value="3.5079">
                <text:p>3.5079</text:p>
              </table:table-cell>
              <table:table-cell office:value-type="float" office:value="3.5946">
                <text:p>3.5946</text:p>
              </table:table-cell>
            </table:table-row>
            <table:table-row>
              <table:table-cell office:value-type="string">
                <text:p>08:23:36</text:p>
              </table:table-cell>
              <table:table-cell office:value-type="float" office:value="3.2833">
                <text:p>3.2833</text:p>
              </table:table-cell>
              <table:table-cell office:value-type="float" office:value="3.5116">
                <text:p>3.5116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25:17</text:p>
              </table:table-cell>
              <table:table-cell office:value-type="float" office:value="3.2857">
                <text:p>3.2857</text:p>
              </table:table-cell>
              <table:table-cell office:value-type="float" office:value="3.5055">
                <text:p>3.5055</text:p>
              </table:table-cell>
              <table:table-cell office:value-type="float" office:value="3.5861">
                <text:p>3.5861</text:p>
              </table:table-cell>
            </table:table-row>
            <table:table-row>
              <table:table-cell office:value-type="string">
                <text:p>08:26:59</text:p>
              </table:table-cell>
              <table:table-cell office:value-type="float" office:value="3.293">
                <text:p>3.293</text:p>
              </table:table-cell>
              <table:table-cell office:value-type="float" office:value="3.5165">
                <text:p>3.5165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28:40</text:p>
              </table:table-cell>
              <table:table-cell office:value-type="float" office:value="3.2918">
                <text:p>3.2918</text:p>
              </table:table-cell>
              <table:table-cell office:value-type="float" office:value="3.4957">
                <text:p>3.4957</text:p>
              </table:table-cell>
              <table:table-cell office:value-type="float" office:value="3.5751">
                <text:p>3.5751</text:p>
              </table:table-cell>
            </table:table-row>
            <table:table-row>
              <table:table-cell office:value-type="string">
                <text:p>08:30:22</text:p>
              </table:table-cell>
              <table:table-cell office:value-type="float" office:value="3.3028">
                <text:p>3.3028</text:p>
              </table:table-cell>
              <table:table-cell office:value-type="float" office:value="3.4982">
                <text:p>3.4982</text:p>
              </table:table-cell>
              <table:table-cell office:value-type="float" office:value="3.5995">
                <text:p>3.5995</text:p>
              </table:table-cell>
            </table:table-row>
            <table:table-row>
              <table:table-cell office:value-type="string">
                <text:p>08:32:04</text:p>
              </table:table-cell>
              <table:table-cell office:value-type="float" office:value="3.2418">
                <text:p>3.2418</text:p>
              </table:table-cell>
              <table:table-cell office:value-type="float" office:value="3.4212">
                <text:p>3.4212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08:33:45</text:p>
              </table:table-cell>
              <table:table-cell office:value-type="float" office:value="3.2747">
                <text:p>3.2747</text:p>
              </table:table-cell>
              <table:table-cell office:value-type="float" office:value="3.442">
                <text:p>3.442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08:35:27</text:p>
              </table:table-cell>
              <table:table-cell office:value-type="float" office:value="3.3101">
                <text:p>3.3101</text:p>
              </table:table-cell>
              <table:table-cell office:value-type="float" office:value="3.4811">
                <text:p>3.4811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08:37:09</text:p>
              </table:table-cell>
              <table:table-cell office:value-type="float" office:value="3.3175">
                <text:p>3.3175</text:p>
              </table:table-cell>
              <table:table-cell office:value-type="float" office:value="3.4884">
                <text:p>3.4884</text:p>
              </table:table-cell>
              <table:table-cell office:value-type="float" office:value="3.5751">
                <text:p>3.5751</text:p>
              </table:table-cell>
            </table:table-row>
            <table:table-row>
              <table:table-cell office:value-type="string">
                <text:p>08:38:51</text:p>
              </table:table-cell>
              <table:table-cell office:value-type="float" office:value="3.3126">
                <text:p>3.3126</text:p>
              </table:table-cell>
              <table:table-cell office:value-type="float" office:value="3.4786">
                <text:p>3.4786</text:p>
              </table:table-cell>
              <table:table-cell office:value-type="float" office:value="3.5665">
                <text:p>3.5665</text:p>
              </table:table-cell>
            </table:table-row>
            <table:table-row>
              <table:table-cell office:value-type="string">
                <text:p>08:40:32</text:p>
              </table:table-cell>
              <table:table-cell office:value-type="float" office:value="3.293">
                <text:p>3.293</text:p>
              </table:table-cell>
              <table:table-cell office:value-type="float" office:value="3.4591">
                <text:p>3.4591</text:p>
              </table:table-cell>
              <table:table-cell office:value-type="float" office:value="3.5458">
                <text:p>3.5458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3.3077">
                <text:p>3.3077</text:p>
              </table:table-cell>
              <table:table-cell office:value-type="float" office:value="3.4713">
                <text:p>3.4713</text:p>
              </table:table-cell>
              <table:table-cell office:value-type="float" office:value="3.5629">
                <text:p>3.5629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3.3578">
                <text:p>3.3578</text:p>
              </table:table-cell>
              <table:table-cell office:value-type="float" office:value="3.5177">
                <text:p>3.5177</text:p>
              </table:table-cell>
              <table:table-cell office:value-type="float" office:value="3.6178">
                <text:p>3.6178</text:p>
              </table:table-cell>
            </table:table-row>
            <table:table-row>
              <table:table-cell office:value-type="string">
                <text:p>08:45:37</text:p>
              </table:table-cell>
              <table:table-cell office:value-type="float" office:value="3.3504">
                <text:p>3.3504</text:p>
              </table:table-cell>
              <table:table-cell office:value-type="float" office:value="3.4982">
                <text:p>3.4982</text:p>
              </table:table-cell>
              <table:table-cell office:value-type="float" office:value="3.5824">
                <text:p>3.5824</text:p>
              </table:table-cell>
            </table:table-row>
            <table:table-row>
              <table:table-cell office:value-type="string">
                <text:p>08:47:19</text:p>
              </table:table-cell>
              <table:table-cell office:value-type="float" office:value="3.3272">
                <text:p>3.3272</text:p>
              </table:table-cell>
              <table:table-cell office:value-type="float" office:value="3.4713">
                <text:p>3.4713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3.3516">
                <text:p>3.3516</text:p>
              </table:table-cell>
              <table:table-cell office:value-type="float" office:value="3.4982">
                <text:p>3.4982</text:p>
              </table:table-cell>
              <table:table-cell office:value-type="float" office:value="3.5788">
                <text:p>3.5788</text:p>
              </table:table-cell>
            </table:table-row>
            <table:table-row>
              <table:table-cell office:value-type="string">
                <text:p>08:50:42</text:p>
              </table:table-cell>
              <table:table-cell office:value-type="float" office:value="3.3468">
                <text:p>3.3468</text:p>
              </table:table-cell>
              <table:table-cell office:value-type="float" office:value="3.4811">
                <text:p>3.4811</text:p>
              </table:table-cell>
              <table:table-cell office:value-type="float" office:value="3.5678">
                <text:p>3.5678</text:p>
              </table:table-cell>
            </table:table-row>
            <table:table-row>
              <table:table-cell office:value-type="string">
                <text:p>08:52:24</text:p>
              </table:table-cell>
              <table:table-cell office:value-type="float" office:value="3.3602">
                <text:p>3.3602</text:p>
              </table:table-cell>
              <table:table-cell office:value-type="float" office:value="3.4969">
                <text:p>3.4969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54:06</text:p>
              </table:table-cell>
              <table:table-cell office:value-type="float" office:value="3.3602">
                <text:p>3.3602</text:p>
              </table:table-cell>
              <table:table-cell office:value-type="float" office:value="3.4969">
                <text:p>3.4969</text:p>
              </table:table-cell>
              <table:table-cell office:value-type="float" office:value="3.5873">
                <text:p>3.5873</text:p>
              </table:table-cell>
            </table:table-row>
            <table:table-row>
              <table:table-cell office:value-type="string">
                <text:p>08:55:47</text:p>
              </table:table-cell>
              <table:table-cell office:value-type="float" office:value="3.3651">
                <text:p>3.3651</text:p>
              </table:table-cell>
              <table:table-cell office:value-type="float" office:value="3.5006">
                <text:p>3.5006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08:57:29</text:p>
              </table:table-cell>
              <table:table-cell office:value-type="float" office:value="3.3578">
                <text:p>3.3578</text:p>
              </table:table-cell>
              <table:table-cell office:value-type="float" office:value="3.486">
                <text:p>3.486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08:59:11</text:p>
              </table:table-cell>
              <table:table-cell office:value-type="float" office:value="3.3785">
                <text:p>3.3785</text:p>
              </table:table-cell>
              <table:table-cell office:value-type="float" office:value="3.4994">
                <text:p>3.4994</text:p>
              </table:table-cell>
              <table:table-cell office:value-type="float" office:value="3.5775">
                <text:p>3.5775</text:p>
              </table:table-cell>
            </table:table-row>
            <table:table-row>
              <table:table-cell office:value-type="string">
                <text:p>09:00:52</text:p>
              </table:table-cell>
              <table:table-cell office:value-type="float" office:value="3.3602">
                <text:p>3.3602</text:p>
              </table:table-cell>
              <table:table-cell office:value-type="float" office:value="3.4737">
                <text:p>3.4737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>09:02:34</text:p>
              </table:table-cell>
              <table:table-cell office:value-type="float" office:value="3.3504">
                <text:p>3.3504</text:p>
              </table:table-cell>
              <table:table-cell office:value-type="float" office:value="3.4615">
                <text:p>3.4615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09:04:15</text:p>
              </table:table-cell>
              <table:table-cell office:value-type="float" office:value="3.3504">
                <text:p>3.3504</text:p>
              </table:table-cell>
              <table:table-cell office:value-type="float" office:value="3.4591">
                <text:p>3.4591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09:05:57</text:p>
              </table:table-cell>
              <table:table-cell office:value-type="float" office:value="3.3553">
                <text:p>3.3553</text:p>
              </table:table-cell>
              <table:table-cell office:value-type="float" office:value="3.4615">
                <text:p>3.4615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09:07:39</text:p>
              </table:table-cell>
              <table:table-cell office:value-type="float" office:value="3.3297">
                <text:p>3.3297</text:p>
              </table:table-cell>
              <table:table-cell office:value-type="float" office:value="3.4347">
                <text:p>3.4347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09:09:20</text:p>
              </table:table-cell>
              <table:table-cell office:value-type="float" office:value="3.3504">
                <text:p>3.3504</text:p>
              </table:table-cell>
              <table:table-cell office:value-type="float" office:value="3.453">
                <text:p>3.453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3.3468">
                <text:p>3.3468</text:p>
              </table:table-cell>
              <table:table-cell office:value-type="float" office:value="3.4444">
                <text:p>3.4444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3.348">
                <text:p>3.348</text:p>
              </table:table-cell>
              <table:table-cell office:value-type="float" office:value="3.453">
                <text:p>3.453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3.3578">
                <text:p>3.3578</text:p>
              </table:table-cell>
              <table:table-cell office:value-type="float" office:value="3.4591">
                <text:p>3.4591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09:16:07</text:p>
              </table:table-cell>
              <table:table-cell office:value-type="float" office:value="3.3724">
                <text:p>3.3724</text:p>
              </table:table-cell>
              <table:table-cell office:value-type="float" office:value="3.4615">
                <text:p>3.4615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09:17:49</text:p>
              </table:table-cell>
              <table:table-cell office:value-type="float" office:value="3.3541">
                <text:p>3.3541</text:p>
              </table:table-cell>
              <table:table-cell office:value-type="float" office:value="3.4457">
                <text:p>3.4457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09:19:30</text:p>
              </table:table-cell>
              <table:table-cell office:value-type="float" office:value="3.3663">
                <text:p>3.3663</text:p>
              </table:table-cell>
              <table:table-cell office:value-type="float" office:value="3.4542">
                <text:p>3.4542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09:21:12</text:p>
              </table:table-cell>
              <table:table-cell office:value-type="float" office:value="3.3455">
                <text:p>3.3455</text:p>
              </table:table-cell>
              <table:table-cell office:value-type="float" office:value="3.4249">
                <text:p>3.4249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09:22:54</text:p>
              </table:table-cell>
              <table:table-cell office:value-type="float" office:value="3.3346">
                <text:p>3.3346</text:p>
              </table:table-cell>
              <table:table-cell office:value-type="float" office:value="3.4078">
                <text:p>3.4078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09:24:36</text:p>
              </table:table-cell>
              <table:table-cell office:value-type="float" office:value="3.3431">
                <text:p>3.3431</text:p>
              </table:table-cell>
              <table:table-cell office:value-type="float" office:value="3.4164">
                <text:p>3.4164</text:p>
              </table:table-cell>
              <table:table-cell office:value-type="float" office:value="3.4896">
                <text:p>3.4896</text:p>
              </table:table-cell>
            </table:table-row>
            <table:table-row>
              <table:table-cell office:value-type="string">
                <text:p>09:26:17</text:p>
              </table:table-cell>
              <table:table-cell office:value-type="float" office:value="3.3346">
                <text:p>3.3346</text:p>
              </table:table-cell>
              <table:table-cell office:value-type="float" office:value="3.409">
                <text:p>3.409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09:27:59</text:p>
              </table:table-cell>
              <table:table-cell office:value-type="float" office:value="3.3651">
                <text:p>3.3651</text:p>
              </table:table-cell>
              <table:table-cell office:value-type="float" office:value="3.4383">
                <text:p>3.4383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09:29:41</text:p>
              </table:table-cell>
              <table:table-cell office:value-type="float" office:value="3.3553">
                <text:p>3.3553</text:p>
              </table:table-cell>
              <table:table-cell office:value-type="float" office:value="3.431">
                <text:p>3.431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09:31:22</text:p>
              </table:table-cell>
              <table:table-cell office:value-type="float" office:value="3.3175">
                <text:p>3.3175</text:p>
              </table:table-cell>
              <table:table-cell office:value-type="float" office:value="3.3932">
                <text:p>3.3932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09:33:04</text:p>
              </table:table-cell>
              <table:table-cell office:value-type="float" office:value="3.3101">
                <text:p>3.3101</text:p>
              </table:table-cell>
              <table:table-cell office:value-type="float" office:value="3.3858">
                <text:p>3.3858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34:46</text:p>
              </table:table-cell>
              <table:table-cell office:value-type="float" office:value="3.2869">
                <text:p>3.2869</text:p>
              </table:table-cell>
              <table:table-cell office:value-type="float" office:value="3.3602">
                <text:p>3.3602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3.3138">
                <text:p>3.3138</text:p>
              </table:table-cell>
              <table:table-cell office:value-type="float" office:value="3.3993">
                <text:p>3.3993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3.3346">
                <text:p>3.3346</text:p>
              </table:table-cell>
              <table:table-cell office:value-type="float" office:value="3.4103">
                <text:p>3.4103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09:39:51</text:p>
              </table:table-cell>
              <table:table-cell office:value-type="float" office:value="3.293">
                <text:p>3.293</text:p>
              </table:table-cell>
              <table:table-cell office:value-type="float" office:value="3.3578">
                <text:p>3.3578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3.3199">
                <text:p>3.3199</text:p>
              </table:table-cell>
              <table:table-cell office:value-type="float" office:value="3.3907">
                <text:p>3.3907</text:p>
              </table:table-cell>
              <table:table-cell office:value-type="float" office:value="3.4652">
                <text:p>3.4652</text:p>
              </table:table-cell>
            </table:table-row>
            <table:table-row>
              <table:table-cell office:value-type="string">
                <text:p>09:43:14</text:p>
              </table:table-cell>
              <table:table-cell office:value-type="float" office:value="3.3309">
                <text:p>3.3309</text:p>
              </table:table-cell>
              <table:table-cell office:value-type="float" office:value="3.4103">
                <text:p>3.4103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09:44:56</text:p>
              </table:table-cell>
              <table:table-cell office:value-type="float" office:value="3.3663">
                <text:p>3.3663</text:p>
              </table:table-cell>
              <table:table-cell office:value-type="float" office:value="3.4396">
                <text:p>3.4396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09:46:37</text:p>
              </table:table-cell>
              <table:table-cell office:value-type="float" office:value="3.3883">
                <text:p>3.3883</text:p>
              </table:table-cell>
              <table:table-cell office:value-type="float" office:value="3.4554">
                <text:p>3.4554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09:48:19</text:p>
              </table:table-cell>
              <table:table-cell office:value-type="float" office:value="3.2576">
                <text:p>3.2576</text:p>
              </table:table-cell>
              <table:table-cell office:value-type="float" office:value="3.3114">
                <text:p>3.3114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09:50:01</text:p>
              </table:table-cell>
              <table:table-cell office:value-type="float" office:value="3.2759">
                <text:p>3.2759</text:p>
              </table:table-cell>
              <table:table-cell office:value-type="float" office:value="3.3358">
                <text:p>3.3358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2821">
                <text:p>3.2821</text:p>
              </table:table-cell>
              <table:table-cell office:value-type="float" office:value="3.3431">
                <text:p>3.3431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09:53:24</text:p>
              </table:table-cell>
              <table:table-cell office:value-type="float" office:value="3.3223">
                <text:p>3.3223</text:p>
              </table:table-cell>
              <table:table-cell office:value-type="float" office:value="3.3907">
                <text:p>3.3907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55:06</text:p>
              </table:table-cell>
              <table:table-cell office:value-type="float" office:value="3.315">
                <text:p>3.315</text:p>
              </table:table-cell>
              <table:table-cell office:value-type="float" office:value="3.3846">
                <text:p>3.3846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9:56:47</text:p>
              </table:table-cell>
              <table:table-cell office:value-type="float" office:value="3.3126">
                <text:p>3.3126</text:p>
              </table:table-cell>
              <table:table-cell office:value-type="float" office:value="3.3773">
                <text:p>3.3773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09:58:29</text:p>
              </table:table-cell>
              <table:table-cell office:value-type="float" office:value="3.3773">
                <text:p>3.3773</text:p>
              </table:table-cell>
              <table:table-cell office:value-type="float" office:value="3.4396">
                <text:p>3.4396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0:00:11</text:p>
              </table:table-cell>
              <table:table-cell office:value-type="float" office:value="3.3272">
                <text:p>3.3272</text:p>
              </table:table-cell>
              <table:table-cell office:value-type="float" office:value="3.3895">
                <text:p>3.3895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0:01:52</text:p>
              </table:table-cell>
              <table:table-cell office:value-type="float" office:value="3.3223">
                <text:p>3.3223</text:p>
              </table:table-cell>
              <table:table-cell office:value-type="float" office:value="3.3846">
                <text:p>3.3846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0:03:34</text:p>
              </table:table-cell>
              <table:table-cell office:value-type="float" office:value="3.3602">
                <text:p>3.3602</text:p>
              </table:table-cell>
              <table:table-cell office:value-type="float" office:value="3.4188">
                <text:p>3.4188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0:05:16</text:p>
              </table:table-cell>
              <table:table-cell office:value-type="float" office:value="3.3602">
                <text:p>3.3602</text:p>
              </table:table-cell>
              <table:table-cell office:value-type="float" office:value="3.4237">
                <text:p>3.4237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10:06:57</text:p>
              </table:table-cell>
              <table:table-cell office:value-type="float" office:value="3.3712">
                <text:p>3.3712</text:p>
              </table:table-cell>
              <table:table-cell office:value-type="float" office:value="3.4274">
                <text:p>3.4274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0:08:39</text:p>
              </table:table-cell>
              <table:table-cell office:value-type="float" office:value="3.3932">
                <text:p>3.3932</text:p>
              </table:table-cell>
              <table:table-cell office:value-type="float" office:value="3.4444">
                <text:p>3.4444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0:10:21</text:p>
              </table:table-cell>
              <table:table-cell office:value-type="float" office:value="3.4176">
                <text:p>3.4176</text:p>
              </table:table-cell>
              <table:table-cell office:value-type="float" office:value="3.4737">
                <text:p>3.4737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string">
                <text:p>10:12:02</text:p>
              </table:table-cell>
              <table:table-cell office:value-type="float" office:value="3.4335">
                <text:p>3.4335</text:p>
              </table:table-cell>
              <table:table-cell office:value-type="float" office:value="3.4884">
                <text:p>3.4884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3.3431">
                <text:p>3.3431</text:p>
              </table:table-cell>
              <table:table-cell office:value-type="float" office:value="3.4005">
                <text:p>3.4005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0:15:26</text:p>
              </table:table-cell>
              <table:table-cell office:value-type="float" office:value="3.4359">
                <text:p>3.4359</text:p>
              </table:table-cell>
              <table:table-cell office:value-type="float" office:value="3.4957">
                <text:p>3.4957</text:p>
              </table:table-cell>
              <table:table-cell office:value-type="float" office:value="3.5702">
                <text:p>3.5702</text:p>
              </table:table-cell>
            </table:table-row>
            <table:table-row>
              <table:table-cell office:value-type="string">
                <text:p>10:17:07</text:p>
              </table:table-cell>
              <table:table-cell office:value-type="float" office:value="3.4078">
                <text:p>3.4078</text:p>
              </table:table-cell>
              <table:table-cell office:value-type="float" office:value="3.4713">
                <text:p>3.4713</text:p>
              </table:table-cell>
              <table:table-cell office:value-type="float" office:value="3.5458">
                <text:p>3.5458</text:p>
              </table:table-cell>
            </table:table-row>
            <table:table-row>
              <table:table-cell office:value-type="string">
                <text:p>10:18:49</text:p>
              </table:table-cell>
              <table:table-cell office:value-type="float" office:value="3.2332">
                <text:p>3.2332</text:p>
              </table:table-cell>
              <table:table-cell office:value-type="float" office:value="3.2955">
                <text:p>3.2955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0:20:31</text:p>
              </table:table-cell>
              <table:table-cell office:value-type="float" office:value="3.4383">
                <text:p>3.4383</text:p>
              </table:table-cell>
              <table:table-cell office:value-type="float" office:value="3.4969">
                <text:p>3.496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0:22:13</text:p>
              </table:table-cell>
              <table:table-cell office:value-type="float" office:value="3.4335">
                <text:p>3.4335</text:p>
              </table:table-cell>
              <table:table-cell office:value-type="float" office:value="3.4872">
                <text:p>3.4872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>10:23:54</text:p>
              </table:table-cell>
              <table:table-cell office:value-type="float" office:value="3.3907">
                <text:p>3.3907</text:p>
              </table:table-cell>
              <table:table-cell office:value-type="float" office:value="3.4371">
                <text:p>3.4371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0:25:36</text:p>
              </table:table-cell>
              <table:table-cell office:value-type="float" office:value="3.3785">
                <text:p>3.3785</text:p>
              </table:table-cell>
              <table:table-cell office:value-type="float" office:value="3.42">
                <text:p>3.42</text:p>
              </table:table-cell>
              <table:table-cell office:value-type="float" office:value="3.4921">
                <text:p>3.4921</text:p>
              </table:table-cell>
            </table:table-row>
            <table:table-row>
              <table:table-cell office:value-type="string">
                <text:p>10:27:18</text:p>
              </table:table-cell>
              <table:table-cell office:value-type="float" office:value="3.4298">
                <text:p>3.4298</text:p>
              </table:table-cell>
              <table:table-cell office:value-type="float" office:value="3.4676">
                <text:p>3.4676</text:p>
              </table:table-cell>
              <table:table-cell office:value-type="float" office:value="3.5226">
                <text:p>3.5226</text:p>
              </table:table-cell>
            </table:table-row>
            <table:table-row>
              <table:table-cell office:value-type="string">
                <text:p>10:28:59</text:p>
              </table:table-cell>
              <table:table-cell office:value-type="float" office:value="3.4042">
                <text:p>3.4042</text:p>
              </table:table-cell>
              <table:table-cell office:value-type="float" office:value="3.4432">
                <text:p>3.4432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10:30:41</text:p>
              </table:table-cell>
              <table:table-cell office:value-type="float" office:value="3.409">
                <text:p>3.409</text:p>
              </table:table-cell>
              <table:table-cell office:value-type="float" office:value="3.453">
                <text:p>3.453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0:32:23</text:p>
              </table:table-cell>
              <table:table-cell office:value-type="float" office:value="3.2149">
                <text:p>3.2149</text:p>
              </table:table-cell>
              <table:table-cell office:value-type="float" office:value="3.2662">
                <text:p>3.2662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0:34:04</text:p>
              </table:table-cell>
              <table:table-cell office:value-type="float" office:value="3.4896">
                <text:p>3.4896</text:p>
              </table:table-cell>
              <table:table-cell office:value-type="float" office:value="3.536">
                <text:p>3.536</text:p>
              </table:table-cell>
              <table:table-cell office:value-type="float" office:value="3.6178">
                <text:p>3.6178</text:p>
              </table:table-cell>
            </table:table-row>
            <table:table-row>
              <table:table-cell office:value-type="string">
                <text:p>10:35:46</text:p>
              </table:table-cell>
              <table:table-cell office:value-type="float" office:value="3.2711">
                <text:p>3.2711</text:p>
              </table:table-cell>
              <table:table-cell office:value-type="float" office:value="3.3309">
                <text:p>3.3309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0:37:28</text:p>
              </table:table-cell>
              <table:table-cell office:value-type="float" office:value="3.2821">
                <text:p>3.2821</text:p>
              </table:table-cell>
              <table:table-cell office:value-type="float" office:value="3.3394">
                <text:p>3.3394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0:39:09</text:p>
              </table:table-cell>
              <table:table-cell office:value-type="float" office:value="3.359">
                <text:p>3.359</text:p>
              </table:table-cell>
              <table:table-cell office:value-type="float" office:value="3.4066">
                <text:p>3.4066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0:40:51</text:p>
              </table:table-cell>
              <table:table-cell office:value-type="float" office:value="3.2234">
                <text:p>3.2234</text:p>
              </table:table-cell>
              <table:table-cell office:value-type="float" office:value="3.2662">
                <text:p>3.2662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0:42:33</text:p>
              </table:table-cell>
              <table:table-cell office:value-type="float" office:value="3.4127">
                <text:p>3.4127</text:p>
              </table:table-cell>
              <table:table-cell office:value-type="float" office:value="3.4481">
                <text:p>3.4481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10:44:14</text:p>
              </table:table-cell>
              <table:table-cell office:value-type="float" office:value="3.4689">
                <text:p>3.4689</text:p>
              </table:table-cell>
              <table:table-cell office:value-type="float" office:value="3.5079">
                <text:p>3.5079</text:p>
              </table:table-cell>
              <table:table-cell office:value-type="float" office:value="3.5885">
                <text:p>3.5885</text:p>
              </table:table-cell>
            </table:table-row>
            <table:table-row>
              <table:table-cell office:value-type="string">
                <text:p>10:45:56</text:p>
              </table:table-cell>
              <table:table-cell office:value-type="float" office:value="3.4188">
                <text:p>3.4188</text:p>
              </table:table-cell>
              <table:table-cell office:value-type="float" office:value="3.4591">
                <text:p>3.4591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10:47:38</text:p>
              </table:table-cell>
              <table:table-cell office:value-type="float" office:value="3.3358">
                <text:p>3.3358</text:p>
              </table:table-cell>
              <table:table-cell office:value-type="float" office:value="3.3712">
                <text:p>3.3712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0:49:19</text:p>
              </table:table-cell>
              <table:table-cell office:value-type="float" office:value="3.4115">
                <text:p>3.4115</text:p>
              </table:table-cell>
              <table:table-cell office:value-type="float" office:value="3.4567">
                <text:p>3.4567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0:51:01</text:p>
              </table:table-cell>
              <table:table-cell office:value-type="float" office:value="3.4274">
                <text:p>3.4274</text:p>
              </table:table-cell>
              <table:table-cell office:value-type="float" office:value="3.4664">
                <text:p>3.4664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0:52:43</text:p>
              </table:table-cell>
              <table:table-cell office:value-type="float" office:value="3.4005">
                <text:p>3.4005</text:p>
              </table:table-cell>
              <table:table-cell office:value-type="float" office:value="3.442">
                <text:p>3.442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0:54:24</text:p>
              </table:table-cell>
              <table:table-cell office:value-type="float" office:value="3.3419">
                <text:p>3.3419</text:p>
              </table:table-cell>
              <table:table-cell office:value-type="float" office:value="3.3919">
                <text:p>3.3919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0:56:06</text:p>
              </table:table-cell>
              <table:table-cell office:value-type="float" office:value="3.2613">
                <text:p>3.2613</text:p>
              </table:table-cell>
              <table:table-cell office:value-type="float" office:value="3.3333">
                <text:p>3.3333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0:57:48</text:p>
              </table:table-cell>
              <table:table-cell office:value-type="float" office:value="3.3639">
                <text:p>3.3639</text:p>
              </table:table-cell>
              <table:table-cell office:value-type="float" office:value="3.4176">
                <text:p>3.4176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3.2723">
                <text:p>3.2723</text:p>
              </table:table-cell>
              <table:table-cell office:value-type="float" office:value="3.3419">
                <text:p>3.3419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1:01:11</text:p>
              </table:table-cell>
              <table:table-cell office:value-type="float" office:value="3.3077">
                <text:p>3.3077</text:p>
              </table:table-cell>
              <table:table-cell office:value-type="float" office:value="3.3761">
                <text:p>3.3761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1:02:53</text:p>
              </table:table-cell>
              <table:table-cell office:value-type="float" office:value="3.5018">
                <text:p>3.5018</text:p>
              </table:table-cell>
              <table:table-cell office:value-type="float" office:value="3.536">
                <text:p>3.536</text:p>
              </table:table-cell>
              <table:table-cell office:value-type="float" office:value="3.6239">
                <text:p>3.6239</text:p>
              </table:table-cell>
            </table:table-row>
            <table:table-row>
              <table:table-cell office:value-type="string">
                <text:p>11:04:34</text:p>
              </table:table-cell>
              <table:table-cell office:value-type="float" office:value="3.2759">
                <text:p>3.2759</text:p>
              </table:table-cell>
              <table:table-cell office:value-type="float" office:value="3.3297">
                <text:p>3.3297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1:06:16</text:p>
              </table:table-cell>
              <table:table-cell office:value-type="float" office:value="3.4676">
                <text:p>3.4676</text:p>
              </table:table-cell>
              <table:table-cell office:value-type="float" office:value="3.4994">
                <text:p>3.4994</text:p>
              </table:table-cell>
              <table:table-cell office:value-type="float" office:value="3.5849">
                <text:p>3.5849</text:p>
              </table:table-cell>
            </table:table-row>
            <table:table-row>
              <table:table-cell office:value-type="string">
                <text:p>11:07:58</text:p>
              </table:table-cell>
              <table:table-cell office:value-type="float" office:value="3.5031">
                <text:p>3.5031</text:p>
              </table:table-cell>
              <table:table-cell office:value-type="float" office:value="3.5372">
                <text:p>3.5372</text:p>
              </table:table-cell>
              <table:table-cell office:value-type="float" office:value="3.6288">
                <text:p>3.6288</text:p>
              </table:table-cell>
            </table:table-row>
            <table:table-row>
              <table:table-cell office:value-type="string">
                <text:p>11:09:39</text:p>
              </table:table-cell>
              <table:table-cell office:value-type="float" office:value="3.3297">
                <text:p>3.3297</text:p>
              </table:table-cell>
              <table:table-cell office:value-type="float" office:value="3.3663">
                <text:p>3.3663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1:11:21</text:p>
              </table:table-cell>
              <table:table-cell office:value-type="float" office:value="3.486">
                <text:p>3.486</text:p>
              </table:table-cell>
              <table:table-cell office:value-type="float" office:value="3.5214">
                <text:p>3.5214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11:13:03</text:p>
              </table:table-cell>
              <table:table-cell office:value-type="float" office:value="3.4396">
                <text:p>3.4396</text:p>
              </table:table-cell>
              <table:table-cell office:value-type="float" office:value="3.4737">
                <text:p>3.4737</text:p>
              </table:table-cell>
              <table:table-cell office:value-type="float" office:value="3.5531">
                <text:p>3.5531</text:p>
              </table:table-cell>
            </table:table-row>
            <table:table-row>
              <table:table-cell office:value-type="string">
                <text:p>11:14:44</text:p>
              </table:table-cell>
              <table:table-cell office:value-type="float" office:value="3.4701">
                <text:p>3.4701</text:p>
              </table:table-cell>
              <table:table-cell office:value-type="float" office:value="3.5055">
                <text:p>3.5055</text:p>
              </table:table-cell>
              <table:table-cell office:value-type="float" office:value="3.5775">
                <text:p>3.5775</text:p>
              </table:table-cell>
            </table:table-row>
            <table:table-row>
              <table:table-cell office:value-type="string">
                <text:p>11:16:26</text:p>
              </table:table-cell>
              <table:table-cell office:value-type="float" office:value="3.4383">
                <text:p>3.4383</text:p>
              </table:table-cell>
              <table:table-cell office:value-type="float" office:value="3.4701">
                <text:p>3.4701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1:18:08</text:p>
              </table:table-cell>
              <table:table-cell office:value-type="float" office:value="3.4115">
                <text:p>3.4115</text:p>
              </table:table-cell>
              <table:table-cell office:value-type="float" office:value="3.4505">
                <text:p>3.4505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1:19:49</text:p>
              </table:table-cell>
              <table:table-cell office:value-type="float" office:value="3.4139">
                <text:p>3.4139</text:p>
              </table:table-cell>
              <table:table-cell office:value-type="float" office:value="3.4493">
                <text:p>3.4493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1:21:31</text:p>
              </table:table-cell>
              <table:table-cell office:value-type="float" office:value="3.3077">
                <text:p>3.3077</text:p>
              </table:table-cell>
              <table:table-cell office:value-type="float" office:value="3.3468">
                <text:p>3.3468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1:23:13</text:p>
              </table:table-cell>
              <table:table-cell office:value-type="float" office:value="3.3004">
                <text:p>3.3004</text:p>
              </table:table-cell>
              <table:table-cell office:value-type="float" office:value="3.3455">
                <text:p>3.3455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1:24:54</text:p>
              </table:table-cell>
              <table:table-cell office:value-type="float" office:value="3.4542">
                <text:p>3.4542</text:p>
              </table:table-cell>
              <table:table-cell office:value-type="float" office:value="3.4884">
                <text:p>3.4884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string">
                <text:p>11:26:36</text:p>
              </table:table-cell>
              <table:table-cell office:value-type="float" office:value="3.42">
                <text:p>3.42</text:p>
              </table:table-cell>
              <table:table-cell office:value-type="float" office:value="3.4518">
                <text:p>3.4518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1:28:18</text:p>
              </table:table-cell>
              <table:table-cell office:value-type="float" office:value="3.3822">
                <text:p>3.3822</text:p>
              </table:table-cell>
              <table:table-cell office:value-type="float" office:value="3.4103">
                <text:p>3.4103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1:29:59</text:p>
              </table:table-cell>
              <table:table-cell office:value-type="float" office:value="3.4115">
                <text:p>3.4115</text:p>
              </table:table-cell>
              <table:table-cell office:value-type="float" office:value="3.4371">
                <text:p>3.4371</text:p>
              </table:table-cell>
              <table:table-cell office:value-type="float" office:value="3.5116">
                <text:p>3.5116</text:p>
              </table:table-cell>
            </table:table-row>
            <table:table-row>
              <table:table-cell office:value-type="string">
                <text:p>11:31:41</text:p>
              </table:table-cell>
              <table:table-cell office:value-type="float" office:value="3.4261">
                <text:p>3.4261</text:p>
              </table:table-cell>
              <table:table-cell office:value-type="float" office:value="3.453">
                <text:p>3.453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1:33:23</text:p>
              </table:table-cell>
              <table:table-cell office:value-type="float" office:value="3.4322">
                <text:p>3.4322</text:p>
              </table:table-cell>
              <table:table-cell office:value-type="float" office:value="3.4615">
                <text:p>3.4615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1:35:04</text:p>
              </table:table-cell>
              <table:table-cell office:value-type="float" office:value="3.4078">
                <text:p>3.4078</text:p>
              </table:table-cell>
              <table:table-cell office:value-type="float" office:value="3.4383">
                <text:p>3.4383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1:36:46</text:p>
              </table:table-cell>
              <table:table-cell office:value-type="float" office:value="3.3883">
                <text:p>3.3883</text:p>
              </table:table-cell>
              <table:table-cell office:value-type="float" office:value="3.4164">
                <text:p>3.4164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1:38:28</text:p>
              </table:table-cell>
              <table:table-cell office:value-type="float" office:value="3.4249">
                <text:p>3.4249</text:p>
              </table:table-cell>
              <table:table-cell office:value-type="float" office:value="3.4591">
                <text:p>3.4591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1:40:09</text:p>
              </table:table-cell>
              <table:table-cell office:value-type="float" office:value="3.4078">
                <text:p>3.4078</text:p>
              </table:table-cell>
              <table:table-cell office:value-type="float" office:value="3.4383">
                <text:p>3.4383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.3895">
                <text:p>3.3895</text:p>
              </table:table-cell>
              <table:table-cell office:value-type="float" office:value="3.4225">
                <text:p>3.4225</text:p>
              </table:table-cell>
              <table:table-cell office:value-type="float" office:value="3.4896">
                <text:p>3.4896</text:p>
              </table:table-cell>
            </table:table-row>
            <table:table-row>
              <table:table-cell office:value-type="string">
                <text:p>11:43:32</text:p>
              </table:table-cell>
              <table:table-cell office:value-type="float" office:value="3.4237">
                <text:p>3.4237</text:p>
              </table:table-cell>
              <table:table-cell office:value-type="float" office:value="3.453">
                <text:p>3.453</text:p>
              </table:table-cell>
              <table:table-cell office:value-type="float" office:value="3.5275">
                <text:p>3.5275</text:p>
              </table:table-cell>
            </table:table-row>
            <table:table-row>
              <table:table-cell office:value-type="string">
                <text:p>11:45:14</text:p>
              </table:table-cell>
              <table:table-cell office:value-type="float" office:value="3.4396">
                <text:p>3.4396</text:p>
              </table:table-cell>
              <table:table-cell office:value-type="float" office:value="3.4664">
                <text:p>3.4664</text:p>
              </table:table-cell>
              <table:table-cell office:value-type="float" office:value="3.5433">
                <text:p>3.5433</text:p>
              </table:table-cell>
            </table:table-row>
            <table:table-row>
              <table:table-cell office:value-type="string">
                <text:p>11:46:56</text:p>
              </table:table-cell>
              <table:table-cell office:value-type="float" office:value="3.4078">
                <text:p>3.4078</text:p>
              </table:table-cell>
              <table:table-cell office:value-type="float" office:value="3.442">
                <text:p>3.442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3.4017">
                <text:p>3.4017</text:p>
              </table:table-cell>
              <table:table-cell office:value-type="float" office:value="3.431">
                <text:p>3.431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11:50:19</text:p>
              </table:table-cell>
              <table:table-cell office:value-type="float" office:value="3.3907">
                <text:p>3.3907</text:p>
              </table:table-cell>
              <table:table-cell office:value-type="float" office:value="3.4212">
                <text:p>3.4212</text:p>
              </table:table-cell>
              <table:table-cell office:value-type="float" office:value="3.4921">
                <text:p>3.4921</text:p>
              </table:table-cell>
            </table:table-row>
            <table:table-row>
              <table:table-cell office:value-type="string">
                <text:p>11:52:01</text:p>
              </table:table-cell>
              <table:table-cell office:value-type="float" office:value="3.4188">
                <text:p>3.4188</text:p>
              </table:table-cell>
              <table:table-cell office:value-type="float" office:value="3.442">
                <text:p>3.442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1:53:42</text:p>
              </table:table-cell>
              <table:table-cell office:value-type="float" office:value="3.4042">
                <text:p>3.4042</text:p>
              </table:table-cell>
              <table:table-cell office:value-type="float" office:value="3.4298">
                <text:p>3.4298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11:55:24</text:p>
              </table:table-cell>
              <table:table-cell office:value-type="float" office:value="3.431">
                <text:p>3.431</text:p>
              </table:table-cell>
              <table:table-cell office:value-type="float" office:value="3.453">
                <text:p>3.453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1:57:06</text:p>
              </table:table-cell>
              <table:table-cell office:value-type="float" office:value="3.4127">
                <text:p>3.4127</text:p>
              </table:table-cell>
              <table:table-cell office:value-type="float" office:value="3.4396">
                <text:p>3.4396</text:p>
              </table:table-cell>
              <table:table-cell office:value-type="float" office:value="3.5116">
                <text:p>3.5116</text:p>
              </table:table-cell>
            </table:table-row>
            <table:table-row>
              <table:table-cell office:value-type="string">
                <text:p>11:58:47</text:p>
              </table:table-cell>
              <table:table-cell office:value-type="float" office:value="3.4298">
                <text:p>3.4298</text:p>
              </table:table-cell>
              <table:table-cell office:value-type="float" office:value="3.4579">
                <text:p>3.4579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00:29</text:p>
              </table:table-cell>
              <table:table-cell office:value-type="float" office:value="3.4042">
                <text:p>3.4042</text:p>
              </table:table-cell>
              <table:table-cell office:value-type="float" office:value="3.4322">
                <text:p>3.4322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2:02:11</text:p>
              </table:table-cell>
              <table:table-cell office:value-type="float" office:value="3.4322">
                <text:p>3.4322</text:p>
              </table:table-cell>
              <table:table-cell office:value-type="float" office:value="3.4554">
                <text:p>3.4554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4286">
                <text:p>3.4286</text:p>
              </table:table-cell>
              <table:table-cell office:value-type="float" office:value="3.4579">
                <text:p>3.4579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2:05:34</text:p>
              </table:table-cell>
              <table:table-cell office:value-type="float" office:value="3.4029">
                <text:p>3.4029</text:p>
              </table:table-cell>
              <table:table-cell office:value-type="float" office:value="3.431">
                <text:p>3.431</text:p>
              </table:table-cell>
              <table:table-cell office:value-type="float" office:value="3.5104">
                <text:p>3.5104</text:p>
              </table:table-cell>
            </table:table-row>
            <table:table-row>
              <table:table-cell office:value-type="string">
                <text:p>12:07:16</text:p>
              </table:table-cell>
              <table:table-cell office:value-type="float" office:value="3.4261">
                <text:p>3.4261</text:p>
              </table:table-cell>
              <table:table-cell office:value-type="float" office:value="3.4518">
                <text:p>3.4518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08:58</text:p>
              </table:table-cell>
              <table:table-cell office:value-type="float" office:value="3.4359">
                <text:p>3.4359</text:p>
              </table:table-cell>
              <table:table-cell office:value-type="float" office:value="3.4615">
                <text:p>3.4615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2:10:41</text:p>
              </table:table-cell>
              <table:table-cell office:value-type="float" office:value="3.4432">
                <text:p>3.4432</text:p>
              </table:table-cell>
              <table:table-cell office:value-type="float" office:value="3.4689">
                <text:p>3.4689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3.4298">
                <text:p>3.4298</text:p>
              </table:table-cell>
              <table:table-cell office:value-type="float" office:value="3.4591">
                <text:p>3.4591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2:14:05</text:p>
              </table:table-cell>
              <table:table-cell office:value-type="float" office:value="3.3834">
                <text:p>3.3834</text:p>
              </table:table-cell>
              <table:table-cell office:value-type="float" office:value="3.4103">
                <text:p>3.4103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3.3712">
                <text:p>3.3712</text:p>
              </table:table-cell>
              <table:table-cell office:value-type="float" office:value="3.3956">
                <text:p>3.3956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2:17:29</text:p>
              </table:table-cell>
              <table:table-cell office:value-type="float" office:value="3.3687">
                <text:p>3.3687</text:p>
              </table:table-cell>
              <table:table-cell office:value-type="float" office:value="3.3932">
                <text:p>3.3932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4127">
                <text:p>3.4127</text:p>
              </table:table-cell>
              <table:table-cell office:value-type="float" office:value="3.4396">
                <text:p>3.439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2:20:53</text:p>
              </table:table-cell>
              <table:table-cell office:value-type="float" office:value="3.4188">
                <text:p>3.4188</text:p>
              </table:table-cell>
              <table:table-cell office:value-type="float" office:value="3.4347">
                <text:p>3.4347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22:34</text:p>
              </table:table-cell>
              <table:table-cell office:value-type="float" office:value="3.3797">
                <text:p>3.3797</text:p>
              </table:table-cell>
              <table:table-cell office:value-type="float" office:value="3.4005">
                <text:p>3.4005</text:p>
              </table:table-cell>
              <table:table-cell office:value-type="float" office:value="3.4835">
                <text:p>3.4835</text:p>
              </table:table-cell>
            </table:table-row>
            <table:table-row>
              <table:table-cell office:value-type="string">
                <text:p>12:24:16</text:p>
              </table:table-cell>
              <table:table-cell office:value-type="float" office:value="3.4066">
                <text:p>3.4066</text:p>
              </table:table-cell>
              <table:table-cell office:value-type="float" office:value="3.4261">
                <text:p>3.4261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2:25:58</text:p>
              </table:table-cell>
              <table:table-cell office:value-type="float" office:value="3.3993">
                <text:p>3.3993</text:p>
              </table:table-cell>
              <table:table-cell office:value-type="float" office:value="3.4212">
                <text:p>3.4212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12:27:40</text:p>
              </table:table-cell>
              <table:table-cell office:value-type="float" office:value="3.4225">
                <text:p>3.4225</text:p>
              </table:table-cell>
              <table:table-cell office:value-type="float" office:value="3.4383">
                <text:p>3.4383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3.4383">
                <text:p>3.4383</text:p>
              </table:table-cell>
              <table:table-cell office:value-type="float" office:value="3.4579">
                <text:p>3.4579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3.4042">
                <text:p>3.4042</text:p>
              </table:table-cell>
              <table:table-cell office:value-type="float" office:value="3.4335">
                <text:p>3.4335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3.4054">
                <text:p>3.4054</text:p>
              </table:table-cell>
              <table:table-cell office:value-type="float" office:value="3.431">
                <text:p>3.431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3.42">
                <text:p>3.42</text:p>
              </table:table-cell>
              <table:table-cell office:value-type="float" office:value="3.4432">
                <text:p>3.4432</text:p>
              </table:table-cell>
              <table:table-cell office:value-type="float" office:value="3.5238">
                <text:p>3.5238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3.2833">
                <text:p>3.2833</text:p>
              </table:table-cell>
              <table:table-cell office:value-type="float" office:value="3.3114">
                <text:p>3.3114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3.2552">
                <text:p>3.2552</text:p>
              </table:table-cell>
              <table:table-cell office:value-type="float" office:value="3.2845">
                <text:p>3.2845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3.3126">
                <text:p>3.3126</text:p>
              </table:table-cell>
              <table:table-cell office:value-type="float" office:value="3.3358">
                <text:p>3.3358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3.442">
                <text:p>3.442</text:p>
              </table:table-cell>
              <table:table-cell office:value-type="float" office:value="3.4676">
                <text:p>3.4676</text:p>
              </table:table-cell>
              <table:table-cell office:value-type="float" office:value="3.5507">
                <text:p>3.5507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3.4176">
                <text:p>3.4176</text:p>
              </table:table-cell>
              <table:table-cell office:value-type="float" office:value="3.4432">
                <text:p>3.4432</text:p>
              </table:table-cell>
              <table:table-cell office:value-type="float" office:value="3.5275">
                <text:p>3.5275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3.3895">
                <text:p>3.3895</text:p>
              </table:table-cell>
              <table:table-cell office:value-type="float" office:value="3.4225">
                <text:p>3.4225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3.409">
                <text:p>3.409</text:p>
              </table:table-cell>
              <table:table-cell office:value-type="float" office:value="3.4408">
                <text:p>3.440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2:48:00</text:p>
              </table:table-cell>
              <table:table-cell office:value-type="float" office:value="3.4298">
                <text:p>3.4298</text:p>
              </table:table-cell>
              <table:table-cell office:value-type="float" office:value="3.4554">
                <text:p>3.4554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3.2527">
                <text:p>3.2527</text:p>
              </table:table-cell>
              <table:table-cell office:value-type="float" office:value="3.2821">
                <text:p>3.2821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3.4505">
                <text:p>3.4505</text:p>
              </table:table-cell>
              <table:table-cell office:value-type="float" office:value="3.4799">
                <text:p>3.4799</text:p>
              </table:table-cell>
              <table:table-cell office:value-type="float" office:value="3.5482">
                <text:p>3.5482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3.431">
                <text:p>3.431</text:p>
              </table:table-cell>
              <table:table-cell office:value-type="float" office:value="3.4567">
                <text:p>3.4567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3.4066">
                <text:p>3.4066</text:p>
              </table:table-cell>
              <table:table-cell office:value-type="float" office:value="3.442">
                <text:p>3.442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2:56:29</text:p>
              </table:table-cell>
              <table:table-cell office:value-type="float" office:value="3.42">
                <text:p>3.42</text:p>
              </table:table-cell>
              <table:table-cell office:value-type="float" office:value="3.4481">
                <text:p>3.4481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3.4225">
                <text:p>3.4225</text:p>
              </table:table-cell>
              <table:table-cell office:value-type="float" office:value="3.4542">
                <text:p>3.4542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3.3724">
                <text:p>3.3724</text:p>
              </table:table-cell>
              <table:table-cell office:value-type="float" office:value="3.4103">
                <text:p>3.4103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3.348">
                <text:p>3.348</text:p>
              </table:table-cell>
              <table:table-cell office:value-type="float" office:value="3.3846">
                <text:p>3.3846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3.3443">
                <text:p>3.3443</text:p>
              </table:table-cell>
              <table:table-cell office:value-type="float" office:value="3.3724">
                <text:p>3.3724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3.3578">
                <text:p>3.3578</text:p>
              </table:table-cell>
              <table:table-cell office:value-type="float" office:value="3.3822">
                <text:p>3.3822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3.3602">
                <text:p>3.3602</text:p>
              </table:table-cell>
              <table:table-cell office:value-type="float" office:value="3.3858">
                <text:p>3.3858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3.4212">
                <text:p>3.4212</text:p>
              </table:table-cell>
              <table:table-cell office:value-type="float" office:value="3.4383">
                <text:p>3.4383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3.3626">
                <text:p>3.3626</text:p>
              </table:table-cell>
              <table:table-cell office:value-type="float" office:value="3.3846">
                <text:p>3.3846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3.3846">
                <text:p>3.3846</text:p>
              </table:table-cell>
              <table:table-cell office:value-type="float" office:value="3.4029">
                <text:p>3.4029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3736">
                <text:p>3.3736</text:p>
              </table:table-cell>
              <table:table-cell office:value-type="float" office:value="3.3944">
                <text:p>3.3944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3.3846">
                <text:p>3.3846</text:p>
              </table:table-cell>
              <table:table-cell office:value-type="float" office:value="3.398">
                <text:p>3.398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3.3761">
                <text:p>3.3761</text:p>
              </table:table-cell>
              <table:table-cell office:value-type="float" office:value="3.3846">
                <text:p>3.3846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3.3993">
                <text:p>3.3993</text:p>
              </table:table-cell>
              <table:table-cell office:value-type="float" office:value="3.4139">
                <text:p>3.4139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3.3944">
                <text:p>3.3944</text:p>
              </table:table-cell>
              <table:table-cell office:value-type="float" office:value="3.3968">
                <text:p>3.3968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3.4603">
                <text:p>3.4603</text:p>
              </table:table-cell>
              <table:table-cell office:value-type="float" office:value="3.4823">
                <text:p>3.4823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3.4139">
                <text:p>3.4139</text:p>
              </table:table-cell>
              <table:table-cell office:value-type="float" office:value="3.4457">
                <text:p>3.4457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3.3797">
                <text:p>3.3797</text:p>
              </table:table-cell>
              <table:table-cell office:value-type="float" office:value="3.4139">
                <text:p>3.4139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3.4322">
                <text:p>3.4322</text:p>
              </table:table-cell>
              <table:table-cell office:value-type="float" office:value="3.4628">
                <text:p>3.4628</text:p>
              </table:table-cell>
              <table:table-cell office:value-type="float" office:value="3.5226">
                <text:p>3.5226</text:p>
              </table:table-cell>
            </table:table-row>
            <table:table-row>
              <table:table-cell office:value-type="string">
                <text:p>13:28:41</text:p>
              </table:table-cell>
              <table:table-cell office:value-type="float" office:value="3.4212">
                <text:p>3.4212</text:p>
              </table:table-cell>
              <table:table-cell office:value-type="float" office:value="3.4518">
                <text:p>3.451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3:30:23</text:p>
              </table:table-cell>
              <table:table-cell office:value-type="float" office:value="3.3883">
                <text:p>3.3883</text:p>
              </table:table-cell>
              <table:table-cell office:value-type="float" office:value="3.4249">
                <text:p>3.4249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3:32:05</text:p>
              </table:table-cell>
              <table:table-cell office:value-type="float" office:value="3.4359">
                <text:p>3.4359</text:p>
              </table:table-cell>
              <table:table-cell office:value-type="float" office:value="3.4603">
                <text:p>3.4603</text:p>
              </table:table-cell>
              <table:table-cell office:value-type="float" office:value="3.5324">
                <text:p>3.5324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3.4261">
                <text:p>3.4261</text:p>
              </table:table-cell>
              <table:table-cell office:value-type="float" office:value="3.4591">
                <text:p>3.4591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3:35:28</text:p>
              </table:table-cell>
              <table:table-cell office:value-type="float" office:value="3.4212">
                <text:p>3.4212</text:p>
              </table:table-cell>
              <table:table-cell office:value-type="float" office:value="3.4579">
                <text:p>3.4579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3:37:10</text:p>
              </table:table-cell>
              <table:table-cell office:value-type="float" office:value="3.409">
                <text:p>3.409</text:p>
              </table:table-cell>
              <table:table-cell office:value-type="float" office:value="3.4432">
                <text:p>3.4432</text:p>
              </table:table-cell>
              <table:table-cell office:value-type="float" office:value="3.5104">
                <text:p>3.5104</text:p>
              </table:table-cell>
            </table:table-row>
            <table:table-row>
              <table:table-cell office:value-type="string">
                <text:p>13:38:51</text:p>
              </table:table-cell>
              <table:table-cell office:value-type="float" office:value="3.4139">
                <text:p>3.4139</text:p>
              </table:table-cell>
              <table:table-cell office:value-type="float" office:value="3.4432">
                <text:p>3.4432</text:p>
              </table:table-cell>
              <table:table-cell office:value-type="float" office:value="3.5092">
                <text:p>3.5092</text:p>
              </table:table-cell>
            </table:table-row>
            <table:table-row>
              <table:table-cell office:value-type="string">
                <text:p>13:40:33</text:p>
              </table:table-cell>
              <table:table-cell office:value-type="float" office:value="3.4237">
                <text:p>3.4237</text:p>
              </table:table-cell>
              <table:table-cell office:value-type="float" office:value="3.4554">
                <text:p>3.455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3:42:15</text:p>
              </table:table-cell>
              <table:table-cell office:value-type="float" office:value="3.4274">
                <text:p>3.4274</text:p>
              </table:table-cell>
              <table:table-cell office:value-type="float" office:value="3.4579">
                <text:p>3.4579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3.3944">
                <text:p>3.3944</text:p>
              </table:table-cell>
              <table:table-cell office:value-type="float" office:value="3.4322">
                <text:p>3.4322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3:45:38</text:p>
              </table:table-cell>
              <table:table-cell office:value-type="float" office:value="3.4127">
                <text:p>3.4127</text:p>
              </table:table-cell>
              <table:table-cell office:value-type="float" office:value="3.442">
                <text:p>3.442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3:47:20</text:p>
              </table:table-cell>
              <table:table-cell office:value-type="float" office:value="3.4005">
                <text:p>3.4005</text:p>
              </table:table-cell>
              <table:table-cell office:value-type="float" office:value="3.4383">
                <text:p>3.4383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49:01</text:p>
              </table:table-cell>
              <table:table-cell office:value-type="float" office:value="3.409">
                <text:p>3.409</text:p>
              </table:table-cell>
              <table:table-cell office:value-type="float" office:value="3.4444">
                <text:p>3.4444</text:p>
              </table:table-cell>
              <table:table-cell office:value-type="float" office:value="3.5128">
                <text:p>3.5128</text:p>
              </table:table-cell>
            </table:table-row>
            <table:table-row>
              <table:table-cell office:value-type="string">
                <text:p>13:50:43</text:p>
              </table:table-cell>
              <table:table-cell office:value-type="float" office:value="3.4127">
                <text:p>3.4127</text:p>
              </table:table-cell>
              <table:table-cell office:value-type="float" office:value="3.4444">
                <text:p>3.4444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3:52:25</text:p>
              </table:table-cell>
              <table:table-cell office:value-type="float" office:value="3.4164">
                <text:p>3.4164</text:p>
              </table:table-cell>
              <table:table-cell office:value-type="float" office:value="3.4518">
                <text:p>3.4518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3.4396">
                <text:p>3.4396</text:p>
              </table:table-cell>
              <table:table-cell office:value-type="float" office:value="3.4737">
                <text:p>3.4737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3.4164">
                <text:p>3.4164</text:p>
              </table:table-cell>
              <table:table-cell office:value-type="float" office:value="3.4518">
                <text:p>3.4518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3.4005">
                <text:p>3.4005</text:p>
              </table:table-cell>
              <table:table-cell office:value-type="float" office:value="3.4335">
                <text:p>3.4335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3:59:11</text:p>
              </table:table-cell>
              <table:table-cell office:value-type="float" office:value="3.381">
                <text:p>3.381</text:p>
              </table:table-cell>
              <table:table-cell office:value-type="float" office:value="3.4139">
                <text:p>3.4139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4:00:53</text:p>
              </table:table-cell>
              <table:table-cell office:value-type="float" office:value="3.4139">
                <text:p>3.4139</text:p>
              </table:table-cell>
              <table:table-cell office:value-type="float" office:value="3.4408">
                <text:p>3.4408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02:35</text:p>
              </table:table-cell>
              <table:table-cell office:value-type="float" office:value="3.4603">
                <text:p>3.4603</text:p>
              </table:table-cell>
              <table:table-cell office:value-type="float" office:value="3.4847">
                <text:p>3.4847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string">
                <text:p>14:04:16</text:p>
              </table:table-cell>
              <table:table-cell office:value-type="float" office:value="3.4298">
                <text:p>3.4298</text:p>
              </table:table-cell>
              <table:table-cell office:value-type="float" office:value="3.4628">
                <text:p>3.4628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14:05:58</text:p>
              </table:table-cell>
              <table:table-cell office:value-type="float" office:value="3.4383">
                <text:p>3.4383</text:p>
              </table:table-cell>
              <table:table-cell office:value-type="float" office:value="3.4628">
                <text:p>3.4628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14:07:40</text:p>
              </table:table-cell>
              <table:table-cell office:value-type="float" office:value="3.4274">
                <text:p>3.4274</text:p>
              </table:table-cell>
              <table:table-cell office:value-type="float" office:value="3.4493">
                <text:p>3.4493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09:21</text:p>
              </table:table-cell>
              <table:table-cell office:value-type="float" office:value="3.4579">
                <text:p>3.4579</text:p>
              </table:table-cell>
              <table:table-cell office:value-type="float" office:value="3.486">
                <text:p>3.486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4:11:03</text:p>
              </table:table-cell>
              <table:table-cell office:value-type="float" office:value="3.4151">
                <text:p>3.4151</text:p>
              </table:table-cell>
              <table:table-cell office:value-type="float" office:value="3.4469">
                <text:p>3.4469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12:45</text:p>
              </table:table-cell>
              <table:table-cell office:value-type="float" office:value="3.4017">
                <text:p>3.4017</text:p>
              </table:table-cell>
              <table:table-cell office:value-type="float" office:value="3.4347">
                <text:p>3.4347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4:14:27</text:p>
              </table:table-cell>
              <table:table-cell office:value-type="float" office:value="3.4029">
                <text:p>3.4029</text:p>
              </table:table-cell>
              <table:table-cell office:value-type="float" office:value="3.4383">
                <text:p>3.4383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4:16:08</text:p>
              </table:table-cell>
              <table:table-cell office:value-type="float" office:value="3.3846">
                <text:p>3.3846</text:p>
              </table:table-cell>
              <table:table-cell office:value-type="float" office:value="3.42">
                <text:p>3.42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4:17:50</text:p>
              </table:table-cell>
              <table:table-cell office:value-type="float" office:value="3.4225">
                <text:p>3.4225</text:p>
              </table:table-cell>
              <table:table-cell office:value-type="float" office:value="3.4567">
                <text:p>3.4567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4:19:32</text:p>
              </table:table-cell>
              <table:table-cell office:value-type="float" office:value="3.4359">
                <text:p>3.4359</text:p>
              </table:table-cell>
              <table:table-cell office:value-type="float" office:value="3.4725">
                <text:p>3.4725</text:p>
              </table:table-cell>
              <table:table-cell office:value-type="float" office:value="3.5421">
                <text:p>3.5421</text:p>
              </table:table-cell>
            </table:table-row>
            <table:table-row>
              <table:table-cell office:value-type="string">
                <text:p>14:21:13</text:p>
              </table:table-cell>
              <table:table-cell office:value-type="float" office:value="3.3895">
                <text:p>3.3895</text:p>
              </table:table-cell>
              <table:table-cell office:value-type="float" office:value="3.431">
                <text:p>3.431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4:22:55</text:p>
              </table:table-cell>
              <table:table-cell office:value-type="float" office:value="3.3907">
                <text:p>3.3907</text:p>
              </table:table-cell>
              <table:table-cell office:value-type="float" office:value="3.4274">
                <text:p>3.4274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4:24:36</text:p>
              </table:table-cell>
              <table:table-cell office:value-type="float" office:value="3.4432">
                <text:p>3.4432</text:p>
              </table:table-cell>
              <table:table-cell office:value-type="float" office:value="3.4774">
                <text:p>3.4774</text:p>
              </table:table-cell>
              <table:table-cell office:value-type="float" office:value="3.5409">
                <text:p>3.5409</text:p>
              </table:table-cell>
            </table:table-row>
            <table:table-row>
              <table:table-cell office:value-type="string">
                <text:p>14:26:18</text:p>
              </table:table-cell>
              <table:table-cell office:value-type="float" office:value="3.3712">
                <text:p>3.3712</text:p>
              </table:table-cell>
              <table:table-cell office:value-type="float" office:value="3.4078">
                <text:p>3.4078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3.3736">
                <text:p>3.3736</text:p>
              </table:table-cell>
              <table:table-cell office:value-type="float" office:value="3.4029">
                <text:p>3.4029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4:29:41</text:p>
              </table:table-cell>
              <table:table-cell office:value-type="float" office:value="3.3626">
                <text:p>3.3626</text:p>
              </table:table-cell>
              <table:table-cell office:value-type="float" office:value="3.3932">
                <text:p>3.3932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4:31:23</text:p>
              </table:table-cell>
              <table:table-cell office:value-type="float" office:value="3.3761">
                <text:p>3.3761</text:p>
              </table:table-cell>
              <table:table-cell office:value-type="float" office:value="3.4042">
                <text:p>3.4042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4:33:05</text:p>
              </table:table-cell>
              <table:table-cell office:value-type="float" office:value="3.4176">
                <text:p>3.4176</text:p>
              </table:table-cell>
              <table:table-cell office:value-type="float" office:value="3.4469">
                <text:p>3.4469</text:p>
              </table:table-cell>
              <table:table-cell office:value-type="float" office:value="3.5031">
                <text:p>3.5031</text:p>
              </table:table-cell>
            </table:table-row>
            <table:table-row>
              <table:table-cell office:value-type="string">
                <text:p>14:34:46</text:p>
              </table:table-cell>
              <table:table-cell office:value-type="float" office:value="3.4261">
                <text:p>3.4261</text:p>
              </table:table-cell>
              <table:table-cell office:value-type="float" office:value="3.4579">
                <text:p>3.4579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36:28</text:p>
              </table:table-cell>
              <table:table-cell office:value-type="float" office:value="3.4457">
                <text:p>3.4457</text:p>
              </table:table-cell>
              <table:table-cell office:value-type="float" office:value="3.475">
                <text:p>3.475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4:38:10</text:p>
              </table:table-cell>
              <table:table-cell office:value-type="float" office:value="3.3883">
                <text:p>3.3883</text:p>
              </table:table-cell>
              <table:table-cell office:value-type="float" office:value="3.4225">
                <text:p>3.4225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14:39:51</text:p>
              </table:table-cell>
              <table:table-cell office:value-type="float" office:value="3.3565">
                <text:p>3.3565</text:p>
              </table:table-cell>
              <table:table-cell office:value-type="float" office:value="3.3846">
                <text:p>3.3846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4:41:33</text:p>
              </table:table-cell>
              <table:table-cell office:value-type="float" office:value="3.4884">
                <text:p>3.4884</text:p>
              </table:table-cell>
              <table:table-cell office:value-type="float" office:value="3.5153">
                <text:p>3.5153</text:p>
              </table:table-cell>
              <table:table-cell office:value-type="float" office:value="3.5788">
                <text:p>3.5788</text:p>
              </table:table-cell>
            </table:table-row>
            <table:table-row>
              <table:table-cell office:value-type="string">
                <text:p>14:43:15</text:p>
              </table:table-cell>
              <table:table-cell office:value-type="float" office:value="3.4469">
                <text:p>3.4469</text:p>
              </table:table-cell>
              <table:table-cell office:value-type="float" office:value="3.4786">
                <text:p>3.4786</text:p>
              </table:table-cell>
              <table:table-cell office:value-type="float" office:value="3.5446">
                <text:p>3.5446</text:p>
              </table:table-cell>
            </table:table-row>
            <table:table-row>
              <table:table-cell office:value-type="string">
                <text:p>14:44:56</text:p>
              </table:table-cell>
              <table:table-cell office:value-type="float" office:value="3.4396">
                <text:p>3.4396</text:p>
              </table:table-cell>
              <table:table-cell office:value-type="float" office:value="3.4799">
                <text:p>3.4799</text:p>
              </table:table-cell>
              <table:table-cell office:value-type="float" office:value="3.5385">
                <text:p>3.5385</text:p>
              </table:table-cell>
            </table:table-row>
            <table:table-row>
              <table:table-cell office:value-type="string">
                <text:p>14:46:38</text:p>
              </table:table-cell>
              <table:table-cell office:value-type="float" office:value="3.4237">
                <text:p>3.4237</text:p>
              </table:table-cell>
              <table:table-cell office:value-type="float" office:value="3.4591">
                <text:p>3.4591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3.409">
                <text:p>3.409</text:p>
              </table:table-cell>
              <table:table-cell office:value-type="float" office:value="3.4493">
                <text:p>3.4493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3.4115">
                <text:p>3.4115</text:p>
              </table:table-cell>
              <table:table-cell office:value-type="float" office:value="3.4457">
                <text:p>3.4457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3.3993">
                <text:p>3.3993</text:p>
              </table:table-cell>
              <table:table-cell office:value-type="float" office:value="3.4408">
                <text:p>3.4408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3.3919">
                <text:p>3.3919</text:p>
              </table:table-cell>
              <table:table-cell office:value-type="float" office:value="3.4298">
                <text:p>3.4298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3.4042">
                <text:p>3.4042</text:p>
              </table:table-cell>
              <table:table-cell office:value-type="float" office:value="3.4396">
                <text:p>3.4396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3.4042">
                <text:p>3.4042</text:p>
              </table:table-cell>
              <table:table-cell office:value-type="float" office:value="3.4335">
                <text:p>3.4335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3.4017">
                <text:p>3.4017</text:p>
              </table:table-cell>
              <table:table-cell office:value-type="float" office:value="3.4383">
                <text:p>3.4383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3.4261">
                <text:p>3.4261</text:p>
              </table:table-cell>
              <table:table-cell office:value-type="float" office:value="3.4579">
                <text:p>3.4579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3.4042">
                <text:p>3.4042</text:p>
              </table:table-cell>
              <table:table-cell office:value-type="float" office:value="3.4408">
                <text:p>3.4408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5:03:35</text:p>
              </table:table-cell>
              <table:table-cell office:value-type="float" office:value="3.4042">
                <text:p>3.4042</text:p>
              </table:table-cell>
              <table:table-cell office:value-type="float" office:value="3.4396">
                <text:p>3.4396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15:05:16</text:p>
              </table:table-cell>
              <table:table-cell office:value-type="float" office:value="3.4139">
                <text:p>3.4139</text:p>
              </table:table-cell>
              <table:table-cell office:value-type="float" office:value="3.4518">
                <text:p>3.4518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5:06:58</text:p>
              </table:table-cell>
              <table:table-cell office:value-type="float" office:value="3.4212">
                <text:p>3.4212</text:p>
              </table:table-cell>
              <table:table-cell office:value-type="float" office:value="3.4554">
                <text:p>3.4554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5:08:40</text:p>
              </table:table-cell>
              <table:table-cell office:value-type="float" office:value="3.4359">
                <text:p>3.4359</text:p>
              </table:table-cell>
              <table:table-cell office:value-type="float" office:value="3.4725">
                <text:p>3.4725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5:10:21</text:p>
              </table:table-cell>
              <table:table-cell office:value-type="float" office:value="3.4322">
                <text:p>3.4322</text:p>
              </table:table-cell>
              <table:table-cell office:value-type="float" office:value="3.4652">
                <text:p>3.4652</text:p>
              </table:table-cell>
              <table:table-cell office:value-type="float" office:value="3.5287">
                <text:p>3.5287</text:p>
              </table:table-cell>
            </table:table-row>
            <table:table-row>
              <table:table-cell office:value-type="string">
                <text:p>15:12:03</text:p>
              </table:table-cell>
              <table:table-cell office:value-type="float" office:value="3.4078">
                <text:p>3.4078</text:p>
              </table:table-cell>
              <table:table-cell office:value-type="float" office:value="3.4481">
                <text:p>3.4481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5:13:45</text:p>
              </table:table-cell>
              <table:table-cell office:value-type="float" office:value="3.4335">
                <text:p>3.4335</text:p>
              </table:table-cell>
              <table:table-cell office:value-type="float" office:value="3.4701">
                <text:p>3.4701</text:p>
              </table:table-cell>
              <table:table-cell office:value-type="float" office:value="3.5263">
                <text:p>3.5263</text:p>
              </table:table-cell>
            </table:table-row>
            <table:table-row>
              <table:table-cell office:value-type="string">
                <text:p>15:15:27</text:p>
              </table:table-cell>
              <table:table-cell office:value-type="float" office:value="3.4396">
                <text:p>3.4396</text:p>
              </table:table-cell>
              <table:table-cell office:value-type="float" office:value="3.4774">
                <text:p>3.4774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3.4139">
                <text:p>3.4139</text:p>
              </table:table-cell>
              <table:table-cell office:value-type="float" office:value="3.4518">
                <text:p>3.4518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5:18:50</text:p>
              </table:table-cell>
              <table:table-cell office:value-type="float" office:value="3.3785">
                <text:p>3.3785</text:p>
              </table:table-cell>
              <table:table-cell office:value-type="float" office:value="3.4188">
                <text:p>3.4188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15:20:32</text:p>
              </table:table-cell>
              <table:table-cell office:value-type="float" office:value="3.3956">
                <text:p>3.3956</text:p>
              </table:table-cell>
              <table:table-cell office:value-type="float" office:value="3.4383">
                <text:p>3.4383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5:22:13</text:p>
              </table:table-cell>
              <table:table-cell office:value-type="float" office:value="3.3846">
                <text:p>3.3846</text:p>
              </table:table-cell>
              <table:table-cell office:value-type="float" office:value="3.4286">
                <text:p>3.4286</text:p>
              </table:table-cell>
              <table:table-cell office:value-type="float" office:value="3.4872">
                <text:p>3.4872</text:p>
              </table:table-cell>
            </table:table-row>
            <table:table-row>
              <table:table-cell office:value-type="string">
                <text:p>15:23:55</text:p>
              </table:table-cell>
              <table:table-cell office:value-type="float" office:value="3.4042">
                <text:p>3.4042</text:p>
              </table:table-cell>
              <table:table-cell office:value-type="float" office:value="3.4481">
                <text:p>3.4481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3.4151">
                <text:p>3.4151</text:p>
              </table:table-cell>
              <table:table-cell office:value-type="float" office:value="3.4603">
                <text:p>3.4603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15:27:18</text:p>
              </table:table-cell>
              <table:table-cell office:value-type="float" office:value="3.3602">
                <text:p>3.3602</text:p>
              </table:table-cell>
              <table:table-cell office:value-type="float" office:value="3.4005">
                <text:p>3.4005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.3639">
                <text:p>3.3639</text:p>
              </table:table-cell>
              <table:table-cell office:value-type="float" office:value="3.4054">
                <text:p>3.4054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30:42</text:p>
              </table:table-cell>
              <table:table-cell office:value-type="float" office:value="3.3712">
                <text:p>3.3712</text:p>
              </table:table-cell>
              <table:table-cell office:value-type="float" office:value="3.4078">
                <text:p>3.4078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15:32:23</text:p>
              </table:table-cell>
              <table:table-cell office:value-type="float" office:value="3.3626">
                <text:p>3.3626</text:p>
              </table:table-cell>
              <table:table-cell office:value-type="float" office:value="3.3993">
                <text:p>3.3993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5:34:05</text:p>
              </table:table-cell>
              <table:table-cell office:value-type="float" office:value="3.3504">
                <text:p>3.3504</text:p>
              </table:table-cell>
              <table:table-cell office:value-type="float" office:value="3.3895">
                <text:p>3.3895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35:47</text:p>
              </table:table-cell>
              <table:table-cell office:value-type="float" office:value="3.3211">
                <text:p>3.3211</text:p>
              </table:table-cell>
              <table:table-cell office:value-type="float" office:value="3.3565">
                <text:p>3.3565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5:37:28</text:p>
              </table:table-cell>
              <table:table-cell office:value-type="float" office:value="3.2991">
                <text:p>3.2991</text:p>
              </table:table-cell>
              <table:table-cell office:value-type="float" office:value="3.337">
                <text:p>3.337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5:39:10</text:p>
              </table:table-cell>
              <table:table-cell office:value-type="float" office:value="3.3431">
                <text:p>3.3431</text:p>
              </table:table-cell>
              <table:table-cell office:value-type="float" office:value="3.3883">
                <text:p>3.3883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40:52</text:p>
              </table:table-cell>
              <table:table-cell office:value-type="float" office:value="3.3358">
                <text:p>3.3358</text:p>
              </table:table-cell>
              <table:table-cell office:value-type="float" office:value="3.3785">
                <text:p>3.3785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42:33</text:p>
              </table:table-cell>
              <table:table-cell office:value-type="float" office:value="3.3407">
                <text:p>3.3407</text:p>
              </table:table-cell>
              <table:table-cell office:value-type="float" office:value="3.3858">
                <text:p>3.3858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5:44:15</text:p>
              </table:table-cell>
              <table:table-cell office:value-type="float" office:value="3.3492">
                <text:p>3.3492</text:p>
              </table:table-cell>
              <table:table-cell office:value-type="float" office:value="3.3895">
                <text:p>3.3895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3.3272">
                <text:p>3.3272</text:p>
              </table:table-cell>
              <table:table-cell office:value-type="float" office:value="3.3724">
                <text:p>3.3724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3.3675">
                <text:p>3.3675</text:p>
              </table:table-cell>
              <table:table-cell office:value-type="float" office:value="3.4078">
                <text:p>3.4078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3.348">
                <text:p>3.348</text:p>
              </table:table-cell>
              <table:table-cell office:value-type="float" office:value="3.3907">
                <text:p>3.3907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.3431">
                <text:p>3.3431</text:p>
              </table:table-cell>
              <table:table-cell office:value-type="float" office:value="3.3846">
                <text:p>3.3846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3.3101">
                <text:p>3.3101</text:p>
              </table:table-cell>
              <table:table-cell office:value-type="float" office:value="3.3529">
                <text:p>3.3529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3.3468">
                <text:p>3.3468</text:p>
              </table:table-cell>
              <table:table-cell office:value-type="float" office:value="3.3932">
                <text:p>3.3932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3.3297">
                <text:p>3.3297</text:p>
              </table:table-cell>
              <table:table-cell office:value-type="float" office:value="3.3687">
                <text:p>3.3687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3.3309">
                <text:p>3.3309</text:p>
              </table:table-cell>
              <table:table-cell office:value-type="float" office:value="3.3712">
                <text:p>3.3712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3.3272">
                <text:p>3.3272</text:p>
              </table:table-cell>
              <table:table-cell office:value-type="float" office:value="3.3748">
                <text:p>3.3748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6:01:12</text:p>
              </table:table-cell>
              <table:table-cell office:value-type="float" office:value="3.3138">
                <text:p>3.3138</text:p>
              </table:table-cell>
              <table:table-cell office:value-type="float" office:value="3.3614">
                <text:p>3.3614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6:02:53</text:p>
              </table:table-cell>
              <table:table-cell office:value-type="float" office:value="3.3492">
                <text:p>3.3492</text:p>
              </table:table-cell>
              <table:table-cell office:value-type="float" office:value="3.398">
                <text:p>3.398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3.3223">
                <text:p>3.3223</text:p>
              </table:table-cell>
              <table:table-cell office:value-type="float" office:value="3.3687">
                <text:p>3.3687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6:06:17</text:p>
              </table:table-cell>
              <table:table-cell office:value-type="float" office:value="3.2991">
                <text:p>3.2991</text:p>
              </table:table-cell>
              <table:table-cell office:value-type="float" office:value="3.348">
                <text:p>3.348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07:58</text:p>
              </table:table-cell>
              <table:table-cell office:value-type="float" office:value="3.2979">
                <text:p>3.2979</text:p>
              </table:table-cell>
              <table:table-cell office:value-type="float" office:value="3.348">
                <text:p>3.348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6:09:40</text:p>
              </table:table-cell>
              <table:table-cell office:value-type="float" office:value="3.304">
                <text:p>3.304</text:p>
              </table:table-cell>
              <table:table-cell office:value-type="float" office:value="3.359">
                <text:p>3.359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6:11:22</text:p>
              </table:table-cell>
              <table:table-cell office:value-type="float" office:value="3.3333">
                <text:p>3.3333</text:p>
              </table:table-cell>
              <table:table-cell office:value-type="float" office:value="3.3858">
                <text:p>3.3858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3.315">
                <text:p>3.315</text:p>
              </table:table-cell>
              <table:table-cell office:value-type="float" office:value="3.3675">
                <text:p>3.3675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6:14:45</text:p>
              </table:table-cell>
              <table:table-cell office:value-type="float" office:value="3.2723">
                <text:p>3.2723</text:p>
              </table:table-cell>
              <table:table-cell office:value-type="float" office:value="3.3309">
                <text:p>3.3309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6:16:27</text:p>
              </table:table-cell>
              <table:table-cell office:value-type="float" office:value="3.2808">
                <text:p>3.2808</text:p>
              </table:table-cell>
              <table:table-cell office:value-type="float" office:value="3.3321">
                <text:p>3.3321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18:08</text:p>
              </table:table-cell>
              <table:table-cell office:value-type="float" office:value="3.2601">
                <text:p>3.2601</text:p>
              </table:table-cell>
              <table:table-cell office:value-type="float" office:value="3.3162">
                <text:p>3.316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3.2601">
                <text:p>3.2601</text:p>
              </table:table-cell>
              <table:table-cell office:value-type="float" office:value="3.3175">
                <text:p>3.3175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21:32</text:p>
              </table:table-cell>
              <table:table-cell office:value-type="float" office:value="3.2613">
                <text:p>3.2613</text:p>
              </table:table-cell>
              <table:table-cell office:value-type="float" office:value="3.3223">
                <text:p>3.3223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3.2589">
                <text:p>3.2589</text:p>
              </table:table-cell>
              <table:table-cell office:value-type="float" office:value="3.326">
                <text:p>3.326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3.2589">
                <text:p>3.2589</text:p>
              </table:table-cell>
              <table:table-cell office:value-type="float" office:value="3.3248">
                <text:p>3.3248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3.2711">
                <text:p>3.2711</text:p>
              </table:table-cell>
              <table:table-cell office:value-type="float" office:value="3.3297">
                <text:p>3.3297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6:28:18</text:p>
              </table:table-cell>
              <table:table-cell office:value-type="float" office:value="3.2967">
                <text:p>3.2967</text:p>
              </table:table-cell>
              <table:table-cell office:value-type="float" office:value="3.3578">
                <text:p>3.3578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6:30:00</text:p>
              </table:table-cell>
              <table:table-cell office:value-type="float" office:value="3.3077">
                <text:p>3.3077</text:p>
              </table:table-cell>
              <table:table-cell office:value-type="float" office:value="3.3663">
                <text:p>3.366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31:42</text:p>
              </table:table-cell>
              <table:table-cell office:value-type="float" office:value="3.2967">
                <text:p>3.2967</text:p>
              </table:table-cell>
              <table:table-cell office:value-type="float" office:value="3.359">
                <text:p>3.359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3.3114">
                <text:p>3.3114</text:p>
              </table:table-cell>
              <table:table-cell office:value-type="float" office:value="3.3687">
                <text:p>3.3687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3.3346">
                <text:p>3.3346</text:p>
              </table:table-cell>
              <table:table-cell office:value-type="float" office:value="3.3956">
                <text:p>3.395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3.3199">
                <text:p>3.3199</text:p>
              </table:table-cell>
              <table:table-cell office:value-type="float" office:value="3.381">
                <text:p>3.38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3.2991">
                <text:p>3.2991</text:p>
              </table:table-cell>
              <table:table-cell office:value-type="float" office:value="3.3602">
                <text:p>3.3602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3.348">
                <text:p>3.348</text:p>
              </table:table-cell>
              <table:table-cell office:value-type="float" office:value="3.4103">
                <text:p>3.4103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3.3443">
                <text:p>3.3443</text:p>
              </table:table-cell>
              <table:table-cell office:value-type="float" office:value="3.4029">
                <text:p>3.4029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3.3284">
                <text:p>3.3284</text:p>
              </table:table-cell>
              <table:table-cell office:value-type="float" office:value="3.3822">
                <text:p>3.3822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3.3211">
                <text:p>3.3211</text:p>
              </table:table-cell>
              <table:table-cell office:value-type="float" office:value="3.3846">
                <text:p>3.3846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3.3284">
                <text:p>3.3284</text:p>
              </table:table-cell>
              <table:table-cell office:value-type="float" office:value="3.3919">
                <text:p>3.3919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6:48:39</text:p>
              </table:table-cell>
              <table:table-cell office:value-type="float" office:value="3.2259">
                <text:p>3.2259</text:p>
              </table:table-cell>
              <table:table-cell office:value-type="float" office:value="3.2955">
                <text:p>3.2955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6:50:20</text:p>
              </table:table-cell>
              <table:table-cell office:value-type="float" office:value="3.2772">
                <text:p>3.2772</text:p>
              </table:table-cell>
              <table:table-cell office:value-type="float" office:value="3.3492">
                <text:p>3.3492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6:52:02</text:p>
              </table:table-cell>
              <table:table-cell office:value-type="float" office:value="3.2869">
                <text:p>3.2869</text:p>
              </table:table-cell>
              <table:table-cell office:value-type="float" office:value="3.3626">
                <text:p>3.3626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16:53:44</text:p>
              </table:table-cell>
              <table:table-cell office:value-type="float" office:value="3.293">
                <text:p>3.293</text:p>
              </table:table-cell>
              <table:table-cell office:value-type="float" office:value="3.3675">
                <text:p>3.3675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6:55:25</text:p>
              </table:table-cell>
              <table:table-cell office:value-type="float" office:value="3.3187">
                <text:p>3.3187</text:p>
              </table:table-cell>
              <table:table-cell office:value-type="float" office:value="3.3907">
                <text:p>3.3907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6:57:07</text:p>
              </table:table-cell>
              <table:table-cell office:value-type="float" office:value="3.2882">
                <text:p>3.2882</text:p>
              </table:table-cell>
              <table:table-cell office:value-type="float" office:value="3.3565">
                <text:p>3.3565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6:58:49</text:p>
              </table:table-cell>
              <table:table-cell office:value-type="float" office:value="3.3272">
                <text:p>3.3272</text:p>
              </table:table-cell>
              <table:table-cell office:value-type="float" office:value="3.398">
                <text:p>3.398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7:00:30</text:p>
              </table:table-cell>
              <table:table-cell office:value-type="float" office:value="3.3065">
                <text:p>3.3065</text:p>
              </table:table-cell>
              <table:table-cell office:value-type="float" office:value="3.381">
                <text:p>3.381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7:02:12</text:p>
              </table:table-cell>
              <table:table-cell office:value-type="float" office:value="3.2869">
                <text:p>3.2869</text:p>
              </table:table-cell>
              <table:table-cell office:value-type="float" office:value="3.3639">
                <text:p>3.3639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7:03:54</text:p>
              </table:table-cell>
              <table:table-cell office:value-type="float" office:value="3.2869">
                <text:p>3.2869</text:p>
              </table:table-cell>
              <table:table-cell office:value-type="float" office:value="3.3663">
                <text:p>3.3663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7:05:36</text:p>
              </table:table-cell>
              <table:table-cell office:value-type="float" office:value="3.2723">
                <text:p>3.2723</text:p>
              </table:table-cell>
              <table:table-cell office:value-type="float" office:value="3.3602">
                <text:p>3.3602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7:07:17</text:p>
              </table:table-cell>
              <table:table-cell office:value-type="float" office:value="3.2527">
                <text:p>3.2527</text:p>
              </table:table-cell>
              <table:table-cell office:value-type="float" office:value="3.3382">
                <text:p>3.3382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7:08:59</text:p>
              </table:table-cell>
              <table:table-cell office:value-type="float" office:value="3.2589">
                <text:p>3.2589</text:p>
              </table:table-cell>
              <table:table-cell office:value-type="float" office:value="3.3492">
                <text:p>3.3492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7:10:41</text:p>
              </table:table-cell>
              <table:table-cell office:value-type="float" office:value="3.2601">
                <text:p>3.2601</text:p>
              </table:table-cell>
              <table:table-cell office:value-type="float" office:value="3.3504">
                <text:p>3.3504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7:12:22</text:p>
              </table:table-cell>
              <table:table-cell office:value-type="float" office:value="3.2625">
                <text:p>3.2625</text:p>
              </table:table-cell>
              <table:table-cell office:value-type="float" office:value="3.3553">
                <text:p>3.355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3.2405">
                <text:p>3.2405</text:p>
              </table:table-cell>
              <table:table-cell office:value-type="float" office:value="3.3297">
                <text:p>3.3297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3.232">
                <text:p>3.232</text:p>
              </table:table-cell>
              <table:table-cell office:value-type="float" office:value="3.3223">
                <text:p>3.3223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3.2088">
                <text:p>3.2088</text:p>
              </table:table-cell>
              <table:table-cell office:value-type="float" office:value="3.2979">
                <text:p>3.2979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7:19:09</text:p>
              </table:table-cell>
              <table:table-cell office:value-type="float" office:value="3.2002">
                <text:p>3.2002</text:p>
              </table:table-cell>
              <table:table-cell office:value-type="float" office:value="3.2918">
                <text:p>3.2918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7:20:51</text:p>
              </table:table-cell>
              <table:table-cell office:value-type="float" office:value="3.2039">
                <text:p>3.2039</text:p>
              </table:table-cell>
              <table:table-cell office:value-type="float" office:value="3.2943">
                <text:p>3.2943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7:22:32</text:p>
              </table:table-cell>
              <table:table-cell office:value-type="float" office:value="3.1343">
                <text:p>3.1343</text:p>
              </table:table-cell>
              <table:table-cell office:value-type="float" office:value="3.2149">
                <text:p>3.2149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7:24:14</text:p>
              </table:table-cell>
              <table:table-cell office:value-type="float" office:value="3.1319">
                <text:p>3.1319</text:p>
              </table:table-cell>
              <table:table-cell office:value-type="float" office:value="3.2161">
                <text:p>3.2161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17:25:56</text:p>
              </table:table-cell>
              <table:table-cell office:value-type="float" office:value="3.138">
                <text:p>3.138</text:p>
              </table:table-cell>
              <table:table-cell office:value-type="float" office:value="3.2161">
                <text:p>3.2161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7:27:37</text:p>
              </table:table-cell>
              <table:table-cell office:value-type="float" office:value="3.1306">
                <text:p>3.1306</text:p>
              </table:table-cell>
              <table:table-cell office:value-type="float" office:value="3.2149">
                <text:p>3.2149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7:29:19</text:p>
              </table:table-cell>
              <table:table-cell office:value-type="float" office:value="3.138">
                <text:p>3.138</text:p>
              </table:table-cell>
              <table:table-cell office:value-type="float" office:value="3.221">
                <text:p>3.221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17:31:01</text:p>
              </table:table-cell>
              <table:table-cell office:value-type="float" office:value="3.1343">
                <text:p>3.1343</text:p>
              </table:table-cell>
              <table:table-cell office:value-type="float" office:value="3.2173">
                <text:p>3.2173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7:32:42</text:p>
              </table:table-cell>
              <table:table-cell office:value-type="float" office:value="3.1221">
                <text:p>3.1221</text:p>
              </table:table-cell>
              <table:table-cell office:value-type="float" office:value="3.2015">
                <text:p>3.2015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3.2234">
                <text:p>3.2234</text:p>
              </table:table-cell>
              <table:table-cell office:value-type="float" office:value="3.3028">
                <text:p>3.3028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3.2173">
                <text:p>3.2173</text:p>
              </table:table-cell>
              <table:table-cell office:value-type="float" office:value="3.3053">
                <text:p>3.3053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7:37:47</text:p>
              </table:table-cell>
              <table:table-cell office:value-type="float" office:value="3.1941">
                <text:p>3.1941</text:p>
              </table:table-cell>
              <table:table-cell office:value-type="float" office:value="3.2821">
                <text:p>3.2821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7:39:29</text:p>
              </table:table-cell>
              <table:table-cell office:value-type="float" office:value="3.1893">
                <text:p>3.1893</text:p>
              </table:table-cell>
              <table:table-cell office:value-type="float" office:value="3.2772">
                <text:p>3.2772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7:41:11</text:p>
              </table:table-cell>
              <table:table-cell office:value-type="float" office:value="3.1929">
                <text:p>3.1929</text:p>
              </table:table-cell>
              <table:table-cell office:value-type="float" office:value="3.2882">
                <text:p>3.2882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188">
                <text:p>3.188</text:p>
              </table:table-cell>
              <table:table-cell office:value-type="float" office:value="3.2845">
                <text:p>3.2845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7:44:34</text:p>
              </table:table-cell>
              <table:table-cell office:value-type="float" office:value="3.1917">
                <text:p>3.1917</text:p>
              </table:table-cell>
              <table:table-cell office:value-type="float" office:value="3.293">
                <text:p>3.293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7:46:16</text:p>
              </table:table-cell>
              <table:table-cell office:value-type="float" office:value="3.1819">
                <text:p>3.1819</text:p>
              </table:table-cell>
              <table:table-cell office:value-type="float" office:value="3.2857">
                <text:p>3.2857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7:47:58</text:p>
              </table:table-cell>
              <table:table-cell office:value-type="float" office:value="3.1929">
                <text:p>3.1929</text:p>
              </table:table-cell>
              <table:table-cell office:value-type="float" office:value="3.2967">
                <text:p>3.2967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49:39</text:p>
              </table:table-cell>
              <table:table-cell office:value-type="float" office:value="3.221">
                <text:p>3.221</text:p>
              </table:table-cell>
              <table:table-cell office:value-type="float" office:value="3.3309">
                <text:p>3.3309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7:51:21</text:p>
              </table:table-cell>
              <table:table-cell office:value-type="float" office:value="3.221">
                <text:p>3.221</text:p>
              </table:table-cell>
              <table:table-cell office:value-type="float" office:value="3.337">
                <text:p>3.337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7:53:03</text:p>
              </table:table-cell>
              <table:table-cell office:value-type="float" office:value="3.2137">
                <text:p>3.2137</text:p>
              </table:table-cell>
              <table:table-cell office:value-type="float" office:value="3.3321">
                <text:p>3.3321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7:54:44</text:p>
              </table:table-cell>
              <table:table-cell office:value-type="float" office:value="3.21">
                <text:p>3.21</text:p>
              </table:table-cell>
              <table:table-cell office:value-type="float" office:value="3.3284">
                <text:p>3.3284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7:56:26</text:p>
              </table:table-cell>
              <table:table-cell office:value-type="float" office:value="3.2173">
                <text:p>3.2173</text:p>
              </table:table-cell>
              <table:table-cell office:value-type="float" office:value="3.3394">
                <text:p>3.3394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7:58:08</text:p>
              </table:table-cell>
              <table:table-cell office:value-type="float" office:value="3.2112">
                <text:p>3.2112</text:p>
              </table:table-cell>
              <table:table-cell office:value-type="float" office:value="3.3321">
                <text:p>3.3321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59:49</text:p>
              </table:table-cell>
              <table:table-cell office:value-type="float" office:value="3.2271">
                <text:p>3.2271</text:p>
              </table:table-cell>
              <table:table-cell office:value-type="float" office:value="3.3443">
                <text:p>3.3443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8:01:31</text:p>
              </table:table-cell>
              <table:table-cell office:value-type="float" office:value="3.2125">
                <text:p>3.2125</text:p>
              </table:table-cell>
              <table:table-cell office:value-type="float" office:value="3.3126">
                <text:p>3.3126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8:03:13</text:p>
              </table:table-cell>
              <table:table-cell office:value-type="float" office:value="3.1844">
                <text:p>3.1844</text:p>
              </table:table-cell>
              <table:table-cell office:value-type="float" office:value="3.2625">
                <text:p>3.2625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8:04:54</text:p>
              </table:table-cell>
              <table:table-cell office:value-type="float" office:value="3.1917">
                <text:p>3.1917</text:p>
              </table:table-cell>
              <table:table-cell office:value-type="float" office:value="3.2918">
                <text:p>3.2918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3.1746">
                <text:p>3.1746</text:p>
              </table:table-cell>
              <table:table-cell office:value-type="float" office:value="3.265">
                <text:p>3.265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.1453">
                <text:p>3.1453</text:p>
              </table:table-cell>
              <table:table-cell office:value-type="float" office:value="3.2308">
                <text:p>3.2308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3.0269">
                <text:p>3.0269</text:p>
              </table:table-cell>
              <table:table-cell office:value-type="float" office:value="3.0916">
                <text:p>3.0916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.0965">
                <text:p>3.0965</text:p>
              </table:table-cell>
              <table:table-cell office:value-type="float" office:value="3.1844">
                <text:p>3.1844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3.0867">
                <text:p>3.0867</text:p>
              </table:table-cell>
              <table:table-cell office:value-type="float" office:value="3.1966">
                <text:p>3.1966</text:p>
              </table:table-cell>
              <table:table-cell office:value-type="float" office:value="3.2076">
                <text:p>3.2076</text:p>
              </table:table-cell>
            </table:table-row>
            <table:table-row>
              <table:table-cell office:value-type="string">
                <text:p>18:15:04</text:p>
              </table:table-cell>
              <table:table-cell office:value-type="float" office:value="3.0855">
                <text:p>3.0855</text:p>
              </table:table-cell>
              <table:table-cell office:value-type="float" office:value="3.2198">
                <text:p>3.2198</text:p>
              </table:table-cell>
              <table:table-cell office:value-type="float" office:value="3.2393">
                <text:p>3.2393</text:p>
              </table:table-cell>
            </table:table-row>
            <table:table-row>
              <table:table-cell office:value-type="string">
                <text:p>18:16:46</text:p>
              </table:table-cell>
              <table:table-cell office:value-type="float" office:value="3.0757">
                <text:p>3.0757</text:p>
              </table:table-cell>
              <table:table-cell office:value-type="float" office:value="3.2137">
                <text:p>3.2137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8:18:28</text:p>
              </table:table-cell>
              <table:table-cell office:value-type="float" office:value="3.0611">
                <text:p>3.0611</text:p>
              </table:table-cell>
              <table:table-cell office:value-type="float" office:value="3.2063">
                <text:p>3.2063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18:20:09</text:p>
              </table:table-cell>
              <table:table-cell office:value-type="float" office:value="3.0281">
                <text:p>3.0281</text:p>
              </table:table-cell>
              <table:table-cell office:value-type="float" office:value="3.1612">
                <text:p>3.1612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8:21:51</text:p>
              </table:table-cell>
              <table:table-cell office:value-type="float" office:value="2.9377">
                <text:p>2.9377</text:p>
              </table:table-cell>
              <table:table-cell office:value-type="float" office:value="3.072">
                <text:p>3.072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9182">
                <text:p>2.9182</text:p>
              </table:table-cell>
              <table:table-cell office:value-type="float" office:value="3.0574">
                <text:p>3.0574</text:p>
              </table:table-cell>
              <table:table-cell office:value-type="float" office:value="3.0122">
                <text:p>3.0122</text:p>
              </table:table-cell>
            </table:table-row>
            <table:table-row>
              <table:table-cell office:value-type="string">
                <text:p>18:25:14</text:p>
              </table:table-cell>
              <table:table-cell office:value-type="float" office:value="2.9243">
                <text:p>2.9243</text:p>
              </table:table-cell>
              <table:table-cell office:value-type="float" office:value="3.0598">
                <text:p>3.0598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8:26:56</text:p>
              </table:table-cell>
              <table:table-cell office:value-type="float" office:value="3.0024">
                <text:p>3.0024</text:p>
              </table:table-cell>
              <table:table-cell office:value-type="float" office:value="3.1392">
                <text:p>3.1392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18:28:38</text:p>
              </table:table-cell>
              <table:table-cell office:value-type="float" office:value="2.9963">
                <text:p>2.9963</text:p>
              </table:table-cell>
              <table:table-cell office:value-type="float" office:value="3.138">
                <text:p>3.138</text:p>
              </table:table-cell>
              <table:table-cell office:value-type="float" office:value="2.9866">
                <text:p>2.9866</text:p>
              </table:table-cell>
            </table:table-row>
            <table:table-row>
              <table:table-cell office:value-type="string">
                <text:p>18:30:19</text:p>
              </table:table-cell>
              <table:table-cell office:value-type="float" office:value="2.9951">
                <text:p>2.9951</text:p>
              </table:table-cell>
              <table:table-cell office:value-type="float" office:value="3.1343">
                <text:p>3.1343</text:p>
              </table:table-cell>
              <table:table-cell office:value-type="float" office:value="2.9719">
                <text:p>2.9719</text:p>
              </table:table-cell>
            </table:table-row>
            <table:table-row>
              <table:table-cell office:value-type="string">
                <text:p>18:33:18</text:p>
              </table:table-cell>
              <table:table-cell office:value-type="float" office:value="2.978">
                <text:p>2.978</text:p>
              </table:table-cell>
              <table:table-cell office:value-type="float" office:value="3.116">
                <text:p>3.116</text:p>
              </table:table-cell>
              <table:table-cell office:value-type="float" office:value="3.0171">
                <text:p>3.0171</text:p>
              </table:table-cell>
            </table:table-row>
            <table:table-row>
              <table:table-cell office:value-type="string">
                <text:p>18:34:59</text:p>
              </table:table-cell>
              <table:table-cell office:value-type="float" office:value="2.9768">
                <text:p>2.9768</text:p>
              </table:table-cell>
              <table:table-cell office:value-type="float" office:value="3.1136">
                <text:p>3.1136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18:39:14</text:p>
              </table:table-cell>
              <table:table-cell office:value-type="float" office:value="2.8559">
                <text:p>2.8559</text:p>
              </table:table-cell>
              <table:table-cell office:value-type="float" office:value="2.9988">
                <text:p>2.9988</text:p>
              </table:table-cell>
              <table:table-cell office:value-type="float" office:value="2.9072">
                <text:p>2.9072</text:p>
              </table:table-cell>
            </table:table-row>
            <table:table-row>
              <table:table-cell office:value-type="string">
                <text:p>18:40:56</text:p>
              </table:table-cell>
              <table:table-cell office:value-type="float" office:value="2.8462">
                <text:p>2.8462</text:p>
              </table:table-cell>
              <table:table-cell office:value-type="float" office:value="2.9939">
                <text:p>2.9939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8:42:38</text:p>
              </table:table-cell>
              <table:table-cell office:value-type="float" office:value="2.84">
                <text:p>2.84</text:p>
              </table:table-cell>
              <table:table-cell office:value-type="float" office:value="2.9988">
                <text:p>2.9988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8:44:19</text:p>
              </table:table-cell>
              <table:table-cell office:value-type="float" office:value="2.8364">
                <text:p>2.8364</text:p>
              </table:table-cell>
              <table:table-cell office:value-type="float" office:value="3.0061">
                <text:p>3.0061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string">
                <text:p>18:46:01</text:p>
              </table:table-cell>
              <table:table-cell office:value-type="float" office:value="2.8242">
                <text:p>2.8242</text:p>
              </table:table-cell>
              <table:table-cell office:value-type="float" office:value="2.9902">
                <text:p>2.9902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18:47:43</text:p>
              </table:table-cell>
              <table:table-cell office:value-type="float" office:value="2.8034">
                <text:p>2.8034</text:p>
              </table:table-cell>
              <table:table-cell office:value-type="float" office:value="2.9731">
                <text:p>2.9731</text:p>
              </table:table-cell>
              <table:table-cell office:value-type="float" office:value="2.8608">
                <text:p>2.8608</text:p>
              </table:table-cell>
            </table:table-row>
            <table:table-row>
              <table:table-cell office:value-type="string">
                <text:p>18:49:24</text:p>
              </table:table-cell>
              <table:table-cell office:value-type="float" office:value="2.7851">
                <text:p>2.7851</text:p>
              </table:table-cell>
              <table:table-cell office:value-type="float" office:value="2.9597">
                <text:p>2.9597</text:p>
              </table:table-cell>
              <table:table-cell office:value-type="float" office:value="2.8364">
                <text:p>2.8364</text:p>
              </table:table-cell>
            </table:table-row>
            <table:table-row>
              <table:table-cell office:value-type="string">
                <text:p>18:51:06</text:p>
              </table:table-cell>
              <table:table-cell office:value-type="float" office:value="2.768">
                <text:p>2.768</text:p>
              </table:table-cell>
              <table:table-cell office:value-type="float" office:value="2.9402">
                <text:p>2.9402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18:52:47</text:p>
              </table:table-cell>
              <table:table-cell office:value-type="float" office:value="2.7485">
                <text:p>2.7485</text:p>
              </table:table-cell>
              <table:table-cell office:value-type="float" office:value="2.9292">
                <text:p>2.9292</text:p>
              </table:table-cell>
              <table:table-cell office:value-type="float" office:value="2.7875">
                <text:p>2.7875</text:p>
              </table:table-cell>
            </table:table-row>
            <table:table-row>
              <table:table-cell office:value-type="string">
                <text:p>18:54:29</text:p>
              </table:table-cell>
              <table:table-cell office:value-type="float" office:value="2.7363">
                <text:p>2.7363</text:p>
              </table:table-cell>
              <table:table-cell office:value-type="float" office:value="2.9133">
                <text:p>2.9133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8:56:11</text:p>
              </table:table-cell>
              <table:table-cell office:value-type="float" office:value="2.7253">
                <text:p>2.7253</text:p>
              </table:table-cell>
              <table:table-cell office:value-type="float" office:value="2.9011">
                <text:p>2.9011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8:57:52</text:p>
              </table:table-cell>
              <table:table-cell office:value-type="float" office:value="2.7216">
                <text:p>2.7216</text:p>
              </table:table-cell>
              <table:table-cell office:value-type="float" office:value="2.8926">
                <text:p>2.8926</text:p>
              </table:table-cell>
              <table:table-cell office:value-type="float" office:value="2.7314">
                <text:p>2.7314</text:p>
              </table:table-cell>
            </table:table-row>
            <table:table-row>
              <table:table-cell office:value-type="string">
                <text:p>18:59:34</text:p>
              </table:table-cell>
              <table:table-cell office:value-type="float" office:value="2.7155">
                <text:p>2.7155</text:p>
              </table:table-cell>
              <table:table-cell office:value-type="float" office:value="2.8755">
                <text:p>2.8755</text:p>
              </table:table-cell>
              <table:table-cell office:value-type="float" office:value="2.7057">
                <text:p>2.7057</text:p>
              </table:table-cell>
            </table:table-row>
            <table:table-row>
              <table:table-cell office:value-type="string">
                <text:p>19:01:16</text:p>
              </table:table-cell>
              <table:table-cell office:value-type="float" office:value="2.7082">
                <text:p>2.7082</text:p>
              </table:table-cell>
              <table:table-cell office:value-type="float" office:value="2.8596">
                <text:p>2.8596</text:p>
              </table:table-cell>
              <table:table-cell office:value-type="float" office:value="2.6886">
                <text:p>2.6886</text:p>
              </table:table-cell>
            </table:table-row>
            <table:table-row>
              <table:table-cell office:value-type="string">
                <text:p>19:02:57</text:p>
              </table:table-cell>
              <table:table-cell office:value-type="float" office:value="2.6947">
                <text:p>2.6947</text:p>
              </table:table-cell>
              <table:table-cell office:value-type="float" office:value="2.8352">
                <text:p>2.8352</text:p>
              </table:table-cell>
              <table:table-cell office:value-type="float" office:value="2.6667">
                <text:p>2.6667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2.6813">
                <text:p>2.6813</text:p>
              </table:table-cell>
              <table:table-cell office:value-type="float" office:value="2.8181">
                <text:p>2.8181</text:p>
              </table:table-cell>
              <table:table-cell office:value-type="float" office:value="2.6398">
                <text:p>2.6398</text:p>
              </table:table-cell>
            </table:table-row>
            <table:table-row>
              <table:table-cell office:value-type="string">
                <text:p>19:06:21</text:p>
              </table:table-cell>
              <table:table-cell office:value-type="float" office:value="2.6581">
                <text:p>2.6581</text:p>
              </table:table-cell>
              <table:table-cell office:value-type="float" office:value="2.7839">
                <text:p>2.7839</text:p>
              </table:table-cell>
              <table:table-cell office:value-type="float" office:value="2.6068">
                <text:p>2.6068</text:p>
              </table:table-cell>
            </table:table-row>
            <table:table-row>
              <table:table-cell office:value-type="string">
                <text:p>19:08:02</text:p>
              </table:table-cell>
              <table:table-cell office:value-type="float" office:value="2.6313">
                <text:p>2.6313</text:p>
              </table:table-cell>
              <table:table-cell office:value-type="float" office:value="2.7509">
                <text:p>2.7509</text:p>
              </table:table-cell>
              <table:table-cell office:value-type="float" office:value="2.5665">
                <text:p>2.5665</text:p>
              </table:table-cell>
            </table:table-row>
            <table:table-row>
              <table:table-cell office:value-type="string">
                <text:p>19:09:44</text:p>
              </table:table-cell>
              <table:table-cell office:value-type="float" office:value="2.5995">
                <text:p>2.5995</text:p>
              </table:table-cell>
              <table:table-cell office:value-type="float" office:value="2.7155">
                <text:p>2.7155</text:p>
              </table:table-cell>
              <table:table-cell office:value-type="float" office:value="2.5104">
                <text:p>2.5104</text:p>
              </table:table-cell>
            </table:table-row>
            <table:table-row>
              <table:table-cell office:value-type="string">
                <text:p>19:11:26</text:p>
              </table:table-cell>
              <table:table-cell office:value-type="float" office:value="2.5739">
                <text:p>2.5739</text:p>
              </table:table-cell>
              <table:table-cell office:value-type="float" office:value="2.6947">
                <text:p>2.6947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19:13:07</text:p>
              </table:table-cell>
              <table:table-cell office:value-type="float" office:value="2.5495">
                <text:p>2.5495</text:p>
              </table:table-cell>
              <table:table-cell office:value-type="float" office:value="2.6813">
                <text:p>2.6813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2.5287">
                <text:p>2.5287</text:p>
              </table:table-cell>
              <table:table-cell office:value-type="float" office:value="2.6801">
                <text:p>2.6801</text:p>
              </table:table-cell>
              <table:table-cell office:value-type="float" office:value="2.4762">
                <text:p>2.4762</text:p>
              </table:table-cell>
            </table:table-row>
            <table:table-row>
              <table:table-cell office:value-type="string">
                <text:p>19:16:30</text:p>
              </table:table-cell>
              <table:table-cell office:value-type="float" office:value="2.5055">
                <text:p>2.5055</text:p>
              </table:table-cell>
              <table:table-cell office:value-type="float" office:value="2.6703">
                <text:p>2.6703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19:18:12</text:p>
              </table:table-cell>
              <table:table-cell office:value-type="float" office:value="2.4835">
                <text:p>2.4835</text:p>
              </table:table-cell>
              <table:table-cell office:value-type="float" office:value="2.6581">
                <text:p>2.6581</text:p>
              </table:table-cell>
              <table:table-cell office:value-type="float" office:value="2.4493">
                <text:p>2.4493</text:p>
              </table:table-cell>
            </table:table-row>
            <table:table-row>
              <table:table-cell office:value-type="string">
                <text:p>19:19:54</text:p>
              </table:table-cell>
              <table:table-cell office:value-type="float" office:value="2.464">
                <text:p>2.464</text:p>
              </table:table-cell>
              <table:table-cell office:value-type="float" office:value="2.6471">
                <text:p>2.6471</text:p>
              </table:table-cell>
              <table:table-cell office:value-type="float" office:value="2.4359">
                <text:p>2.4359</text:p>
              </table:table-cell>
            </table:table-row>
            <table:table-row>
              <table:table-cell office:value-type="string">
                <text:p>19:21:35</text:p>
              </table:table-cell>
              <table:table-cell office:value-type="float" office:value="2.4396">
                <text:p>2.4396</text:p>
              </table:table-cell>
              <table:table-cell office:value-type="float" office:value="2.6422">
                <text:p>2.6422</text:p>
              </table:table-cell>
              <table:table-cell office:value-type="float" office:value="2.4274">
                <text:p>2.4274</text:p>
              </table:table-cell>
            </table:table-row>
            <table:table-row>
              <table:table-cell office:value-type="string">
                <text:p>19:23:17</text:p>
              </table:table-cell>
              <table:table-cell office:value-type="float" office:value="2.4139">
                <text:p>2.4139</text:p>
              </table:table-cell>
              <table:table-cell office:value-type="float" office:value="2.63">
                <text:p>2.63</text:p>
              </table:table-cell>
              <table:table-cell office:value-type="float" office:value="2.4164">
                <text:p>2.4164</text:p>
              </table:table-cell>
            </table:table-row>
            <table:table-row>
              <table:table-cell office:value-type="string">
                <text:p>19:24:59</text:p>
              </table:table-cell>
              <table:table-cell office:value-type="float" office:value="2.3822">
                <text:p>2.3822</text:p>
              </table:table-cell>
              <table:table-cell office:value-type="float" office:value="2.6142">
                <text:p>2.6142</text:p>
              </table:table-cell>
              <table:table-cell office:value-type="float" office:value="2.3993">
                <text:p>2.3993</text:p>
              </table:table-cell>
            </table:table-row>
            <table:table-row>
              <table:table-cell office:value-type="string">
                <text:p>19:26:40</text:p>
              </table:table-cell>
              <table:table-cell office:value-type="float" office:value="2.3578">
                <text:p>2.3578</text:p>
              </table:table-cell>
              <table:table-cell office:value-type="float" office:value="2.6056">
                <text:p>2.6056</text:p>
              </table:table-cell>
              <table:table-cell office:value-type="float" office:value="2.3932">
                <text:p>2.3932</text:p>
              </table:table-cell>
            </table:table-row>
            <table:table-row>
              <table:table-cell office:value-type="string">
                <text:p>19:28:22</text:p>
              </table:table-cell>
              <table:table-cell office:value-type="float" office:value="2.3309">
                <text:p>2.3309</text:p>
              </table:table-cell>
              <table:table-cell office:value-type="float" office:value="2.5946">
                <text:p>2.5946</text:p>
              </table:table-cell>
              <table:table-cell office:value-type="float" office:value="2.3834">
                <text:p>2.3834</text:p>
              </table:table-cell>
            </table:table-row>
            <table:table-row>
              <table:table-cell office:value-type="string">
                <text:p>19:30:04</text:p>
              </table:table-cell>
              <table:table-cell office:value-type="float" office:value="2.3028">
                <text:p>2.3028</text:p>
              </table:table-cell>
              <table:table-cell office:value-type="float" office:value="2.5763">
                <text:p>2.5763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19:31:45</text:p>
              </table:table-cell>
              <table:table-cell office:value-type="float" office:value="2.2625">
                <text:p>2.2625</text:p>
              </table:table-cell>
              <table:table-cell office:value-type="float" office:value="2.5507">
                <text:p>2.5507</text:p>
              </table:table-cell>
              <table:table-cell office:value-type="float" office:value="2.3248">
                <text:p>2.3248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2.2137">
                <text:p>2.2137</text:p>
              </table:table-cell>
              <table:table-cell office:value-type="float" office:value="2.5214">
                <text:p>2.5214</text:p>
              </table:table-cell>
              <table:table-cell office:value-type="float" office:value="2.2796">
                <text:p>2.2796</text:p>
              </table:table-cell>
            </table:table-row>
            <table:table-row>
              <table:table-cell office:value-type="string">
                <text:p>19:35:09</text:p>
              </table:table-cell>
              <table:table-cell office:value-type="float" office:value="2.1526">
                <text:p>2.1526</text:p>
              </table:table-cell>
              <table:table-cell office:value-type="float" office:value="2.4786">
                <text:p>2.4786</text:p>
              </table:table-cell>
              <table:table-cell office:value-type="float" office:value="2.2283">
                <text:p>2.2283</text:p>
              </table:table-cell>
            </table:table-row>
            <table:table-row>
              <table:table-cell office:value-type="string">
                <text:p>19:36:50</text:p>
              </table:table-cell>
              <table:table-cell office:value-type="float" office:value="2.0745">
                <text:p>2.0745</text:p>
              </table:table-cell>
              <table:table-cell office:value-type="float" office:value="2.4286">
                <text:p>2.4286</text:p>
              </table:table-cell>
              <table:table-cell office:value-type="float" office:value="2.1673">
                <text:p>2.1673</text:p>
              </table:table-cell>
            </table:table-row>
            <table:table-row>
              <table:table-cell office:value-type="string">
                <text:p>19:38:32</text:p>
              </table:table-cell>
              <table:table-cell office:value-type="float" office:value="2.0366">
                <text:p>2.0366</text:p>
              </table:table-cell>
              <table:table-cell office:value-type="float" office:value="2.442">
                <text:p>2.442</text:p>
              </table:table-cell>
              <table:table-cell office:value-type="float" office:value="2.2381">
                <text:p>2.2381</text:p>
              </table:table-cell>
            </table:table-row>
            <table:table-row>
              <table:table-cell office:value-type="string">
                <text:p>19:40:14</text:p>
              </table:table-cell>
              <table:table-cell office:value-type="float" office:value="2.0427">
                <text:p>2.0427</text:p>
              </table:table-cell>
              <table:table-cell office:value-type="float" office:value="2.4799">
                <text:p>2.4799</text:p>
              </table:table-cell>
              <table:table-cell office:value-type="float" office:value="2.3333">
                <text:p>2.3333</text:p>
              </table:table-cell>
            </table:table-row>
            <table:table-row>
              <table:table-cell office:value-type="string">
                <text:p>19:41:55</text:p>
              </table:table-cell>
              <table:table-cell office:value-type="float" office:value="2.0098">
                <text:p>2.0098</text:p>
              </table:table-cell>
              <table:table-cell office:value-type="float" office:value="2.442">
                <text:p>2.442</text:p>
              </table:table-cell>
              <table:table-cell office:value-type="float" office:value="2.2943">
                <text:p>2.2943</text:p>
              </table:table-cell>
            </table:table-row>
            <table:table-row>
              <table:table-cell office:value-type="string">
                <text:p>19:43:37</text:p>
              </table:table-cell>
              <table:table-cell office:value-type="float" office:value="1.9731">
                <text:p>1.9731</text:p>
              </table:table-cell>
              <table:table-cell office:value-type="float" office:value="2.4029">
                <text:p>2.4029</text:p>
              </table:table-cell>
              <table:table-cell office:value-type="float" office:value="2.243">
                <text:p>2.243</text:p>
              </table:table-cell>
            </table:table-row>
            <table:table-row>
              <table:table-cell office:value-type="string">
                <text:p>19:45:18</text:p>
              </table:table-cell>
              <table:table-cell office:value-type="float" office:value="1.8889">
                <text:p>1.8889</text:p>
              </table:table-cell>
              <table:table-cell office:value-type="float" office:value="2.3126">
                <text:p>2.3126</text:p>
              </table:table-cell>
              <table:table-cell office:value-type="float" office:value="2.1306">
                <text:p>2.1306</text:p>
              </table:table-cell>
            </table:table-row>
            <table:table-row>
              <table:table-cell office:value-type="string">
                <text:p>19:47:00</text:p>
              </table:table-cell>
              <table:table-cell office:value-type="float" office:value="1.7656">
                <text:p>1.7656</text:p>
              </table:table-cell>
              <table:table-cell office:value-type="float" office:value="2.2112">
                <text:p>2.2112</text:p>
              </table:table-cell>
              <table:table-cell office:value-type="float" office:value="2.0024">
                <text:p>2.0024</text:p>
              </table:table-cell>
            </table:table-row>
            <table:table-row>
              <table:table-cell office:value-type="string">
                <text:p>19:48:42</text:p>
              </table:table-cell>
              <table:table-cell office:value-type="float" office:value="1.6288">
                <text:p>1.6288</text:p>
              </table:table-cell>
              <table:table-cell office:value-type="float" office:value="2.0842">
                <text:p>2.0842</text:p>
              </table:table-cell>
              <table:table-cell office:value-type="float" office:value="1.8352">
                <text:p>1.8352</text:p>
              </table:table-cell>
            </table:table-row>
            <table:table-row>
              <table:table-cell office:value-type="string">
                <text:p>19:50:23</text:p>
              </table:table-cell>
              <table:table-cell office:value-type="float" office:value="1.5092">
                <text:p>1.5092</text:p>
              </table:table-cell>
              <table:table-cell office:value-type="float" office:value="1.9951">
                <text:p>1.9951</text:p>
              </table:table-cell>
              <table:table-cell office:value-type="float" office:value="1.7241">
                <text:p>1.7241</text:p>
              </table:table-cell>
            </table:table-row>
            <table:table-row>
              <table:table-cell office:value-type="string">
                <text:p>19:52:05</text:p>
              </table:table-cell>
              <table:table-cell office:value-type="float" office:value="1.4115">
                <text:p>1.4115</text:p>
              </table:table-cell>
              <table:table-cell office:value-type="float" office:value="1.9341">
                <text:p>1.9341</text:p>
              </table:table-cell>
              <table:table-cell office:value-type="float" office:value="1.6532">
                <text:p>1.6532</text:p>
              </table:table-cell>
            </table:table-row>
            <table:table-row>
              <table:table-cell office:value-type="string">
                <text:p>19:53:47</text:p>
              </table:table-cell>
              <table:table-cell office:value-type="float" office:value="1.3333">
                <text:p>1.3333</text:p>
              </table:table-cell>
              <table:table-cell office:value-type="float" office:value="1.8791">
                <text:p>1.8791</text:p>
              </table:table-cell>
              <table:table-cell office:value-type="float" office:value="1.5971">
                <text:p>1.5971</text:p>
              </table:table-cell>
            </table:table-row>
            <table:table-row>
              <table:table-cell office:value-type="string">
                <text:p>19:55:28</text:p>
              </table:table-cell>
              <table:table-cell office:value-type="float" office:value="1.243">
                <text:p>1.243</text:p>
              </table:table-cell>
              <table:table-cell office:value-type="float" office:value="1.8132">
                <text:p>1.813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9:57:10</text:p>
              </table:table-cell>
              <table:table-cell office:value-type="float" office:value="1.1416">
                <text:p>1.1416</text:p>
              </table:table-cell>
              <table:table-cell office:value-type="float" office:value="1.7302">
                <text:p>1.7302</text:p>
              </table:table-cell>
              <table:table-cell office:value-type="float" office:value="1.4286">
                <text:p>1.4286</text:p>
              </table:table-cell>
            </table:table-row>
            <table:table-row>
              <table:table-cell office:value-type="string">
                <text:p>19:58:52</text:p>
              </table:table-cell>
              <table:table-cell office:value-type="float" office:value="1.044">
                <text:p>1.044</text:p>
              </table:table-cell>
              <table:table-cell office:value-type="float" office:value="1.641">
                <text:p>1.641</text:p>
              </table:table-cell>
              <table:table-cell office:value-type="float" office:value="1.3309">
                <text:p>1.3309</text:p>
              </table:table-cell>
            </table:table-row>
            <table:table-row>
              <table:table-cell office:value-type="string">
                <text:p>20:00:33</text:p>
              </table:table-cell>
              <table:table-cell office:value-type="float" office:value="0.9475">
                <text:p>0.9475</text:p>
              </table:table-cell>
              <table:table-cell office:value-type="float" office:value="1.5604">
                <text:p>1.5604</text:p>
              </table:table-cell>
              <table:table-cell office:value-type="float" office:value="1.2479">
                <text:p>1.2479</text:p>
              </table:table-cell>
            </table:table-row>
            <table:table-row>
              <table:table-cell office:value-type="string">
                <text:p>20:02:15</text:p>
              </table:table-cell>
              <table:table-cell office:value-type="float" office:value="0.8523">
                <text:p>0.8523</text:p>
              </table:table-cell>
              <table:table-cell office:value-type="float" office:value="1.4872">
                <text:p>1.4872</text:p>
              </table:table-cell>
              <table:table-cell office:value-type="float" office:value="1.1783">
                <text:p>1.1783</text:p>
              </table:table-cell>
            </table:table-row>
            <table:table-row>
              <table:table-cell office:value-type="string">
                <text:p>20:03:57</text:p>
              </table:table-cell>
              <table:table-cell office:value-type="float" office:value="0.7619">
                <text:p>0.7619</text:p>
              </table:table-cell>
              <table:table-cell office:value-type="float" office:value="1.4115">
                <text:p>1.4115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20:05:38</text:p>
              </table:table-cell>
              <table:table-cell office:value-type="float" office:value="0.6667">
                <text:p>0.6667</text:p>
              </table:table-cell>
              <table:table-cell office:value-type="float" office:value="1.3175">
                <text:p>1.3175</text:p>
              </table:table-cell>
              <table:table-cell office:value-type="float" office:value="1.0134">
                <text:p>1.0134</text:p>
              </table:table-cell>
            </table:table-row>
            <table:table-row>
              <table:table-cell office:value-type="string">
                <text:p>20:07:20</text:p>
              </table:table-cell>
              <table:table-cell office:value-type="float" office:value="0.5763">
                <text:p>0.5763</text:p>
              </table:table-cell>
              <table:table-cell office:value-type="float" office:value="1.2271">
                <text:p>1.2271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0:09:02</text:p>
              </table:table-cell>
              <table:table-cell office:value-type="float" office:value="0.5006">
                <text:p>0.5006</text:p>
              </table:table-cell>
              <table:table-cell office:value-type="float" office:value="1.1502">
                <text:p>1.1502</text:p>
              </table:table-cell>
              <table:table-cell office:value-type="float" office:value="0.8694">
                <text:p>0.8694</text:p>
              </table:table-cell>
            </table:table-row>
            <table:table-row>
              <table:table-cell office:value-type="string">
                <text:p>20:10:43</text:p>
              </table:table-cell>
              <table:table-cell office:value-type="float" office:value="0.4335">
                <text:p>0.4335</text:p>
              </table:table-cell>
              <table:table-cell office:value-type="float" office:value="1.072">
                <text:p>1.072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20:12:25</text:p>
              </table:table-cell>
              <table:table-cell office:value-type="float" office:value="0.3712">
                <text:p>0.3712</text:p>
              </table:table-cell>
              <table:table-cell office:value-type="float" office:value="0.9792">
                <text:p>0.9792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20:14:06</text:p>
              </table:table-cell>
              <table:table-cell office:value-type="float" office:value="0.3138">
                <text:p>0.3138</text:p>
              </table:table-cell>
              <table:table-cell office:value-type="float" office:value="0.8828">
                <text:p>0.8828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20:15:48</text:p>
              </table:table-cell>
              <table:table-cell office:value-type="float" office:value="0.2601">
                <text:p>0.2601</text:p>
              </table:table-cell>
              <table:table-cell office:value-type="float" office:value="0.7814">
                <text:p>0.781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0:17:30</text:p>
              </table:table-cell>
              <table:table-cell office:value-type="float" office:value="0.2125">
                <text:p>0.2125</text:p>
              </table:table-cell>
              <table:table-cell office:value-type="float" office:value="0.6752">
                <text:p>0.6752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0:19:11</text:p>
              </table:table-cell>
              <table:table-cell office:value-type="float" office:value="0.1685">
                <text:p>0.1685</text:p>
              </table:table-cell>
              <table:table-cell office:value-type="float" office:value="0.5702">
                <text:p>0.5702</text:p>
              </table:table-cell>
              <table:table-cell office:value-type="float" office:value="0.3578">
                <text:p>0.3578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0.1306">
                <text:p>0.1306</text:p>
              </table:table-cell>
              <table:table-cell office:value-type="float" office:value="0.4701">
                <text:p>0.4701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20:22:35</text:p>
              </table:table-cell>
              <table:table-cell office:value-type="float" office:value="0.0977">
                <text:p>0.0977</text:p>
              </table:table-cell>
              <table:table-cell office:value-type="float" office:value="0.3712">
                <text:p>0.3712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20:24:16</text:p>
              </table:table-cell>
              <table:table-cell office:value-type="float" office:value="0.0684">
                <text:p>0.0684</text:p>
              </table:table-cell>
              <table:table-cell office:value-type="float" office:value="0.2857">
                <text:p>0.2857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20:25:58</text:p>
              </table:table-cell>
              <table:table-cell office:value-type="float" office:value="0.0452">
                <text:p>0.0452</text:p>
              </table:table-cell>
              <table:table-cell office:value-type="float" office:value="0.2137">
                <text:p>0.2137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20:27:40</text:p>
              </table:table-cell>
              <table:table-cell office:value-type="float" office:value="0.0281">
                <text:p>0.0281</text:p>
              </table:table-cell>
              <table:table-cell office:value-type="float" office:value="0.1575">
                <text:p>0.1575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20:29:21</text:p>
              </table:table-cell>
              <table:table-cell office:value-type="float" office:value="0.0147">
                <text:p>0.0147</text:p>
              </table:table-cell>
              <table:table-cell office:value-type="float" office:value="0.1148">
                <text:p>0.1148</text:p>
              </table:table-cell>
              <table:table-cell office:value-type="float" office:value="0.0696">
                <text:p>0.0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